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6" table:default-cell-style-name="ce2"/>
        <table:table-column table:style-name="co1" table:default-cell-style-name="ce4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table:style-name="Default" table:number-columns-repeated="27"/>
          <table:table-cell table:number-columns-repeated="2"/>
        </table:table-row>
        <table:table-row table:style-name="ro1">
          <table:table-cell table:style-name="Default"/>
          <table:table-cell table:style-name="ce6" office:value-type="string" calcext:value-type="string" table:number-columns-spanned="5" table:number-rows-spanned="1">
            <text:p>SMS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6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Default"/>
          <table:table-cell table:style-name="Default" table:number-columns-repeated="2"/>
          <table:table-cell table:style-name="ce6" office:value-type="string" calcext:value-type="string" table:number-columns-spanned="5" table:number-rows-spanned="1">
            <text:p>VSD-SMS-EMOA</text:p>
          </table:table-cell>
          <table:covered-table-cell table:number-columns-repeated="4" table:style-name="Default"/>
          <table:table-cell table:number-columns-repeated="2"/>
        </table:table-row>
        <table:table-row table:style-name="ro1"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95160180545" calcext:value-type="float">
            <text:p>0.995160180545</text:p>
          </table:table-cell>
          <table:table-cell office:value-type="float" office:value="0.974231620887" calcext:value-type="float">
            <text:p>0.974231620887</text:p>
          </table:table-cell>
          <table:table-cell office:value-type="float" office:value="0.990135680328" calcext:value-type="float">
            <text:p>0.990135680328</text:p>
          </table:table-cell>
          <table:table-cell office:value-type="float" office:value="0.994066471661" calcext:value-type="float">
            <text:p>0.994066471661</text:p>
          </table:table-cell>
          <table:table-cell office:value-type="float" office:value="0.995103562406" calcext:value-type="float">
            <text:p>0.99510356240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7513011342" calcext:value-type="float">
            <text:p>0.97513011342</text:p>
          </table:table-cell>
          <table:table-cell office:value-type="float" office:value="0.988928534091" calcext:value-type="float">
            <text:p>0.988928534091</text:p>
          </table:table-cell>
          <table:table-cell office:value-type="float" office:value="0.993999369657" calcext:value-type="float">
            <text:p>0.993999369657</text:p>
          </table:table-cell>
          <table:table-cell office:value-type="float" office:value="0.995026017103" calcext:value-type="float">
            <text:p>0.995026017103</text:p>
          </table:table-cell>
          <table:table-cell office:value-type="float" office:value="0.966135289674" calcext:value-type="float">
            <text:p>0.966135289674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79416612889885" calcext:value-type="float">
            <text:p>0.979416612889885</text:p>
          </table:table-cell>
          <table:table-cell office:value-type="float" office:value="0.987217826478304" calcext:value-type="float">
            <text:p>0.987217826478304</text:p>
          </table:table-cell>
          <table:table-cell office:value-type="float" office:value="0.983329883465869" calcext:value-type="float">
            <text:p>0.983329883465869</text:p>
          </table:table-cell>
          <table:table-cell office:value-type="float" office:value="0.985705619612438" calcext:value-type="float">
            <text:p>0.985705619612438</text:p>
          </table:table-cell>
          <table:table-cell office:value-type="float" office:value="0.980493241959412" calcext:value-type="float">
            <text:p>0.980493241959412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994443161966" calcext:value-type="float">
            <text:p>0.994443161966</text:p>
          </table:table-cell>
          <table:table-cell office:value-type="float" office:value="0.993930059422" calcext:value-type="float">
            <text:p>0.993930059422</text:p>
          </table:table-cell>
          <table:table-cell office:value-type="float" office:value="0.989827550331" calcext:value-type="float">
            <text:p>0.989827550331</text:p>
          </table:table-cell>
          <table:table-cell office:value-type="float" office:value="0.994356886594" calcext:value-type="float">
            <text:p>0.994356886594</text:p>
          </table:table-cell>
          <table:table-cell office:value-type="float" office:value="0.99437619137" calcext:value-type="float">
            <text:p>0.99437619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6253414405" calcext:value-type="float">
            <text:p>0.966253414405</text:p>
          </table:table-cell>
          <table:table-cell office:value-type="float" office:value="0.96626597048" calcext:value-type="float">
            <text:p>0.96626597048</text:p>
          </table:table-cell>
          <table:table-cell office:value-type="float" office:value="0.966162610131" calcext:value-type="float">
            <text:p>0.966162610131</text:p>
          </table:table-cell>
          <table:table-cell office:value-type="float" office:value="0.966252927759" calcext:value-type="float">
            <text:p>0.966252927759</text:p>
          </table:table-cell>
          <table:table-cell office:value-type="float" office:value="0.998715558801" calcext:value-type="float">
            <text:p>0.99871555880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8516311617" calcext:value-type="float">
            <text:p>0.998516311617</text:p>
          </table:table-cell>
          <table:table-cell office:value-type="float" office:value="0.998519504315" calcext:value-type="float">
            <text:p>0.998519504315</text:p>
          </table:table-cell>
          <table:table-cell office:value-type="float" office:value="0.998528735204" calcext:value-type="float">
            <text:p>0.998528735204</text:p>
          </table:table-cell>
          <table:table-cell office:value-type="float" office:value="0.998522296371" calcext:value-type="float">
            <text:p>0.998522296371</text:p>
          </table:table-cell>
          <table:table-cell office:value-type="float" office:value="0.998520844611" calcext:value-type="float">
            <text:p>0.998520844611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59192578413185" calcext:value-type="float">
            <text:p>0.959192578413185</text:p>
          </table:table-cell>
          <table:table-cell office:value-type="float" office:value="0.965649051878218" calcext:value-type="float">
            <text:p>0.965649051878218</text:p>
          </table:table-cell>
          <table:table-cell office:value-type="float" office:value="0.962405781751197" calcext:value-type="float">
            <text:p>0.962405781751197</text:p>
          </table:table-cell>
          <table:table-cell office:value-type="float" office:value="0.963341889161788" calcext:value-type="float">
            <text:p>0.963341889161788</text:p>
          </table:table-cell>
          <table:table-cell office:value-type="float" office:value="0.966486116433646" calcext:value-type="float">
            <text:p>0.966486116433646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99870413857" calcext:value-type="float">
            <text:p>0.99870413857</text:p>
          </table:table-cell>
          <table:table-cell office:value-type="float" office:value="0.9987082764" calcext:value-type="float">
            <text:p>0.9987082764</text:p>
          </table:table-cell>
          <table:table-cell office:value-type="float" office:value="0.998709162282" calcext:value-type="float">
            <text:p>0.998709162282</text:p>
          </table:table-cell>
          <table:table-cell office:value-type="float" office:value="0.998707501078" calcext:value-type="float">
            <text:p>0.998707501078</text:p>
          </table:table-cell>
          <table:table-cell office:value-type="float" office:value="0.998715718917" calcext:value-type="float">
            <text:p>0.998715718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2967283984" calcext:value-type="float">
            <text:p>0.992967283984</text:p>
          </table:table-cell>
          <table:table-cell office:value-type="float" office:value="0.992964968387" calcext:value-type="float">
            <text:p>0.992964968387</text:p>
          </table:table-cell>
          <table:table-cell office:value-type="float" office:value="0.992945509686" calcext:value-type="float">
            <text:p>0.992945509686</text:p>
          </table:table-cell>
          <table:table-cell office:value-type="float" office:value="0.992966111091" calcext:value-type="float">
            <text:p>0.992966111091</text:p>
          </table:table-cell>
          <table:table-cell office:value-type="float" office:value="0.992953260083" calcext:value-type="float">
            <text:p>0.992953260083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132804374" calcext:value-type="float">
            <text:p>0.992132804374</text:p>
          </table:table-cell>
          <table:table-cell office:value-type="float" office:value="0.992127513926" calcext:value-type="float">
            <text:p>0.992127513926</text:p>
          </table:table-cell>
          <table:table-cell office:value-type="float" office:value="0.992139069456" calcext:value-type="float">
            <text:p>0.992139069456</text:p>
          </table:table-cell>
          <table:table-cell office:value-type="float" office:value="0.992215563271" calcext:value-type="float">
            <text:p>0.992215563271</text:p>
          </table:table-cell>
          <table:table-cell office:value-type="float" office:value="0.992207839639" calcext:value-type="float">
            <text:p>0.992207839639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1530415100388" calcext:value-type="float">
            <text:p>0.991530415100388</text:p>
          </table:table-cell>
          <table:table-cell office:value-type="float" office:value="0.991476761986578" calcext:value-type="float">
            <text:p>0.991476761986578</text:p>
          </table:table-cell>
          <table:table-cell office:value-type="float" office:value="0.991427532855059" calcext:value-type="float">
            <text:p>0.991427532855059</text:p>
          </table:table-cell>
          <table:table-cell office:value-type="float" office:value="0.991348051894191" calcext:value-type="float">
            <text:p>0.991348051894191</text:p>
          </table:table-cell>
          <table:table-cell office:value-type="float" office:value="0.991333936346372" calcext:value-type="float">
            <text:p>0.9913339363463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9291847084" calcext:value-type="float">
            <text:p>0.99291847084</text:p>
          </table:table-cell>
          <table:table-cell office:value-type="float" office:value="0.992942437802" calcext:value-type="float">
            <text:p>0.992942437802</text:p>
          </table:table-cell>
          <table:table-cell office:value-type="float" office:value="0.992951275705" calcext:value-type="float">
            <text:p>0.992951275705</text:p>
          </table:table-cell>
          <table:table-cell office:value-type="float" office:value="0.992956115013" calcext:value-type="float">
            <text:p>0.992956115013</text:p>
          </table:table-cell>
          <table:table-cell office:value-type="float" office:value="0.992939863032" calcext:value-type="float">
            <text:p>0.9929398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1706425837" calcext:value-type="float">
            <text:p>0.991706425837</text:p>
          </table:table-cell>
          <table:table-cell office:value-type="float" office:value="0.991579613085" calcext:value-type="float">
            <text:p>0.991579613085</text:p>
          </table:table-cell>
          <table:table-cell office:value-type="float" office:value="0.991597662796" calcext:value-type="float">
            <text:p>0.991597662796</text:p>
          </table:table-cell>
          <table:table-cell office:value-type="float" office:value="0.991544086947" calcext:value-type="float">
            <text:p>0.991544086947</text:p>
          </table:table-cell>
          <table:table-cell office:value-type="float" office:value="0.991604637825" calcext:value-type="float">
            <text:p>0.991604637825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0860772041" calcext:value-type="float">
            <text:p>0.990860772041</text:p>
          </table:table-cell>
          <table:table-cell office:value-type="float" office:value="0.990653424279" calcext:value-type="float">
            <text:p>0.990653424279</text:p>
          </table:table-cell>
          <table:table-cell office:value-type="float" office:value="0.990728201037" calcext:value-type="float">
            <text:p>0.990728201037</text:p>
          </table:table-cell>
          <table:table-cell office:value-type="float" office:value="0.990580498083" calcext:value-type="float">
            <text:p>0.990580498083</text:p>
          </table:table-cell>
          <table:table-cell office:value-type="float" office:value="0.990293209333" calcext:value-type="float">
            <text:p>0.990293209333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075352926855" calcext:value-type="float">
            <text:p>0.991075352926855</text:p>
          </table:table-cell>
          <table:table-cell office:value-type="float" office:value="0.991030240560428" calcext:value-type="float">
            <text:p>0.991030240560428</text:p>
          </table:table-cell>
          <table:table-cell office:value-type="float" office:value="0.990954250806412" calcext:value-type="float">
            <text:p>0.990954250806412</text:p>
          </table:table-cell>
          <table:table-cell office:value-type="float" office:value="0.990862009798975" calcext:value-type="float">
            <text:p>0.990862009798975</text:p>
          </table:table-cell>
          <table:table-cell office:value-type="float" office:value="0.990830650768664" calcext:value-type="float">
            <text:p>0.990830650768664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91692592946" calcext:value-type="float">
            <text:p>0.991692592946</text:p>
          </table:table-cell>
          <table:table-cell office:value-type="float" office:value="0.991691850938" calcext:value-type="float">
            <text:p>0.991691850938</text:p>
          </table:table-cell>
          <table:table-cell office:value-type="float" office:value="0.991548548735" calcext:value-type="float">
            <text:p>0.991548548735</text:p>
          </table:table-cell>
          <table:table-cell office:value-type="float" office:value="0.991574552023" calcext:value-type="float">
            <text:p>0.991574552023</text:p>
          </table:table-cell>
          <table:table-cell office:value-type="float" office:value="0.991526510749" calcext:value-type="float">
            <text:p>0.991526510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83127210613" calcext:value-type="float">
            <text:p>0.883127210613</text:p>
          </table:table-cell>
          <table:table-cell office:value-type="float" office:value="0.879247299661" calcext:value-type="float">
            <text:p>0.879247299661</text:p>
          </table:table-cell>
          <table:table-cell office:value-type="float" office:value="0.879248981155" calcext:value-type="float">
            <text:p>0.879248981155</text:p>
          </table:table-cell>
          <table:table-cell office:value-type="float" office:value="0.879243616653" calcext:value-type="float">
            <text:p>0.879243616653</text:p>
          </table:table-cell>
          <table:table-cell office:value-type="float" office:value="0.886133054704" calcext:value-type="float">
            <text:p>0.886133054704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82780324028" calcext:value-type="float">
            <text:p>0.882780324028</text:p>
          </table:table-cell>
          <table:table-cell office:value-type="float" office:value="0.882724176081" calcext:value-type="float">
            <text:p>0.882724176081</text:p>
          </table:table-cell>
          <table:table-cell office:value-type="float" office:value="0.892411305433" calcext:value-type="float">
            <text:p>0.892411305433</text:p>
          </table:table-cell>
          <table:table-cell office:value-type="float" office:value="0.90551181312" calcext:value-type="float">
            <text:p>0.90551181312</text:p>
          </table:table-cell>
          <table:table-cell office:value-type="float" office:value="0.901725852916" calcext:value-type="float">
            <text:p>0.901725852916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9634954260868" calcext:value-type="float">
            <text:p>0.879634954260868</text:p>
          </table:table-cell>
          <table:table-cell office:value-type="float" office:value="0.880607876527635" calcext:value-type="float">
            <text:p>0.880607876527635</text:p>
          </table:table-cell>
          <table:table-cell office:value-type="float" office:value="0.880825370843281" calcext:value-type="float">
            <text:p>0.880825370843281</text:p>
          </table:table-cell>
          <table:table-cell office:value-type="float" office:value="0.881431152717034" calcext:value-type="float">
            <text:p>0.881431152717034</text:p>
          </table:table-cell>
          <table:table-cell office:value-type="float" office:value="0.881617281033102" calcext:value-type="float">
            <text:p>0.88161728103310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9047406456" calcext:value-type="float">
            <text:p>0.879047406456</text:p>
          </table:table-cell>
          <table:table-cell office:value-type="float" office:value="0.879060200855" calcext:value-type="float">
            <text:p>0.879060200855</text:p>
          </table:table-cell>
          <table:table-cell office:value-type="float" office:value="0.893241775876" calcext:value-type="float">
            <text:p>0.893241775876</text:p>
          </table:table-cell>
          <table:table-cell office:value-type="float" office:value="0.887844170851" calcext:value-type="float">
            <text:p>0.887844170851</text:p>
          </table:table-cell>
          <table:table-cell office:value-type="float" office:value="0.887905158754" calcext:value-type="float">
            <text:p>0.88790515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97603737371" calcext:value-type="float">
            <text:p>0.897603737371</text:p>
          </table:table-cell>
          <table:table-cell office:value-type="float" office:value="0.884651477654" calcext:value-type="float">
            <text:p>0.884651477654</text:p>
          </table:table-cell>
          <table:table-cell office:value-type="float" office:value="0.896005686104" calcext:value-type="float">
            <text:p>0.896005686104</text:p>
          </table:table-cell>
          <table:table-cell office:value-type="float" office:value="0.930687374073" calcext:value-type="float">
            <text:p>0.930687374073</text:p>
          </table:table-cell>
          <table:table-cell office:value-type="float" office:value="0.904577864961" calcext:value-type="float">
            <text:p>0.904577864961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17414779291" calcext:value-type="float">
            <text:p>0.917414779291</text:p>
          </table:table-cell>
          <table:table-cell office:value-type="float" office:value="0.878031362358" calcext:value-type="float">
            <text:p>0.878031362358</text:p>
          </table:table-cell>
          <table:table-cell office:value-type="float" office:value="0.869190914382" calcext:value-type="float">
            <text:p>0.869190914382</text:p>
          </table:table-cell>
          <table:table-cell office:value-type="float" office:value="0.868602898204" calcext:value-type="float">
            <text:p>0.868602898204</text:p>
          </table:table-cell>
          <table:table-cell office:value-type="float" office:value="0.862741737075" calcext:value-type="float">
            <text:p>0.862741737075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09306944752449" calcext:value-type="float">
            <text:p>0.909306944752449</text:p>
          </table:table-cell>
          <table:table-cell office:value-type="float" office:value="0.90776019020727" calcext:value-type="float">
            <text:p>0.90776019020727</text:p>
          </table:table-cell>
          <table:table-cell office:value-type="float" office:value="0.90914455569819" calcext:value-type="float">
            <text:p>0.90914455569819</text:p>
          </table:table-cell>
          <table:table-cell office:value-type="float" office:value="0.914536117746786" calcext:value-type="float">
            <text:p>0.914536117746786</text:p>
          </table:table-cell>
          <table:table-cell office:value-type="float" office:value="0.913870430611979" calcext:value-type="float">
            <text:p>0.91387043061197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08836024319" calcext:value-type="float">
            <text:p>0.908836024319</text:p>
          </table:table-cell>
          <table:table-cell office:value-type="float" office:value="0.930001871979" calcext:value-type="float">
            <text:p>0.930001871979</text:p>
          </table:table-cell>
          <table:table-cell office:value-type="float" office:value="0.904750508919" calcext:value-type="float">
            <text:p>0.904750508919</text:p>
          </table:table-cell>
          <table:table-cell office:value-type="float" office:value="0.894212301224" calcext:value-type="float">
            <text:p>0.894212301224</text:p>
          </table:table-cell>
          <table:table-cell office:value-type="float" office:value="0.88316582053" calcext:value-type="float">
            <text:p>0.88316582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1715143278" calcext:value-type="float">
            <text:p>0.991715143278</text:p>
          </table:table-cell>
          <table:table-cell office:value-type="float" office:value="0.991716940401" calcext:value-type="float">
            <text:p>0.991716940401</text:p>
          </table:table-cell>
          <table:table-cell office:value-type="float" office:value="0.991721721166" calcext:value-type="float">
            <text:p>0.991721721166</text:p>
          </table:table-cell>
          <table:table-cell office:value-type="float" office:value="0.991718263165" calcext:value-type="float">
            <text:p>0.991718263165</text:p>
          </table:table-cell>
          <table:table-cell office:value-type="float" office:value="0.991713203492" calcext:value-type="float">
            <text:p>0.99171320349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0899120066" calcext:value-type="float">
            <text:p>0.990899120066</text:p>
          </table:table-cell>
          <table:table-cell office:value-type="float" office:value="0.990927847489" calcext:value-type="float">
            <text:p>0.990927847489</text:p>
          </table:table-cell>
          <table:table-cell office:value-type="float" office:value="0.990925430056" calcext:value-type="float">
            <text:p>0.990925430056</text:p>
          </table:table-cell>
          <table:table-cell office:value-type="float" office:value="0.990912578277" calcext:value-type="float">
            <text:p>0.990912578277</text:p>
          </table:table-cell>
          <table:table-cell office:value-type="float" office:value="0.9907193614" calcext:value-type="float">
            <text:p>0.9907193614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112344923438" calcext:value-type="float">
            <text:p>0.991112344923438</text:p>
          </table:table-cell>
          <table:table-cell office:value-type="float" office:value="0.991079897822203" calcext:value-type="float">
            <text:p>0.991079897822203</text:p>
          </table:table-cell>
          <table:table-cell office:value-type="float" office:value="0.991077368198712" calcext:value-type="float">
            <text:p>0.991077368198712</text:p>
          </table:table-cell>
          <table:table-cell office:value-type="float" office:value="0.991066395600141" calcext:value-type="float">
            <text:p>0.991066395600141</text:p>
          </table:table-cell>
          <table:table-cell office:value-type="float" office:value="0.991056519827526" calcext:value-type="float">
            <text:p>0.991056519827526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9168906037" calcext:value-type="float">
            <text:p>0.99168906037</text:p>
          </table:table-cell>
          <table:table-cell office:value-type="float" office:value="0.991677312653" calcext:value-type="float">
            <text:p>0.991677312653</text:p>
          </table:table-cell>
          <table:table-cell office:value-type="float" office:value="0.991590920623" calcext:value-type="float">
            <text:p>0.991590920623</text:p>
          </table:table-cell>
          <table:table-cell office:value-type="float" office:value="0.991673063019" calcext:value-type="float">
            <text:p>0.991673063019</text:p>
          </table:table-cell>
          <table:table-cell office:value-type="float" office:value="0.99166862034" calcext:value-type="float">
            <text:p>0.9916686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17856246827" calcext:value-type="float">
            <text:p>0.817856246827</text:p>
          </table:table-cell>
          <table:table-cell office:value-type="float" office:value="0.819292895737" calcext:value-type="float">
            <text:p>0.819292895737</text:p>
          </table:table-cell>
          <table:table-cell office:value-type="float" office:value="0.819740423529" calcext:value-type="float">
            <text:p>0.819740423529</text:p>
          </table:table-cell>
          <table:table-cell office:value-type="float" office:value="0.814875239487" calcext:value-type="float">
            <text:p>0.814875239487</text:p>
          </table:table-cell>
          <table:table-cell office:value-type="float" office:value="0.806709354733" calcext:value-type="float">
            <text:p>0.806709354733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54356959392" calcext:value-type="float">
            <text:p>0.954356959392</text:p>
          </table:table-cell>
          <table:table-cell office:value-type="float" office:value="0.952482917417" calcext:value-type="float">
            <text:p>0.952482917417</text:p>
          </table:table-cell>
          <table:table-cell office:value-type="float" office:value="0.862616136843" calcext:value-type="float">
            <text:p>0.862616136843</text:p>
          </table:table-cell>
          <table:table-cell office:value-type="float" office:value="0.83208099675" calcext:value-type="float">
            <text:p>0.83208099675</text:p>
          </table:table-cell>
          <table:table-cell office:value-type="float" office:value="0.811435131449" calcext:value-type="float">
            <text:p>0.81143513144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7309620232506" calcext:value-type="float">
            <text:p>0.817309620232506</text:p>
          </table:table-cell>
          <table:table-cell office:value-type="float" office:value="0.81623672327869" calcext:value-type="float">
            <text:p>0.81623672327869</text:p>
          </table:table-cell>
          <table:table-cell office:value-type="float" office:value="0.81602124419588" calcext:value-type="float">
            <text:p>0.81602124419588</text:p>
          </table:table-cell>
          <table:table-cell office:value-type="float" office:value="0.814040566864887" calcext:value-type="float">
            <text:p>0.814040566864887</text:p>
          </table:table-cell>
          <table:table-cell office:value-type="float" office:value="0.802935431740819" calcext:value-type="float">
            <text:p>0.80293543174081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959523894096" calcext:value-type="float">
            <text:p>0.959523894096</text:p>
          </table:table-cell>
          <table:table-cell office:value-type="float" office:value="0.833202136318" calcext:value-type="float">
            <text:p>0.833202136318</text:p>
          </table:table-cell>
          <table:table-cell office:value-type="float" office:value="0.947667317887" calcext:value-type="float">
            <text:p>0.947667317887</text:p>
          </table:table-cell>
          <table:table-cell office:value-type="float" office:value="0.820874694892" calcext:value-type="float">
            <text:p>0.820874694892</text:p>
          </table:table-cell>
          <table:table-cell office:value-type="float" office:value="0.814901926005" calcext:value-type="float">
            <text:p>0.814901926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797938020203" calcext:value-type="float">
            <text:p>0.797938020203</text:p>
          </table:table-cell>
          <table:table-cell office:value-type="float" office:value="0.797896638394" calcext:value-type="float">
            <text:p>0.797896638394</text:p>
          </table:table-cell>
          <table:table-cell office:value-type="float" office:value="0.797922252336" calcext:value-type="float">
            <text:p>0.797922252336</text:p>
          </table:table-cell>
          <table:table-cell office:value-type="float" office:value="0.797898237137" calcext:value-type="float">
            <text:p>0.797898237137</text:p>
          </table:table-cell>
          <table:table-cell office:value-type="float" office:value="0.964289307053" calcext:value-type="float">
            <text:p>0.96428930705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54079927467" calcext:value-type="float">
            <text:p>0.954079927467</text:p>
          </table:table-cell>
          <table:table-cell office:value-type="float" office:value="0.95500244038" calcext:value-type="float">
            <text:p>0.95500244038</text:p>
          </table:table-cell>
          <table:table-cell office:value-type="float" office:value="0.975357625619" calcext:value-type="float">
            <text:p>0.975357625619</text:p>
          </table:table-cell>
          <table:table-cell office:value-type="float" office:value="0.962978542626" calcext:value-type="float">
            <text:p>0.962978542626</text:p>
          </table:table-cell>
          <table:table-cell office:value-type="float" office:value="0.964740190334" calcext:value-type="float">
            <text:p>0.964740190334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5631626428239" calcext:value-type="float">
            <text:p>0.85631626428239</text:p>
          </table:table-cell>
          <table:table-cell office:value-type="float" office:value="0.87604120258385" calcext:value-type="float">
            <text:p>0.87604120258385</text:p>
          </table:table-cell>
          <table:table-cell office:value-type="float" office:value="0.868212948809362" calcext:value-type="float">
            <text:p>0.868212948809362</text:p>
          </table:table-cell>
          <table:table-cell office:value-type="float" office:value="0.896421620178971" calcext:value-type="float">
            <text:p>0.896421620178971</text:p>
          </table:table-cell>
          <table:table-cell office:value-type="float" office:value="0.894016735036913" calcext:value-type="float">
            <text:p>0.89401673503691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0553627237" calcext:value-type="float">
            <text:p>0.940553627237</text:p>
          </table:table-cell>
          <table:table-cell office:value-type="float" office:value="0.964010348958" calcext:value-type="float">
            <text:p>0.964010348958</text:p>
          </table:table-cell>
          <table:table-cell office:value-type="float" office:value="0.963147886783" calcext:value-type="float">
            <text:p>0.963147886783</text:p>
          </table:table-cell>
          <table:table-cell office:value-type="float" office:value="0.968169151489" calcext:value-type="float">
            <text:p>0.968169151489</text:p>
          </table:table-cell>
          <table:table-cell office:value-type="float" office:value="0.961606933775" calcext:value-type="float">
            <text:p>0.961606933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63647463" calcext:value-type="float">
            <text:p>0.992963647463</text:p>
          </table:table-cell>
          <table:table-cell office:value-type="float" office:value="0.992949231394" calcext:value-type="float">
            <text:p>0.992949231394</text:p>
          </table:table-cell>
          <table:table-cell office:value-type="float" office:value="0.992960662387" calcext:value-type="float">
            <text:p>0.992960662387</text:p>
          </table:table-cell>
          <table:table-cell office:value-type="float" office:value="0.99296392157" calcext:value-type="float">
            <text:p>0.99296392157</text:p>
          </table:table-cell>
          <table:table-cell office:value-type="float" office:value="0.992964249162" calcext:value-type="float">
            <text:p>0.992964249162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185332123" calcext:value-type="float">
            <text:p>0.992185332123</text:p>
          </table:table-cell>
          <table:table-cell office:value-type="float" office:value="0.992184529827" calcext:value-type="float">
            <text:p>0.992184529827</text:p>
          </table:table-cell>
          <table:table-cell office:value-type="float" office:value="0.99218536016" calcext:value-type="float">
            <text:p>0.99218536016</text:p>
          </table:table-cell>
          <table:table-cell office:value-type="float" office:value="0.992184903055" calcext:value-type="float">
            <text:p>0.992184903055</text:p>
          </table:table-cell>
          <table:table-cell office:value-type="float" office:value="0.992184623047" calcext:value-type="float">
            <text:p>0.992184623047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148507351287" calcext:value-type="float">
            <text:p>0.992148507351287</text:p>
          </table:table-cell>
          <table:table-cell office:value-type="float" office:value="0.992169871557725" calcext:value-type="float">
            <text:p>0.992169871557725</text:p>
          </table:table-cell>
          <table:table-cell office:value-type="float" office:value="0.992121754006202" calcext:value-type="float">
            <text:p>0.992121754006202</text:p>
          </table:table-cell>
          <table:table-cell office:value-type="float" office:value="0.992163619859456" calcext:value-type="float">
            <text:p>0.992163619859456</text:p>
          </table:table-cell>
          <table:table-cell office:value-type="float" office:value="0.992167450877207" calcext:value-type="float">
            <text:p>0.992167450877207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992959484184" calcext:value-type="float">
            <text:p>0.992959484184</text:p>
          </table:table-cell>
          <table:table-cell office:value-type="float" office:value="0.992954473179" calcext:value-type="float">
            <text:p>0.992954473179</text:p>
          </table:table-cell>
          <table:table-cell office:value-type="float" office:value="0.992959772778" calcext:value-type="float">
            <text:p>0.992959772778</text:p>
          </table:table-cell>
          <table:table-cell office:value-type="float" office:value="0.992964015226" calcext:value-type="float">
            <text:p>0.992964015226</text:p>
          </table:table-cell>
          <table:table-cell office:value-type="float" office:value="0.99296406269" calcext:value-type="float">
            <text:p>0.99296406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006151878" calcext:value-type="float">
            <text:p>0.991006151878</text:p>
          </table:table-cell>
          <table:table-cell office:value-type="float" office:value="0.990996828203" calcext:value-type="float">
            <text:p>0.990996828203</text:p>
          </table:table-cell>
          <table:table-cell office:value-type="float" office:value="0.991006050687" calcext:value-type="float">
            <text:p>0.991006050687</text:p>
          </table:table-cell>
          <table:table-cell office:value-type="float" office:value="0.991003015314" calcext:value-type="float">
            <text:p>0.991003015314</text:p>
          </table:table-cell>
          <table:table-cell office:value-type="float" office:value="0.991000539541" calcext:value-type="float">
            <text:p>0.99100053954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91687787342" calcext:value-type="float">
            <text:p>0.991687787342</text:p>
          </table:table-cell>
          <table:table-cell office:value-type="float" office:value="0.991706982131" calcext:value-type="float">
            <text:p>0.991706982131</text:p>
          </table:table-cell>
          <table:table-cell office:value-type="float" office:value="0.99170973355" calcext:value-type="float">
            <text:p>0.99170973355</text:p>
          </table:table-cell>
          <table:table-cell office:value-type="float" office:value="0.991699031087" calcext:value-type="float">
            <text:p>0.991699031087</text:p>
          </table:table-cell>
          <table:table-cell office:value-type="float" office:value="0.991717289299" calcext:value-type="float">
            <text:p>0.991717289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1709222977" calcext:value-type="float">
            <text:p>0.991709222977</text:p>
          </table:table-cell>
          <table:table-cell office:value-type="float" office:value="0.991714272917" calcext:value-type="float">
            <text:p>0.991714272917</text:p>
          </table:table-cell>
          <table:table-cell office:value-type="float" office:value="0.991714897794" calcext:value-type="float">
            <text:p>0.991714897794</text:p>
          </table:table-cell>
          <table:table-cell office:value-type="float" office:value="0.991708724624" calcext:value-type="float">
            <text:p>0.991708724624</text:p>
          </table:table-cell>
          <table:table-cell office:value-type="float" office:value="0.991719980275" calcext:value-type="float">
            <text:p>0.991719980275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0998996821" calcext:value-type="float">
            <text:p>0.990998996821</text:p>
          </table:table-cell>
          <table:table-cell office:value-type="float" office:value="0.991040554639" calcext:value-type="float">
            <text:p>0.991040554639</text:p>
          </table:table-cell>
          <table:table-cell office:value-type="float" office:value="0.990999411756" calcext:value-type="float">
            <text:p>0.990999411756</text:p>
          </table:table-cell>
          <table:table-cell office:value-type="float" office:value="0.991004577864" calcext:value-type="float">
            <text:p>0.991004577864</text:p>
          </table:table-cell>
          <table:table-cell office:value-type="float" office:value="0.991003347287" calcext:value-type="float">
            <text:p>0.991003347287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51890918611" calcext:value-type="float">
            <text:p>0.99151890918611</text:p>
          </table:table-cell>
          <table:table-cell office:value-type="float" office:value="0.991514674659228" calcext:value-type="float">
            <text:p>0.991514674659228</text:p>
          </table:table-cell>
          <table:table-cell office:value-type="float" office:value="0.991519657576618" calcext:value-type="float">
            <text:p>0.991519657576618</text:p>
          </table:table-cell>
          <table:table-cell office:value-type="float" office:value="0.991529002107642" calcext:value-type="float">
            <text:p>0.991529002107642</text:p>
          </table:table-cell>
          <table:table-cell office:value-type="float" office:value="0.991529319193181" calcext:value-type="float">
            <text:p>0.991529319193181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991715701076" calcext:value-type="float">
            <text:p>0.991715701076</text:p>
          </table:table-cell>
          <table:table-cell office:value-type="float" office:value="0.991706236019" calcext:value-type="float">
            <text:p>0.991706236019</text:p>
          </table:table-cell>
          <table:table-cell office:value-type="float" office:value="0.991699812475" calcext:value-type="float">
            <text:p>0.991699812475</text:p>
          </table:table-cell>
          <table:table-cell office:value-type="float" office:value="0.991688505683" calcext:value-type="float">
            <text:p>0.991688505683</text:p>
          </table:table-cell>
          <table:table-cell office:value-type="float" office:value="0.991696768661" calcext:value-type="float">
            <text:p>0.99169676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1716409923" calcext:value-type="float">
            <text:p>0.991716409923</text:p>
          </table:table-cell>
          <table:table-cell office:value-type="float" office:value="0.991713649906" calcext:value-type="float">
            <text:p>0.991713649906</text:p>
          </table:table-cell>
          <table:table-cell office:value-type="float" office:value="0.991713551402" calcext:value-type="float">
            <text:p>0.991713551402</text:p>
          </table:table-cell>
          <table:table-cell table:number-columns-repeated="2" office:value-type="float" office:value="0.259099783357" calcext:value-type="float">
            <text:p>0.25909978335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0973771492" calcext:value-type="float">
            <text:p>0.990973771492</text:p>
          </table:table-cell>
          <table:table-cell office:value-type="float" office:value="0.990988743991" calcext:value-type="float">
            <text:p>0.990988743991</text:p>
          </table:table-cell>
          <table:table-cell office:value-type="float" office:value="0.990999281492" calcext:value-type="float">
            <text:p>0.990999281492</text:p>
          </table:table-cell>
          <table:table-cell office:value-type="float" office:value="0.991012224938" calcext:value-type="float">
            <text:p>0.991012224938</text:p>
          </table:table-cell>
          <table:table-cell office:value-type="float" office:value="0.991001803764" calcext:value-type="float">
            <text:p>0.991001803764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35780345585782" calcext:value-type="float">
            <text:p>0.635780345585782</text:p>
          </table:table-cell>
          <table:table-cell office:value-type="float" office:value="0.61485455230524" calcext:value-type="float">
            <text:p>0.61485455230524</text:p>
          </table:table-cell>
          <table:table-cell office:value-type="float" office:value="0.572995041813725" calcext:value-type="float">
            <text:p>0.572995041813725</text:p>
          </table:table-cell>
          <table:table-cell office:value-type="float" office:value="0.572996539643809" calcext:value-type="float">
            <text:p>0.572996539643809</text:p>
          </table:table-cell>
          <table:table-cell office:value-type="float" office:value="0.677620201761297" calcext:value-type="float">
            <text:p>0.677620201761297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991711875832" calcext:value-type="float">
            <text:p>0.991711875832</text:p>
          </table:table-cell>
          <table:table-cell office:value-type="float" office:value="0.991719461556" calcext:value-type="float">
            <text:p>0.991719461556</text:p>
          </table:table-cell>
          <table:table-cell office:value-type="float" office:value="0.99171324592" calcext:value-type="float">
            <text:p>0.99171324592</text:p>
          </table:table-cell>
          <table:table-cell office:value-type="float" office:value="0.991709330981" calcext:value-type="float">
            <text:p>0.991709330981</text:p>
          </table:table-cell>
          <table:table-cell office:value-type="float" office:value="0.991717979602" calcext:value-type="float">
            <text:p>0.9917179796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1701469903" calcext:value-type="float">
            <text:p>0.991701469903</text:p>
          </table:table-cell>
          <table:table-cell office:value-type="float" office:value="0.99171447285" calcext:value-type="float">
            <text:p>0.99171447285</text:p>
          </table:table-cell>
          <table:table-cell office:value-type="float" office:value="0.991714195712" calcext:value-type="float">
            <text:p>0.991714195712</text:p>
          </table:table-cell>
          <table:table-cell office:value-type="float" office:value="0.991714846706" calcext:value-type="float">
            <text:p>0.991714846706</text:p>
          </table:table-cell>
          <table:table-cell office:value-type="float" office:value="0.991716092592" calcext:value-type="float">
            <text:p>0.991716092592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006151878" calcext:value-type="float">
            <text:p>0.991006151878</text:p>
          </table:table-cell>
          <table:table-cell office:value-type="float" office:value="0.990996828203" calcext:value-type="float">
            <text:p>0.990996828203</text:p>
          </table:table-cell>
          <table:table-cell office:value-type="float" office:value="0.991006050687" calcext:value-type="float">
            <text:p>0.991006050687</text:p>
          </table:table-cell>
          <table:table-cell office:value-type="float" office:value="0.991003015314" calcext:value-type="float">
            <text:p>0.991003015314</text:p>
          </table:table-cell>
          <table:table-cell office:value-type="float" office:value="0.991000539541" calcext:value-type="float">
            <text:p>0.991000539541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514109296731" calcext:value-type="float">
            <text:p>0.991514109296731</text:p>
          </table:table-cell>
          <table:table-cell office:value-type="float" office:value="0.991523871859314" calcext:value-type="float">
            <text:p>0.991523871859314</text:p>
          </table:table-cell>
          <table:table-cell office:value-type="float" office:value="0.991514029098849" calcext:value-type="float">
            <text:p>0.991514029098849</text:p>
          </table:table-cell>
          <table:table-cell office:value-type="float" office:value="0.991511944712324" calcext:value-type="float">
            <text:p>0.991511944712324</text:p>
          </table:table-cell>
          <table:table-cell office:value-type="float" office:value="0.991521532664726" calcext:value-type="float">
            <text:p>0.991521532664726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91687787342" calcext:value-type="float">
            <text:p>0.991687787342</text:p>
          </table:table-cell>
          <table:table-cell office:value-type="float" office:value="0.991706982131" calcext:value-type="float">
            <text:p>0.991706982131</text:p>
          </table:table-cell>
          <table:table-cell office:value-type="float" office:value="0.99170973355" calcext:value-type="float">
            <text:p>0.99170973355</text:p>
          </table:table-cell>
          <table:table-cell office:value-type="float" office:value="0.991699031087" calcext:value-type="float">
            <text:p>0.991699031087</text:p>
          </table:table-cell>
          <table:table-cell office:value-type="float" office:value="0.991717289299" calcext:value-type="float">
            <text:p>0.991717289299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75761776443" calcext:value-type="float">
            <text:p>0.75761776443</text:p>
          </table:table-cell>
          <table:table-cell office:value-type="float" office:value="0.765743778109" calcext:value-type="float">
            <text:p>0.765743778109</text:p>
          </table:table-cell>
          <table:table-cell office:value-type="float" office:value="0.671452509642" calcext:value-type="float">
            <text:p>0.671452509642</text:p>
          </table:table-cell>
          <table:table-cell office:value-type="float" office:value="0.556786480945" calcext:value-type="float">
            <text:p>0.556786480945</text:p>
          </table:table-cell>
          <table:table-cell office:value-type="float" office:value="0.907447862432" calcext:value-type="float">
            <text:p>0.90744786243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950858939913" calcext:value-type="float">
            <text:p>0.950858939913</text:p>
          </table:table-cell>
          <table:table-cell office:value-type="float" office:value="0.875116074928" calcext:value-type="float">
            <text:p>0.875116074928</text:p>
          </table:table-cell>
          <table:table-cell office:value-type="float" office:value="0.874051366807" calcext:value-type="float">
            <text:p>0.874051366807</text:p>
          </table:table-cell>
          <table:table-cell office:value-type="float" office:value="0.7691442485" calcext:value-type="float">
            <text:p>0.7691442485</text:p>
          </table:table-cell>
          <table:table-cell office:value-type="float" office:value="0.875471375286" calcext:value-type="float">
            <text:p>0.875471375286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744175486146393" calcext:value-type="float">
            <text:p>0.744175486146393</text:p>
          </table:table-cell>
          <table:table-cell office:value-type="float" office:value="0.726316299465224" calcext:value-type="float">
            <text:p>0.726316299465224</text:p>
          </table:table-cell>
          <table:table-cell office:value-type="float" office:value="0.686974678027108" calcext:value-type="float">
            <text:p>0.686974678027108</text:p>
          </table:table-cell>
          <table:table-cell office:value-type="float" office:value="0.70606819617237" calcext:value-type="float">
            <text:p>0.70606819617237</text:p>
          </table:table-cell>
          <table:table-cell office:value-type="float" office:value="0.684878944379924" calcext:value-type="float">
            <text:p>0.684878944379924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7447988342" calcext:value-type="float">
            <text:p>0.7447988342</text:p>
          </table:table-cell>
          <table:table-cell office:value-type="float" office:value="0.681745509332" calcext:value-type="float">
            <text:p>0.681745509332</text:p>
          </table:table-cell>
          <table:table-cell office:value-type="float" office:value="0.655346875002" calcext:value-type="float">
            <text:p>0.655346875002</text:p>
          </table:table-cell>
          <table:table-cell office:value-type="float" office:value="0.458691669357" calcext:value-type="float">
            <text:p>0.458691669357</text:p>
          </table:table-cell>
          <table:table-cell office:value-type="float" office:value="0.741755731447" calcext:value-type="float">
            <text:p>0.741755731447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7371428257" calcext:value-type="float">
            <text:p>0.997371428257</text:p>
          </table:table-cell>
          <table:table-cell office:value-type="float" office:value="0.99737273554" calcext:value-type="float">
            <text:p>0.99737273554</text:p>
          </table:table-cell>
          <table:table-cell office:value-type="float" office:value="0.997370140401" calcext:value-type="float">
            <text:p>0.997370140401</text:p>
          </table:table-cell>
          <table:table-cell office:value-type="float" office:value="0.997374301679" calcext:value-type="float">
            <text:p>0.997374301679</text:p>
          </table:table-cell>
          <table:table-cell office:value-type="float" office:value="0.997374441279" calcext:value-type="float">
            <text:p>0.997374441279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162594024" calcext:value-type="float">
            <text:p>0.997162594024</text:p>
          </table:table-cell>
          <table:table-cell office:value-type="float" office:value="0.99716291099" calcext:value-type="float">
            <text:p>0.99716291099</text:p>
          </table:table-cell>
          <table:table-cell office:value-type="float" office:value="0.99716045761" calcext:value-type="float">
            <text:p>0.99716045761</text:p>
          </table:table-cell>
          <table:table-cell office:value-type="float" office:value="0.997160704861" calcext:value-type="float">
            <text:p>0.997160704861</text:p>
          </table:table-cell>
          <table:table-cell office:value-type="float" office:value="0.997160528304" calcext:value-type="float">
            <text:p>0.997160528304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176513692326" calcext:value-type="float">
            <text:p>0.997176513692326</text:p>
          </table:table-cell>
          <table:table-cell office:value-type="float" office:value="0.997174501452439" calcext:value-type="float">
            <text:p>0.997174501452439</text:p>
          </table:table-cell>
          <table:table-cell office:value-type="float" office:value="0.997177195991945" calcext:value-type="float">
            <text:p>0.997177195991945</text:p>
          </table:table-cell>
          <table:table-cell office:value-type="float" office:value="0.997179078731467" calcext:value-type="float">
            <text:p>0.997179078731467</text:p>
          </table:table-cell>
          <table:table-cell office:value-type="float" office:value="0.997173978740065" calcext:value-type="float">
            <text:p>0.997173978740065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7367870462" calcext:value-type="float">
            <text:p>0.997367870462</text:p>
          </table:table-cell>
          <table:table-cell office:value-type="float" office:value="0.997366032986" calcext:value-type="float">
            <text:p>0.997366032986</text:p>
          </table:table-cell>
          <table:table-cell office:value-type="float" office:value="0.997366992909" calcext:value-type="float">
            <text:p>0.997366992909</text:p>
          </table:table-cell>
          <table:table-cell office:value-type="float" office:value="0.997360261033" calcext:value-type="float">
            <text:p>0.997360261033</text:p>
          </table:table-cell>
          <table:table-cell office:value-type="float" office:value="0.997371751746" calcext:value-type="float">
            <text:p>0.99737175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60162815994" calcext:value-type="float">
            <text:p>0.960162815994</text:p>
          </table:table-cell>
          <table:table-cell office:value-type="float" office:value="0.847603877157" calcext:value-type="float">
            <text:p>0.847603877157</text:p>
          </table:table-cell>
          <table:table-cell office:value-type="float" office:value="0.842584457615" calcext:value-type="float">
            <text:p>0.842584457615</text:p>
          </table:table-cell>
          <table:table-cell office:value-type="float" office:value="0.840666698168" calcext:value-type="float">
            <text:p>0.840666698168</text:p>
          </table:table-cell>
          <table:table-cell office:value-type="float" office:value="0.852177516164" calcext:value-type="float">
            <text:p>0.85217751616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0166169619" calcext:value-type="float">
            <text:p>0.990166169619</text:p>
          </table:table-cell>
          <table:table-cell office:value-type="float" office:value="0.992327613623" calcext:value-type="float">
            <text:p>0.992327613623</text:p>
          </table:table-cell>
          <table:table-cell office:value-type="float" office:value="0.993047875092" calcext:value-type="float">
            <text:p>0.993047875092</text:p>
          </table:table-cell>
          <table:table-cell office:value-type="float" office:value="0.993189613955" calcext:value-type="float">
            <text:p>0.993189613955</text:p>
          </table:table-cell>
          <table:table-cell office:value-type="float" office:value="0.98487638503" calcext:value-type="float">
            <text:p>0.9848763850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38455661800755" calcext:value-type="float">
            <text:p>0.938455661800755</text:p>
          </table:table-cell>
          <table:table-cell office:value-type="float" office:value="0.922894055954243" calcext:value-type="float">
            <text:p>0.922894055954243</text:p>
          </table:table-cell>
          <table:table-cell office:value-type="float" office:value="0.912145631413637" calcext:value-type="float">
            <text:p>0.912145631413637</text:p>
          </table:table-cell>
          <table:table-cell office:value-type="float" office:value="0.900613410220172" calcext:value-type="float">
            <text:p>0.900613410220172</text:p>
          </table:table-cell>
          <table:table-cell office:value-type="float" office:value="0.880916675723545" calcext:value-type="float">
            <text:p>0.88091667572354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92071876576" calcext:value-type="float">
            <text:p>0.992071876576</text:p>
          </table:table-cell>
          <table:table-cell office:value-type="float" office:value="0.993415616666" calcext:value-type="float">
            <text:p>0.993415616666</text:p>
          </table:table-cell>
          <table:table-cell office:value-type="float" office:value="0.993485387501" calcext:value-type="float">
            <text:p>0.993485387501</text:p>
          </table:table-cell>
          <table:table-cell office:value-type="float" office:value="0.99263169443" calcext:value-type="float">
            <text:p>0.99263169443</text:p>
          </table:table-cell>
          <table:table-cell office:value-type="float" office:value="0.983146041123" calcext:value-type="float">
            <text:p>0.983146041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3895329989" calcext:value-type="float">
            <text:p>0.983895329989</text:p>
          </table:table-cell>
          <table:table-cell office:value-type="float" office:value="0.984883592259" calcext:value-type="float">
            <text:p>0.984883592259</text:p>
          </table:table-cell>
          <table:table-cell office:value-type="float" office:value="0.988891769237" calcext:value-type="float">
            <text:p>0.988891769237</text:p>
          </table:table-cell>
          <table:table-cell office:value-type="float" office:value="0.981067562699" calcext:value-type="float">
            <text:p>0.981067562699</text:p>
          </table:table-cell>
          <table:table-cell office:value-type="float" office:value="0.985611262465" calcext:value-type="float">
            <text:p>0.98561126246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3772852467" calcext:value-type="float">
            <text:p>0.993772852467</text:p>
          </table:table-cell>
          <table:table-cell office:value-type="float" office:value="0.992464956749" calcext:value-type="float">
            <text:p>0.992464956749</text:p>
          </table:table-cell>
          <table:table-cell office:value-type="float" office:value="0.992028054656" calcext:value-type="float">
            <text:p>0.992028054656</text:p>
          </table:table-cell>
          <table:table-cell office:value-type="float" office:value="0.990373556331" calcext:value-type="float">
            <text:p>0.990373556331</text:p>
          </table:table-cell>
          <table:table-cell office:value-type="float" office:value="0.983402733153" calcext:value-type="float">
            <text:p>0.98340273315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86098134046136" calcext:value-type="float">
            <text:p>0.986098134046136</text:p>
          </table:table-cell>
          <table:table-cell office:value-type="float" office:value="0.985443136229014" calcext:value-type="float">
            <text:p>0.985443136229014</text:p>
          </table:table-cell>
          <table:table-cell office:value-type="float" office:value="0.986010927646555" calcext:value-type="float">
            <text:p>0.986010927646555</text:p>
          </table:table-cell>
          <table:table-cell office:value-type="float" office:value="0.982999030513295" calcext:value-type="float">
            <text:p>0.982999030513295</text:p>
          </table:table-cell>
          <table:table-cell office:value-type="float" office:value="0.97890676783544" calcext:value-type="float">
            <text:p>0.9789067678354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92068656872" calcext:value-type="float">
            <text:p>0.992068656872</text:p>
          </table:table-cell>
          <table:table-cell office:value-type="float" office:value="0.988430484058" calcext:value-type="float">
            <text:p>0.988430484058</text:p>
          </table:table-cell>
          <table:table-cell office:value-type="float" office:value="0.989865586516" calcext:value-type="float">
            <text:p>0.989865586516</text:p>
          </table:table-cell>
          <table:table-cell office:value-type="float" office:value="0.986328008506" calcext:value-type="float">
            <text:p>0.986328008506</text:p>
          </table:table-cell>
          <table:table-cell office:value-type="float" office:value="0.983267165272" calcext:value-type="float">
            <text:p>0.983267165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508386078567" calcext:value-type="float">
            <text:p>0.508386078567</text:p>
          </table:table-cell>
          <table:table-cell office:value-type="float" office:value="0.548546520101" calcext:value-type="float">
            <text:p>0.548546520101</text:p>
          </table:table-cell>
          <table:table-cell office:value-type="float" office:value="0.574252475672" calcext:value-type="float">
            <text:p>0.574252475672</text:p>
          </table:table-cell>
          <table:table-cell office:value-type="float" office:value="0.508491697819" calcext:value-type="float">
            <text:p>0.508491697819</text:p>
          </table:table-cell>
          <table:table-cell office:value-type="float" office:value="0.486587354229" calcext:value-type="float">
            <text:p>0.486587354229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7403777365" calcext:value-type="float">
            <text:p>0.887403777365</text:p>
          </table:table-cell>
          <table:table-cell office:value-type="float" office:value="0.907369105383" calcext:value-type="float">
            <text:p>0.907369105383</text:p>
          </table:table-cell>
          <table:table-cell office:value-type="float" office:value="0.886040863909" calcext:value-type="float">
            <text:p>0.886040863909</text:p>
          </table:table-cell>
          <table:table-cell office:value-type="float" office:value="0.87842723751" calcext:value-type="float">
            <text:p>0.87842723751</text:p>
          </table:table-cell>
          <table:table-cell office:value-type="float" office:value="0.865368826249" calcext:value-type="float">
            <text:p>0.865368826249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74779624943877" calcext:value-type="float">
            <text:p>0.574779624943877</text:p>
          </table:table-cell>
          <table:table-cell office:value-type="float" office:value="0.585526756456092" calcext:value-type="float">
            <text:p>0.585526756456092</text:p>
          </table:table-cell>
          <table:table-cell office:value-type="float" office:value="0.567671444437994" calcext:value-type="float">
            <text:p>0.567671444437994</text:p>
          </table:table-cell>
          <table:table-cell office:value-type="float" office:value="0.570744694513078" calcext:value-type="float">
            <text:p>0.570744694513078</text:p>
          </table:table-cell>
          <table:table-cell office:value-type="float" office:value="0.556094379567938" calcext:value-type="float">
            <text:p>0.556094379567938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12152307829" calcext:value-type="float">
            <text:p>0.812152307829</text:p>
          </table:table-cell>
          <table:table-cell office:value-type="float" office:value="0.79278625706" calcext:value-type="float">
            <text:p>0.79278625706</text:p>
          </table:table-cell>
          <table:table-cell office:value-type="float" office:value="0.841753366665" calcext:value-type="float">
            <text:p>0.841753366665</text:p>
          </table:table-cell>
          <table:table-cell office:value-type="float" office:value="0.732922797056" calcext:value-type="float">
            <text:p>0.732922797056</text:p>
          </table:table-cell>
          <table:table-cell office:value-type="float" office:value="0.808235649819" calcext:value-type="float">
            <text:p>0.80823564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4447736329" calcext:value-type="float">
            <text:p>0.904447736329</text:p>
          </table:table-cell>
          <table:table-cell office:value-type="float" office:value="0.897810319377" calcext:value-type="float">
            <text:p>0.897810319377</text:p>
          </table:table-cell>
          <table:table-cell office:value-type="float" office:value="0.879649511907" calcext:value-type="float">
            <text:p>0.879649511907</text:p>
          </table:table-cell>
          <table:table-cell office:value-type="float" office:value="0.890364680603" calcext:value-type="float">
            <text:p>0.890364680603</text:p>
          </table:table-cell>
          <table:table-cell office:value-type="float" office:value="0.888679175538" calcext:value-type="float">
            <text:p>0.888679175538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7911251886" calcext:value-type="float">
            <text:p>0.897911251886</text:p>
          </table:table-cell>
          <table:table-cell office:value-type="float" office:value="0.898892772041" calcext:value-type="float">
            <text:p>0.898892772041</text:p>
          </table:table-cell>
          <table:table-cell office:value-type="float" office:value="0.90091883" calcext:value-type="float">
            <text:p>0.90091883</text:p>
          </table:table-cell>
          <table:table-cell office:value-type="float" office:value="0.902276219552" calcext:value-type="float">
            <text:p>0.902276219552</text:p>
          </table:table-cell>
          <table:table-cell office:value-type="float" office:value="0.898038199883" calcext:value-type="float">
            <text:p>0.898038199883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92693323317604" calcext:value-type="float">
            <text:p>0.892693323317604</text:p>
          </table:table-cell>
          <table:table-cell office:value-type="float" office:value="0.897909540963869" calcext:value-type="float">
            <text:p>0.897909540963869</text:p>
          </table:table-cell>
          <table:table-cell office:value-type="float" office:value="0.898599131466797" calcext:value-type="float">
            <text:p>0.898599131466797</text:p>
          </table:table-cell>
          <table:table-cell office:value-type="float" office:value="0.900265456338441" calcext:value-type="float">
            <text:p>0.900265456338441</text:p>
          </table:table-cell>
          <table:table-cell office:value-type="float" office:value="0.90012280312844" calcext:value-type="float">
            <text:p>0.9001228031284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909750439616" calcext:value-type="float">
            <text:p>0.909750439616</text:p>
          </table:table-cell>
          <table:table-cell office:value-type="float" office:value="0.933720389997" calcext:value-type="float">
            <text:p>0.933720389997</text:p>
          </table:table-cell>
          <table:table-cell office:value-type="float" office:value="0.940075499249" calcext:value-type="float">
            <text:p>0.940075499249</text:p>
          </table:table-cell>
          <table:table-cell office:value-type="float" office:value="0.94357341747" calcext:value-type="float">
            <text:p>0.94357341747</text:p>
          </table:table-cell>
          <table:table-cell office:value-type="float" office:value="0.928216457533" calcext:value-type="float">
            <text:p>0.928216457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265511011387" calcext:value-type="float">
            <text:p>0.0265511011387</text:p>
          </table:table-cell>
          <table:table-cell office:value-type="float" office:value="0.197671664924" calcext:value-type="float">
            <text:p>0.197671664924</text:p>
          </table:table-cell>
          <table:table-cell office:value-type="float" office:value="0.0179663291679" calcext:value-type="float">
            <text:p>0.0179663291679</text:p>
          </table:table-cell>
          <table:table-cell office:value-type="float" office:value="0.426475328467" calcext:value-type="float">
            <text:p>0.426475328467</text:p>
          </table:table-cell>
          <table:table-cell office:value-type="float" office:value="0.558747630409" calcext:value-type="float">
            <text:p>0.55874763040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596741382333" calcext:value-type="float">
            <text:p>0.596741382333</text:p>
          </table:table-cell>
          <table:table-cell office:value-type="float" office:value="0.578708046594" calcext:value-type="float">
            <text:p>0.578708046594</text:p>
          </table:table-cell>
          <table:table-cell office:value-type="float" office:value="0.59005931633" calcext:value-type="float">
            <text:p>0.59005931633</text:p>
          </table:table-cell>
          <table:table-cell office:value-type="float" office:value="0.570238750526" calcext:value-type="float">
            <text:p>0.570238750526</text:p>
          </table:table-cell>
          <table:table-cell office:value-type="float" office:value="0.398780723568" calcext:value-type="float">
            <text:p>0.398780723568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861606429632161" calcext:value-type="float">
            <text:p>0.086160642963216</text:p>
          </table:table-cell>
          <table:table-cell office:value-type="float" office:value="0.175634743626177" calcext:value-type="float">
            <text:p>0.175634743626177</text:p>
          </table:table-cell>
          <table:table-cell office:value-type="float" office:value="0.165908361479759" calcext:value-type="float">
            <text:p>0.165908361479759</text:p>
          </table:table-cell>
          <table:table-cell office:value-type="float" office:value="0.296032396849127" calcext:value-type="float">
            <text:p>0.296032396849127</text:p>
          </table:table-cell>
          <table:table-cell office:value-type="float" office:value="0.305968005415517" calcext:value-type="float">
            <text:p>0.305968005415517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433143754788" calcext:value-type="float">
            <text:p>0.433143754788</text:p>
          </table:table-cell>
          <table:table-cell office:value-type="float" office:value="0.48700821262" calcext:value-type="float">
            <text:p>0.48700821262</text:p>
          </table:table-cell>
          <table:table-cell office:value-type="float" office:value="0.58251596039" calcext:value-type="float">
            <text:p>0.58251596039</text:p>
          </table:table-cell>
          <table:table-cell office:value-type="float" office:value="0.562802324836" calcext:value-type="float">
            <text:p>0.562802324836</text:p>
          </table:table-cell>
          <table:table-cell office:value-type="float" office:value="0.530711056032" calcext:value-type="float">
            <text:p>0.530711056032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473706375032" calcext:value-type="float">
            <text:p>0.473706375032</text:p>
          </table:table-cell>
          <table:table-cell office:value-type="float" office:value="0.631071843597" calcext:value-type="float">
            <text:p>0.631071843597</text:p>
          </table:table-cell>
          <table:table-cell office:value-type="float" office:value="0.619548882873" calcext:value-type="float">
            <text:p>0.619548882873</text:p>
          </table:table-cell>
          <table:table-cell office:value-type="float" office:value="0.476630749315" calcext:value-type="float">
            <text:p>0.476630749315</text:p>
          </table:table-cell>
          <table:table-cell office:value-type="float" office:value="0.636885340654" calcext:value-type="float">
            <text:p>0.636885340654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818940846392" calcext:value-type="float">
            <text:p>0.818940846392</text:p>
          </table:table-cell>
          <table:table-cell office:value-type="float" office:value="0.871281877475" calcext:value-type="float">
            <text:p>0.871281877475</text:p>
          </table:table-cell>
          <table:table-cell office:value-type="float" office:value="0.876173330337" calcext:value-type="float">
            <text:p>0.876173330337</text:p>
          </table:table-cell>
          <table:table-cell office:value-type="float" office:value="0.833523625771" calcext:value-type="float">
            <text:p>0.833523625771</text:p>
          </table:table-cell>
          <table:table-cell office:value-type="float" office:value="0.667826582229" calcext:value-type="float">
            <text:p>0.66782658222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9873288909478" calcext:value-type="float">
            <text:p>0.519873288909478</text:p>
          </table:table-cell>
          <table:table-cell office:value-type="float" office:value="0.518273272036083" calcext:value-type="float">
            <text:p>0.518273272036083</text:p>
          </table:table-cell>
          <table:table-cell office:value-type="float" office:value="0.498771397560269" calcext:value-type="float">
            <text:p>0.498771397560269</text:p>
          </table:table-cell>
          <table:table-cell office:value-type="float" office:value="0.548776758350976" calcext:value-type="float">
            <text:p>0.548776758350976</text:p>
          </table:table-cell>
          <table:table-cell office:value-type="float" office:value="0.558074844355279" calcext:value-type="float">
            <text:p>0.558074844355279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766691861671" calcext:value-type="float">
            <text:p>0.766691861671</text:p>
          </table:table-cell>
          <table:table-cell office:value-type="float" office:value="0.746665418135" calcext:value-type="float">
            <text:p>0.746665418135</text:p>
          </table:table-cell>
          <table:table-cell office:value-type="float" office:value="0.760036656808" calcext:value-type="float">
            <text:p>0.760036656808</text:p>
          </table:table-cell>
          <table:table-cell office:value-type="float" office:value="0.760556992086" calcext:value-type="float">
            <text:p>0.760556992086</text:p>
          </table:table-cell>
          <table:table-cell office:value-type="float" office:value="0.643684742252" calcext:value-type="float">
            <text:p>0.643684742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414715613649" calcext:value-type="float">
            <text:p>0.414715613649</text:p>
          </table:table-cell>
          <table:table-cell office:value-type="float" office:value="0.429766646628" calcext:value-type="float">
            <text:p>0.429766646628</text:p>
          </table:table-cell>
          <table:table-cell office:value-type="float" office:value="0.478714874287" calcext:value-type="float">
            <text:p>0.478714874287</text:p>
          </table:table-cell>
          <table:table-cell office:value-type="float" office:value="0.53957465433" calcext:value-type="float">
            <text:p>0.53957465433</text:p>
          </table:table-cell>
          <table:table-cell office:value-type="float" office:value="0.938798860704" calcext:value-type="float">
            <text:p>0.938798860704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9307415671" calcext:value-type="float">
            <text:p>0.989307415671</text:p>
          </table:table-cell>
          <table:table-cell office:value-type="float" office:value="0.987122252103" calcext:value-type="float">
            <text:p>0.987122252103</text:p>
          </table:table-cell>
          <table:table-cell office:value-type="float" office:value="0.984827490915" calcext:value-type="float">
            <text:p>0.984827490915</text:p>
          </table:table-cell>
          <table:table-cell office:value-type="float" office:value="0.985928874983" calcext:value-type="float">
            <text:p>0.985928874983</text:p>
          </table:table-cell>
          <table:table-cell office:value-type="float" office:value="0.969783979128" calcext:value-type="float">
            <text:p>0.969783979128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44948274147898" calcext:value-type="float">
            <text:p>0.744948274147898</text:p>
          </table:table-cell>
          <table:table-cell office:value-type="float" office:value="0.832276421481042" calcext:value-type="float">
            <text:p>0.832276421481042</text:p>
          </table:table-cell>
          <table:table-cell office:value-type="float" office:value="0.788308999427598" calcext:value-type="float">
            <text:p>0.788308999427598</text:p>
          </table:table-cell>
          <table:table-cell office:value-type="float" office:value="0.719867464784142" calcext:value-type="float">
            <text:p>0.719867464784142</text:p>
          </table:table-cell>
          <table:table-cell office:value-type="float" office:value="0.755685802248132" calcext:value-type="float">
            <text:p>0.75568580224813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984739605724" calcext:value-type="float">
            <text:p>0.984739605724</text:p>
          </table:table-cell>
          <table:table-cell office:value-type="float" office:value="0.98957576082" calcext:value-type="float">
            <text:p>0.98957576082</text:p>
          </table:table-cell>
          <table:table-cell office:value-type="float" office:value="0.988525240081" calcext:value-type="float">
            <text:p>0.988525240081</text:p>
          </table:table-cell>
          <table:table-cell office:value-type="float" office:value="0.986305885378" calcext:value-type="float">
            <text:p>0.986305885378</text:p>
          </table:table-cell>
          <table:table-cell office:value-type="float" office:value="0.978086097884" calcext:value-type="float">
            <text:p>0.978086097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859032813616" calcext:value-type="float">
            <text:p>0.859032813616</text:p>
          </table:table-cell>
          <table:table-cell office:value-type="float" office:value="0.905163092137" calcext:value-type="float">
            <text:p>0.905163092137</text:p>
          </table:table-cell>
          <table:table-cell office:value-type="float" office:value="0.838635873816" calcext:value-type="float">
            <text:p>0.838635873816</text:p>
          </table:table-cell>
          <table:table-cell office:value-type="float" office:value="0.863393812691" calcext:value-type="float">
            <text:p>0.863393812691</text:p>
          </table:table-cell>
          <table:table-cell office:value-type="float" office:value="0.867728267094" calcext:value-type="float">
            <text:p>0.867728267094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784512737887" calcext:value-type="float">
            <text:p>0.784512737887</text:p>
          </table:table-cell>
          <table:table-cell office:value-type="float" office:value="0.740359319396" calcext:value-type="float">
            <text:p>0.740359319396</text:p>
          </table:table-cell>
          <table:table-cell office:value-type="float" office:value="0.862421486568" calcext:value-type="float">
            <text:p>0.862421486568</text:p>
          </table:table-cell>
          <table:table-cell office:value-type="float" office:value="0.823361460578" calcext:value-type="float">
            <text:p>0.823361460578</text:p>
          </table:table-cell>
          <table:table-cell office:value-type="float" office:value="0.748826984279" calcext:value-type="float">
            <text:p>0.748826984279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839832885758083" calcext:value-type="float">
            <text:p>0.839832885758083</text:p>
          </table:table-cell>
          <table:table-cell office:value-type="float" office:value="0.867560269195387" calcext:value-type="float">
            <text:p>0.867560269195387</text:p>
          </table:table-cell>
          <table:table-cell office:value-type="float" office:value="0.863047881234891" calcext:value-type="float">
            <text:p>0.863047881234891</text:p>
          </table:table-cell>
          <table:table-cell office:value-type="float" office:value="0.866550463302161" calcext:value-type="float">
            <text:p>0.866550463302161</text:p>
          </table:table-cell>
          <table:table-cell office:value-type="float" office:value="0.854277447323886" calcext:value-type="float">
            <text:p>0.854277447323886</text:p>
          </table:table-cell>
          <table:table-cell/>
          <table:table-cell office:value-type="string" calcext:value-type="string">
            <text:p>IMB1_2</text:p>
          </table:table-cell>
          <table:table-cell office:value-type="float" office:value="0.867170723433" calcext:value-type="float">
            <text:p>0.867170723433</text:p>
          </table:table-cell>
          <table:table-cell office:value-type="float" office:value="0.875623279877" calcext:value-type="float">
            <text:p>0.875623279877</text:p>
          </table:table-cell>
          <table:table-cell office:value-type="float" office:value="0.807759801198" calcext:value-type="float">
            <text:p>0.807759801198</text:p>
          </table:table-cell>
          <table:table-cell office:value-type="float" office:value="0.849335263502" calcext:value-type="float">
            <text:p>0.849335263502</text:p>
          </table:table-cell>
          <table:table-cell office:value-type="float" office:value="0.832273747697" calcext:value-type="float">
            <text:p>0.832273747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58610334909" calcext:value-type="float">
            <text:p>0.758610334909</text:p>
          </table:table-cell>
          <table:table-cell office:value-type="float" office:value="0.761327748271" calcext:value-type="float">
            <text:p>0.761327748271</text:p>
          </table:table-cell>
          <table:table-cell office:value-type="float" office:value="0.843687094059" calcext:value-type="float">
            <text:p>0.843687094059</text:p>
          </table:table-cell>
          <table:table-cell office:value-type="float" office:value="0.772570300931" calcext:value-type="float">
            <text:p>0.772570300931</text:p>
          </table:table-cell>
          <table:table-cell office:value-type="float" office:value="0.778502900706" calcext:value-type="float">
            <text:p>0.778502900706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86903350335" calcext:value-type="float">
            <text:p>0.786903350335</text:p>
          </table:table-cell>
          <table:table-cell office:value-type="float" office:value="0.720844629534" calcext:value-type="float">
            <text:p>0.720844629534</text:p>
          </table:table-cell>
          <table:table-cell office:value-type="float" office:value="0.718074367905" calcext:value-type="float">
            <text:p>0.718074367905</text:p>
          </table:table-cell>
          <table:table-cell office:value-type="float" office:value="0.689910425228" calcext:value-type="float">
            <text:p>0.689910425228</text:p>
          </table:table-cell>
          <table:table-cell office:value-type="float" office:value="0.742710441494" calcext:value-type="float">
            <text:p>0.742710441494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16130535498258" calcext:value-type="float">
            <text:p>0.716130535498258</text:p>
          </table:table-cell>
          <table:table-cell office:value-type="float" office:value="0.740946277446847" calcext:value-type="float">
            <text:p>0.740946277446847</text:p>
          </table:table-cell>
          <table:table-cell office:value-type="float" office:value="0.752418446154576" calcext:value-type="float">
            <text:p>0.752418446154576</text:p>
          </table:table-cell>
          <table:table-cell office:value-type="float" office:value="0.761141160771953" calcext:value-type="float">
            <text:p>0.761141160771953</text:p>
          </table:table-cell>
          <table:table-cell office:value-type="float" office:value="0.746484739794769" calcext:value-type="float">
            <text:p>0.746484739794769</text:p>
          </table:table-cell>
          <table:table-cell/>
          <table:table-cell office:value-type="string" calcext:value-type="string">
            <text:p>IMB2_2</text:p>
          </table:table-cell>
          <table:table-cell office:value-type="float" office:value="0.758190830269" calcext:value-type="float">
            <text:p>0.758190830269</text:p>
          </table:table-cell>
          <table:table-cell office:value-type="float" office:value="0.763509756277" calcext:value-type="float">
            <text:p>0.763509756277</text:p>
          </table:table-cell>
          <table:table-cell office:value-type="float" office:value="0.773587890792" calcext:value-type="float">
            <text:p>0.773587890792</text:p>
          </table:table-cell>
          <table:table-cell office:value-type="float" office:value="0.799581918197" calcext:value-type="float">
            <text:p>0.799581918197</text:p>
          </table:table-cell>
          <table:table-cell office:value-type="float" office:value="0.759265668685" calcext:value-type="float">
            <text:p>0.759265668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361883053303" calcext:value-type="float">
            <text:p>0.361883053303</text:p>
          </table:table-cell>
          <table:table-cell office:value-type="float" office:value="0.361883078878" calcext:value-type="float">
            <text:p>0.361883078878</text:p>
          </table:table-cell>
          <table:table-cell office:value-type="float" office:value="0.361883010368" calcext:value-type="float">
            <text:p>0.361883010368</text:p>
          </table:table-cell>
          <table:table-cell office:value-type="float" office:value="0.548047278423" calcext:value-type="float">
            <text:p>0.548047278423</text:p>
          </table:table-cell>
          <table:table-cell office:value-type="float" office:value="0.467708719731" calcext:value-type="float">
            <text:p>0.467708719731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85867128391" calcext:value-type="float">
            <text:p>0.585867128391</text:p>
          </table:table-cell>
          <table:table-cell office:value-type="float" office:value="0.473858698044" calcext:value-type="float">
            <text:p>0.473858698044</text:p>
          </table:table-cell>
          <table:table-cell office:value-type="float" office:value="0.473858684509" calcext:value-type="float">
            <text:p>0.473858684509</text:p>
          </table:table-cell>
          <table:table-cell office:value-type="float" office:value="0.585867220626" calcext:value-type="float">
            <text:p>0.585867220626</text:p>
          </table:table-cell>
          <table:table-cell office:value-type="float" office:value="0.579415298136" calcext:value-type="float">
            <text:p>0.579415298136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44058728508166" calcext:value-type="float">
            <text:p>0.44058728508166</text:p>
          </table:table-cell>
          <table:table-cell office:value-type="float" office:value="0.492762038884594" calcext:value-type="float">
            <text:p>0.492762038884594</text:p>
          </table:table-cell>
          <table:table-cell office:value-type="float" office:value="0.456225797219664" calcext:value-type="float">
            <text:p>0.456225797219664</text:p>
          </table:table-cell>
          <table:table-cell office:value-type="float" office:value="0.445806646308449" calcext:value-type="float">
            <text:p>0.445806646308449</text:p>
          </table:table-cell>
          <table:table-cell office:value-type="float" office:value="0.45873427475148" calcext:value-type="float">
            <text:p>0.45873427475148</text:p>
          </table:table-cell>
          <table:table-cell/>
          <table:table-cell office:value-type="string" calcext:value-type="string">
            <text:p>IMB3_2</text:p>
          </table:table-cell>
          <table:table-cell office:value-type="float" office:value="0.585900042726" calcext:value-type="float">
            <text:p>0.585900042726</text:p>
          </table:table-cell>
          <table:table-cell office:value-type="float" office:value="0.585899852361" calcext:value-type="float">
            <text:p>0.585899852361</text:p>
          </table:table-cell>
          <table:table-cell office:value-type="float" office:value="0.585899964973" calcext:value-type="float">
            <text:p>0.585899964973</text:p>
          </table:table-cell>
          <table:table-cell office:value-type="float" office:value="0.585900057586" calcext:value-type="float">
            <text:p>0.585900057586</text:p>
          </table:table-cell>
          <table:table-cell office:value-type="float" office:value="0.584152706703" calcext:value-type="float">
            <text:p>0.584152706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63825660755" calcext:value-type="float">
            <text:p>0.963825660755</text:p>
          </table:table-cell>
          <table:table-cell office:value-type="float" office:value="0.963828135332" calcext:value-type="float">
            <text:p>0.963828135332</text:p>
          </table:table-cell>
          <table:table-cell office:value-type="float" office:value="0.963822634519" calcext:value-type="float">
            <text:p>0.963822634519</text:p>
          </table:table-cell>
          <table:table-cell office:value-type="float" office:value="0.963830208552" calcext:value-type="float">
            <text:p>0.963830208552</text:p>
          </table:table-cell>
          <table:table-cell office:value-type="float" office:value="0.963828750959" calcext:value-type="float">
            <text:p>0.963828750959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7671783035" calcext:value-type="float">
            <text:p>0.97671783035</text:p>
          </table:table-cell>
          <table:table-cell office:value-type="float" office:value="0.968943167056" calcext:value-type="float">
            <text:p>0.968943167056</text:p>
          </table:table-cell>
          <table:table-cell office:value-type="float" office:value="0.963653867318" calcext:value-type="float">
            <text:p>0.963653867318</text:p>
          </table:table-cell>
          <table:table-cell office:value-type="float" office:value="0.963656759979" calcext:value-type="float">
            <text:p>0.963656759979</text:p>
          </table:table-cell>
          <table:table-cell office:value-type="float" office:value="0.963655899793" calcext:value-type="float">
            <text:p>0.963655899793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63277294515299" calcext:value-type="float">
            <text:p>0.963277294515299</text:p>
          </table:table-cell>
          <table:table-cell office:value-type="float" office:value="0.962892261167441" calcext:value-type="float">
            <text:p>0.962892261167441</text:p>
          </table:table-cell>
          <table:table-cell office:value-type="float" office:value="0.962894681467794" calcext:value-type="float">
            <text:p>0.962894681467794</text:p>
          </table:table-cell>
          <table:table-cell office:value-type="float" office:value="0.962872610380474" calcext:value-type="float">
            <text:p>0.962872610380474</text:p>
          </table:table-cell>
          <table:table-cell office:value-type="float" office:value="0.962907432082094" calcext:value-type="float">
            <text:p>0.962907432082094</text:p>
          </table:table-cell>
          <table:table-cell/>
          <table:table-cell office:value-type="string" calcext:value-type="string">
            <text:p>IMB7_2</text:p>
          </table:table-cell>
          <table:table-cell office:value-type="float" office:value="0.983417757405" calcext:value-type="float">
            <text:p>0.983417757405</text:p>
          </table:table-cell>
          <table:table-cell office:value-type="float" office:value="0.963829436473" calcext:value-type="float">
            <text:p>0.963829436473</text:p>
          </table:table-cell>
          <table:table-cell office:value-type="float" office:value="0.983430345553" calcext:value-type="float">
            <text:p>0.983430345553</text:p>
          </table:table-cell>
          <table:table-cell office:value-type="float" office:value="0.968720086257" calcext:value-type="float">
            <text:p>0.968720086257</text:p>
          </table:table-cell>
          <table:table-cell office:value-type="float" office:value="0.963828150645" calcext:value-type="float">
            <text:p>0.96382815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3171107653" calcext:value-type="float">
            <text:p>0.933171107653</text:p>
          </table:table-cell>
          <table:table-cell office:value-type="float" office:value="0.933172667737" calcext:value-type="float">
            <text:p>0.933172667737</text:p>
          </table:table-cell>
          <table:table-cell office:value-type="float" office:value="0.933169253276" calcext:value-type="float">
            <text:p>0.933169253276</text:p>
          </table:table-cell>
          <table:table-cell office:value-type="float" office:value="0.933167430208" calcext:value-type="float">
            <text:p>0.933167430208</text:p>
          </table:table-cell>
          <table:table-cell office:value-type="float" office:value="0.933173944205" calcext:value-type="float">
            <text:p>0.933173944205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9394783375" calcext:value-type="float">
            <text:p>0.939394783375</text:p>
          </table:table-cell>
          <table:table-cell office:value-type="float" office:value="0.933058697108" calcext:value-type="float">
            <text:p>0.933058697108</text:p>
          </table:table-cell>
          <table:table-cell office:value-type="float" office:value="0.945523532466" calcext:value-type="float">
            <text:p>0.945523532466</text:p>
          </table:table-cell>
          <table:table-cell office:value-type="float" office:value="0.939297827379" calcext:value-type="float">
            <text:p>0.939297827379</text:p>
          </table:table-cell>
          <table:table-cell office:value-type="float" office:value="0.933059082312" calcext:value-type="float">
            <text:p>0.933059082312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3262084782836" calcext:value-type="float">
            <text:p>0.93262084782836</text:p>
          </table:table-cell>
          <table:table-cell office:value-type="float" office:value="0.93260740458925" calcext:value-type="float">
            <text:p>0.93260740458925</text:p>
          </table:table-cell>
          <table:table-cell office:value-type="float" office:value="0.9326056917895" calcext:value-type="float">
            <text:p>0.9326056917895</text:p>
          </table:table-cell>
          <table:table-cell office:value-type="float" office:value="0.932595746009999" calcext:value-type="float">
            <text:p>0.932595746009999</text:p>
          </table:table-cell>
          <table:table-cell office:value-type="float" office:value="0.932598570601676" calcext:value-type="float">
            <text:p>0.932598570601676</text:p>
          </table:table-cell>
          <table:table-cell/>
          <table:table-cell office:value-type="string" calcext:value-type="string">
            <text:p>IMB8_2</text:p>
          </table:table-cell>
          <table:table-cell office:value-type="float" office:value="0.949313327965" calcext:value-type="float">
            <text:p>0.949313327965</text:p>
          </table:table-cell>
          <table:table-cell office:value-type="float" office:value="0.958195759054" calcext:value-type="float">
            <text:p>0.958195759054</text:p>
          </table:table-cell>
          <table:table-cell office:value-type="float" office:value="0.969051976347" calcext:value-type="float">
            <text:p>0.969051976347</text:p>
          </table:table-cell>
          <table:table-cell office:value-type="float" office:value="0.933168218661" calcext:value-type="float">
            <text:p>0.933168218661</text:p>
          </table:table-cell>
          <table:table-cell office:value-type="float" office:value="0.9398760261" calcext:value-type="float">
            <text:p>0.9398760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2614511827" calcext:value-type="float">
            <text:p>0.902614511827</text:p>
          </table:table-cell>
          <table:table-cell office:value-type="float" office:value="0.902609130583" calcext:value-type="float">
            <text:p>0.902609130583</text:p>
          </table:table-cell>
          <table:table-cell office:value-type="float" office:value="0.902622325347" calcext:value-type="float">
            <text:p>0.902622325347</text:p>
          </table:table-cell>
          <table:table-cell office:value-type="float" office:value="0.902619792393" calcext:value-type="float">
            <text:p>0.902619792393</text:p>
          </table:table-cell>
          <table:table-cell office:value-type="float" office:value="0.902621087499" calcext:value-type="float">
            <text:p>0.902621087499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2364200525" calcext:value-type="float">
            <text:p>0.902364200525</text:p>
          </table:table-cell>
          <table:table-cell office:value-type="float" office:value="0.912350680496" calcext:value-type="float">
            <text:p>0.912350680496</text:p>
          </table:table-cell>
          <table:table-cell office:value-type="float" office:value="0.902383875543" calcext:value-type="float">
            <text:p>0.902383875543</text:p>
          </table:table-cell>
          <table:table-cell office:value-type="float" office:value="0.902355225219" calcext:value-type="float">
            <text:p>0.902355225219</text:p>
          </table:table-cell>
          <table:table-cell office:value-type="float" office:value="0.902354791053" calcext:value-type="float">
            <text:p>0.902354791053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02418682067444" calcext:value-type="float">
            <text:p>0.902418682067444</text:p>
          </table:table-cell>
          <table:table-cell office:value-type="float" office:value="0.902408349625018" calcext:value-type="float">
            <text:p>0.902408349625018</text:p>
          </table:table-cell>
          <table:table-cell office:value-type="float" office:value="0.902422034586759" calcext:value-type="float">
            <text:p>0.902422034586759</text:p>
          </table:table-cell>
          <table:table-cell office:value-type="float" office:value="0.902411351847337" calcext:value-type="float">
            <text:p>0.902411351847337</text:p>
          </table:table-cell>
          <table:table-cell office:value-type="float" office:value="0.902411700900215" calcext:value-type="float">
            <text:p>0.902411700900215</text:p>
          </table:table-cell>
          <table:table-cell/>
          <table:table-cell office:value-type="string" calcext:value-type="string">
            <text:p>IMB9_2</text:p>
          </table:table-cell>
          <table:table-cell office:value-type="float" office:value="0.938774213135" calcext:value-type="float">
            <text:p>0.938774213135</text:p>
          </table:table-cell>
          <table:table-cell office:value-type="float" office:value="0.920627655802" calcext:value-type="float">
            <text:p>0.920627655802</text:p>
          </table:table-cell>
          <table:table-cell office:value-type="float" office:value="0.905330939876" calcext:value-type="float">
            <text:p>0.905330939876</text:p>
          </table:table-cell>
          <table:table-cell office:value-type="float" office:value="0.907141324588" calcext:value-type="float">
            <text:p>0.907141324588</text:p>
          </table:table-cell>
          <table:table-cell office:value-type="float" office:value="0.902609694545" calcext:value-type="float">
            <text:p>0.902609694545</text:p>
          </table:table-cell>
          <table:table-cell table:number-columns-repeated="2"/>
        </table:table-row>
        <table:table-row table:style-name="ro1">
          <table:table-cell/>
          <table:table-cell table:formula="of:=AVERAGE([.B4:.B32])" office:value-type="float" office:value="0.831038331333817" calcext:value-type="float">
            <text:p>0.831038331333817</text:p>
          </table:table-cell>
          <table:table-cell table:formula="of:=AVERAGE([.C4:.C32])" office:value-type="float" office:value="0.840900288111483" calcext:value-type="float">
            <text:p>0.840900288111483</text:p>
          </table:table-cell>
          <table:table-cell table:formula="of:=AVERAGE([.D4:.D32])" office:value-type="float" office:value="0.834467212842238" calcext:value-type="float">
            <text:p>0.834467212842238</text:p>
          </table:table-cell>
          <table:table-cell table:formula="of:=AVERAGE([.E4:.E32])" office:value-type="float" office:value="0.820259152695138" calcext:value-type="float">
            <text:p>0.820259152695138</text:p>
          </table:table-cell>
          <table:table-cell table:formula="of:=AVERAGE([.F4:.F32])" office:value-type="float" office:value="0.859478935038069" calcext:value-type="float">
            <text:p>0.859478935038069</text:p>
          </table:table-cell>
          <table:table-cell table:number-columns-repeated="2"/>
          <table:table-cell table:formula="of:=AVERAGE([.I4:.I32])" office:value-type="float" office:value="0.921047130221414" calcext:value-type="float">
            <text:p>0.921047130221414</text:p>
          </table:table-cell>
          <table:table-cell table:formula="of:=AVERAGE([.J4:.J32])" office:value-type="float" office:value="0.911567793335138" calcext:value-type="float">
            <text:p>0.911567793335138</text:p>
          </table:table-cell>
          <table:table-cell table:formula="of:=AVERAGE([.K4:.K32])" office:value-type="float" office:value="0.913183322152896" calcext:value-type="float">
            <text:p>0.913183322152896</text:p>
          </table:table-cell>
          <table:table-cell table:formula="of:=AVERAGE([.L4:.L32])" office:value-type="float" office:value="0.907494851423724" calcext:value-type="float">
            <text:p>0.907494851423724</text:p>
          </table:table-cell>
          <table:table-cell table:formula="of:=AVERAGE([.M4:.M32])" office:value-type="float" office:value="0.894670418603724" calcext:value-type="float">
            <text:p>0.894670418603724</text:p>
          </table:table-cell>
          <table:table-cell table:number-columns-repeated="2"/>
          <table:table-cell table:formula="of:=AVERAGE([.P4:.P32])" office:value-type="float" office:value="0.836434467214324" calcext:value-type="float">
            <text:p>0.836434467214324</text:p>
          </table:table-cell>
          <table:table-cell table:formula="of:=AVERAGE([.Q4:.Q32])" office:value-type="float" office:value="0.845838342832301" calcext:value-type="float">
            <text:p>0.845838342832301</text:p>
          </table:table-cell>
          <table:table-cell table:formula="of:=AVERAGE([.R4:.R32])" office:value-type="float" office:value="0.83807743959045" calcext:value-type="float">
            <text:p>0.83807743959045</text:p>
          </table:table-cell>
          <table:table-cell table:formula="of:=AVERAGE([.S4:.S32])" office:value-type="float" office:value="0.843530722058766" calcext:value-type="float">
            <text:p>0.843530722058766</text:p>
          </table:table-cell>
          <table:table-cell table:formula="of:=AVERAGE([.T4:.T32])" office:value-type="float" office:value="0.845939198198895" calcext:value-type="float">
            <text:p>0.845939198198895</text:p>
          </table:table-cell>
          <table:table-cell table:number-columns-repeated="2"/>
          <table:table-cell table:formula="of:=AVERAGE([.W4:.W32])" office:value-type="float" office:value="0.908024935008517" calcext:value-type="float">
            <text:p>0.908024935008517</text:p>
          </table:table-cell>
          <table:table-cell table:formula="of:=AVERAGE([.X4:.X32])" office:value-type="float" office:value="0.903910967305483" calcext:value-type="float">
            <text:p>0.903910967305483</text:p>
          </table:table-cell>
          <table:table-cell table:formula="of:=AVERAGE([.Y4:.Y32])" office:value-type="float" office:value="0.910595163078414" calcext:value-type="float">
            <text:p>0.910595163078414</text:p>
          </table:table-cell>
          <table:table-cell table:formula="of:=AVERAGE([.Z4:.Z32])" office:value-type="float" office:value="0.895349940316896" calcext:value-type="float">
            <text:p>0.895349940316896</text:p>
          </table:table-cell>
          <table:table-cell table:formula="of:=AVERAGE([.AA4:.AA32])" office:value-type="float" office:value="0.898382786914" calcext:value-type="float">
            <text:p>0.898382786914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office:value-type="string" calcext:value-type="string" table:number-columns-spanned="5" table:number-rows-spanned="1">
            <text:p>SMS-EMOA</text:p>
          </table:table-cell>
          <table:covered-table-cell table:number-columns-repeated="4" table:style-name="ce4"/>
          <table:table-cell/>
          <table:table-cell table:style-name="ce4"/>
          <table:table-cell table:style-name="ce6" office:value-type="string" calcext:value-type="string" table:number-columns-spanned="5" table:number-rows-spanned="1">
            <text:p>VSD-R2-EMOA</text:p>
          </table:table-cell>
          <table:covered-table-cell table:number-columns-repeated="4" table:style-name="ce4"/>
          <table:table-cell/>
          <table:table-cell table:style-name="ce4"/>
          <table:table-cell table:style-name="ce6" office:value-type="string" calcext:value-type="string" table:number-columns-spanned="5" table:number-rows-spanned="1">
            <text:p>R2-EMOA</text:p>
          </table:table-cell>
          <table:covered-table-cell table:number-columns-repeated="4" table:style-name="ce4"/>
          <table:table-cell/>
          <table:table-cell table:style-name="ce4"/>
          <table:table-cell table:style-name="ce6" office:value-type="string" calcext:value-type="string" table:number-columns-spanned="5" table:number-rows-spanned="1">
            <text:p>VSD-SMS-EMOA</text:p>
          </table:table-cell>
          <table:covered-table-cell table:number-columns-repeated="4" table:style-name="ce4"/>
          <table:table-cell table:number-columns-repeated="2"/>
        </table:table-row>
        <table:table-row table:style-name="ro1"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 objetivos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84506516321" calcext:value-type="float">
            <text:p>0.984506516321</text:p>
          </table:table-cell>
          <table:table-cell office:value-type="float" office:value="0.98747013249" calcext:value-type="float">
            <text:p>0.98747013249</text:p>
          </table:table-cell>
          <table:table-cell office:value-type="float" office:value="0.987729580593" calcext:value-type="float">
            <text:p>0.987729580593</text:p>
          </table:table-cell>
          <table:table-cell office:value-type="float" office:value="0.984535693807" calcext:value-type="float">
            <text:p>0.984535693807</text:p>
          </table:table-cell>
          <table:table-cell office:value-type="float" office:value="0.987513929449" calcext:value-type="float">
            <text:p>0.98751392944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33268102352" calcext:value-type="float">
            <text:p>0.933268102352</text:p>
          </table:table-cell>
          <table:table-cell office:value-type="float" office:value="0.957015037272" calcext:value-type="float">
            <text:p>0.957015037272</text:p>
          </table:table-cell>
          <table:table-cell office:value-type="float" office:value="0.967419938441" calcext:value-type="float">
            <text:p>0.967419938441</text:p>
          </table:table-cell>
          <table:table-cell office:value-type="float" office:value="0.983287552716" calcext:value-type="float">
            <text:p>0.983287552716</text:p>
          </table:table-cell>
          <table:table-cell office:value-type="float" office:value="0.978004393529" calcext:value-type="float">
            <text:p>0.97800439352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27966263803174" calcext:value-type="float">
            <text:p>0.927966263803174</text:p>
          </table:table-cell>
          <table:table-cell office:value-type="float" office:value="0.968806765519213" calcext:value-type="float">
            <text:p>0.968806765519213</text:p>
          </table:table-cell>
          <table:table-cell office:value-type="float" office:value="0.970036131009963" calcext:value-type="float">
            <text:p>0.970036131009963</text:p>
          </table:table-cell>
          <table:table-cell office:value-type="float" office:value="0.972062904749308" calcext:value-type="float">
            <text:p>0.972062904749308</text:p>
          </table:table-cell>
          <table:table-cell office:value-type="float" office:value="0.972652302492712" calcext:value-type="float">
            <text:p>0.97265230249271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92349602726" calcext:value-type="float">
            <text:p>0.92349602726</text:p>
          </table:table-cell>
          <table:table-cell office:value-type="float" office:value="0.988414662967" calcext:value-type="float">
            <text:p>0.988414662967</text:p>
          </table:table-cell>
          <table:table-cell office:value-type="float" office:value="0.988139972441" calcext:value-type="float">
            <text:p>0.988139972441</text:p>
          </table:table-cell>
          <table:table-cell office:value-type="float" office:value="0.987784453954" calcext:value-type="float">
            <text:p>0.987784453954</text:p>
          </table:table-cell>
          <table:table-cell office:value-type="float" office:value="0.988528680775" calcext:value-type="float">
            <text:p>0.98852868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5088679117" calcext:value-type="float">
            <text:p>0.995088679117</text:p>
          </table:table-cell>
          <table:table-cell office:value-type="float" office:value="0.995099213549" calcext:value-type="float">
            <text:p>0.995099213549</text:p>
          </table:table-cell>
          <table:table-cell office:value-type="float" office:value="0.995094853159" calcext:value-type="float">
            <text:p>0.995094853159</text:p>
          </table:table-cell>
          <table:table-cell office:value-type="float" office:value="0.995078342298" calcext:value-type="float">
            <text:p>0.995078342298</text:p>
          </table:table-cell>
          <table:table-cell office:value-type="float" office:value="0.995110837199" calcext:value-type="float">
            <text:p>0.99511083719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90377200612" calcext:value-type="float">
            <text:p>0.990377200612</text:p>
          </table:table-cell>
          <table:table-cell office:value-type="float" office:value="0.990534575119" calcext:value-type="float">
            <text:p>0.990534575119</text:p>
          </table:table-cell>
          <table:table-cell office:value-type="float" office:value="0.990682618962" calcext:value-type="float">
            <text:p>0.990682618962</text:p>
          </table:table-cell>
          <table:table-cell office:value-type="float" office:value="0.990633605054" calcext:value-type="float">
            <text:p>0.990633605054</text:p>
          </table:table-cell>
          <table:table-cell office:value-type="float" office:value="0.990731455083" calcext:value-type="float">
            <text:p>0.99073145508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05429952689481" calcext:value-type="float">
            <text:p>0.905429952689481</text:p>
          </table:table-cell>
          <table:table-cell office:value-type="float" office:value="0.914371779204256" calcext:value-type="float">
            <text:p>0.914371779204256</text:p>
          </table:table-cell>
          <table:table-cell office:value-type="float" office:value="0.913881234622088" calcext:value-type="float">
            <text:p>0.913881234622088</text:p>
          </table:table-cell>
          <table:table-cell office:value-type="float" office:value="0.910149110795212" calcext:value-type="float">
            <text:p>0.910149110795212</text:p>
          </table:table-cell>
          <table:table-cell office:value-type="float" office:value="0.93425092985957" calcext:value-type="float">
            <text:p>0.93425092985957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994933239258" calcext:value-type="float">
            <text:p>0.994933239258</text:p>
          </table:table-cell>
          <table:table-cell office:value-type="float" office:value="0.995067133424" calcext:value-type="float">
            <text:p>0.995067133424</text:p>
          </table:table-cell>
          <table:table-cell office:value-type="float" office:value="0.995052029579" calcext:value-type="float">
            <text:p>0.995052029579</text:p>
          </table:table-cell>
          <table:table-cell office:value-type="float" office:value="0.995044779001" calcext:value-type="float">
            <text:p>0.995044779001</text:p>
          </table:table-cell>
          <table:table-cell office:value-type="float" office:value="0.995046064853" calcext:value-type="float">
            <text:p>0.995046064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7983734952" calcext:value-type="float">
            <text:p>0.997983734952</text:p>
          </table:table-cell>
          <table:table-cell office:value-type="float" office:value="0.998105086921" calcext:value-type="float">
            <text:p>0.998105086921</text:p>
          </table:table-cell>
          <table:table-cell office:value-type="float" office:value="0.998206614036" calcext:value-type="float">
            <text:p>0.998206614036</text:p>
          </table:table-cell>
          <table:table-cell office:value-type="float" office:value="0.998143628754" calcext:value-type="float">
            <text:p>0.998143628754</text:p>
          </table:table-cell>
          <table:table-cell office:value-type="float" office:value="0.998002050927" calcext:value-type="float">
            <text:p>0.998002050927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4221808158" calcext:value-type="float">
            <text:p>0.994221808158</text:p>
          </table:table-cell>
          <table:table-cell office:value-type="float" office:value="0.994558934934" calcext:value-type="float">
            <text:p>0.994558934934</text:p>
          </table:table-cell>
          <table:table-cell office:value-type="float" office:value="0.994215663869" calcext:value-type="float">
            <text:p>0.994215663869</text:p>
          </table:table-cell>
          <table:table-cell office:value-type="float" office:value="0.9941989957" calcext:value-type="float">
            <text:p>0.9941989957</text:p>
          </table:table-cell>
          <table:table-cell office:value-type="float" office:value="0.994381707662" calcext:value-type="float">
            <text:p>0.994381707662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1782307566269" calcext:value-type="float">
            <text:p>0.991782307566269</text:p>
          </table:table-cell>
          <table:table-cell office:value-type="float" office:value="0.991712129174923" calcext:value-type="float">
            <text:p>0.991712129174923</text:p>
          </table:table-cell>
          <table:table-cell office:value-type="float" office:value="0.99170802691145" calcext:value-type="float">
            <text:p>0.99170802691145</text:p>
          </table:table-cell>
          <table:table-cell office:value-type="float" office:value="0.991669038545538" calcext:value-type="float">
            <text:p>0.991669038545538</text:p>
          </table:table-cell>
          <table:table-cell office:value-type="float" office:value="0.991669285954039" calcext:value-type="float">
            <text:p>0.99166928595403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97417850221" calcext:value-type="float">
            <text:p>0.997417850221</text:p>
          </table:table-cell>
          <table:table-cell office:value-type="float" office:value="0.997849932206" calcext:value-type="float">
            <text:p>0.997849932206</text:p>
          </table:table-cell>
          <table:table-cell office:value-type="float" office:value="0.997818260162" calcext:value-type="float">
            <text:p>0.997818260162</text:p>
          </table:table-cell>
          <table:table-cell office:value-type="float" office:value="0.997692161396" calcext:value-type="float">
            <text:p>0.997692161396</text:p>
          </table:table-cell>
          <table:table-cell office:value-type="float" office:value="0.997714411655" calcext:value-type="float">
            <text:p>0.99771441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46819451724" calcext:value-type="float">
            <text:p>0.946819451724</text:p>
          </table:table-cell>
          <table:table-cell office:value-type="float" office:value="0.946809697082" calcext:value-type="float">
            <text:p>0.946809697082</text:p>
          </table:table-cell>
          <table:table-cell office:value-type="float" office:value="0.946810603168" calcext:value-type="float">
            <text:p>0.946810603168</text:p>
          </table:table-cell>
          <table:table-cell office:value-type="float" office:value="0.946687811411" calcext:value-type="float">
            <text:p>0.946687811411</text:p>
          </table:table-cell>
          <table:table-cell office:value-type="float" office:value="0.946579637372" calcext:value-type="float">
            <text:p>0.946579637372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41323695546" calcext:value-type="float">
            <text:p>0.941323695546</text:p>
          </table:table-cell>
          <table:table-cell office:value-type="float" office:value="0.94121418338" calcext:value-type="float">
            <text:p>0.94121418338</text:p>
          </table:table-cell>
          <table:table-cell office:value-type="float" office:value="0.940759238985" calcext:value-type="float">
            <text:p>0.940759238985</text:p>
          </table:table-cell>
          <table:table-cell office:value-type="float" office:value="0.940692835092" calcext:value-type="float">
            <text:p>0.940692835092</text:p>
          </table:table-cell>
          <table:table-cell office:value-type="float" office:value="0.941058419424" calcext:value-type="float">
            <text:p>0.941058419424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05711879734498" calcext:value-type="float">
            <text:p>0.905711879734498</text:p>
          </table:table-cell>
          <table:table-cell office:value-type="float" office:value="0.906282505010543" calcext:value-type="float">
            <text:p>0.906282505010543</text:p>
          </table:table-cell>
          <table:table-cell office:value-type="float" office:value="0.90655700500348" calcext:value-type="float">
            <text:p>0.90655700500348</text:p>
          </table:table-cell>
          <table:table-cell office:value-type="float" office:value="0.906780545579488" calcext:value-type="float">
            <text:p>0.906780545579488</text:p>
          </table:table-cell>
          <table:table-cell office:value-type="float" office:value="0.904550623661174" calcext:value-type="float">
            <text:p>0.904550623661174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946615074211" calcext:value-type="float">
            <text:p>0.946615074211</text:p>
          </table:table-cell>
          <table:table-cell office:value-type="float" office:value="0.946680769685" calcext:value-type="float">
            <text:p>0.946680769685</text:p>
          </table:table-cell>
          <table:table-cell office:value-type="float" office:value="0.946226253442" calcext:value-type="float">
            <text:p>0.946226253442</text:p>
          </table:table-cell>
          <table:table-cell office:value-type="float" office:value="0.946098120644" calcext:value-type="float">
            <text:p>0.946098120644</text:p>
          </table:table-cell>
          <table:table-cell office:value-type="float" office:value="0.946118287313" calcext:value-type="float">
            <text:p>0.94611828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80024758376" calcext:value-type="float">
            <text:p>0.880024758376</text:p>
          </table:table-cell>
          <table:table-cell office:value-type="float" office:value="0.880578519842" calcext:value-type="float">
            <text:p>0.880578519842</text:p>
          </table:table-cell>
          <table:table-cell office:value-type="float" office:value="0.880088957419" calcext:value-type="float">
            <text:p>0.880088957419</text:p>
          </table:table-cell>
          <table:table-cell office:value-type="float" office:value="0.880718475402" calcext:value-type="float">
            <text:p>0.880718475402</text:p>
          </table:table-cell>
          <table:table-cell office:value-type="float" office:value="0.880466210475" calcext:value-type="float">
            <text:p>0.880466210475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46398650219" calcext:value-type="float">
            <text:p>0.846398650219</text:p>
          </table:table-cell>
          <table:table-cell office:value-type="float" office:value="0.846589728943" calcext:value-type="float">
            <text:p>0.846589728943</text:p>
          </table:table-cell>
          <table:table-cell office:value-type="float" office:value="0.846117625535" calcext:value-type="float">
            <text:p>0.846117625535</text:p>
          </table:table-cell>
          <table:table-cell office:value-type="float" office:value="0.847297885177" calcext:value-type="float">
            <text:p>0.847297885177</text:p>
          </table:table-cell>
          <table:table-cell office:value-type="float" office:value="0.877231611585" calcext:value-type="float">
            <text:p>0.877231611585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42388264196343" calcext:value-type="float">
            <text:p>0.842388264196343</text:p>
          </table:table-cell>
          <table:table-cell office:value-type="float" office:value="0.843616499898196" calcext:value-type="float">
            <text:p>0.843616499898196</text:p>
          </table:table-cell>
          <table:table-cell office:value-type="float" office:value="0.844293031478708" calcext:value-type="float">
            <text:p>0.844293031478708</text:p>
          </table:table-cell>
          <table:table-cell office:value-type="float" office:value="0.844568727908292" calcext:value-type="float">
            <text:p>0.844568727908292</text:p>
          </table:table-cell>
          <table:table-cell office:value-type="float" office:value="0.844862190633466" calcext:value-type="float">
            <text:p>0.844862190633466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873365974982" calcext:value-type="float">
            <text:p>0.873365974982</text:p>
          </table:table-cell>
          <table:table-cell office:value-type="float" office:value="0.868198917803" calcext:value-type="float">
            <text:p>0.868198917803</text:p>
          </table:table-cell>
          <table:table-cell office:value-type="float" office:value="0.879920522131" calcext:value-type="float">
            <text:p>0.879920522131</text:p>
          </table:table-cell>
          <table:table-cell office:value-type="float" office:value="0.870606378722" calcext:value-type="float">
            <text:p>0.870606378722</text:p>
          </table:table-cell>
          <table:table-cell office:value-type="float" office:value="0.886649779726" calcext:value-type="float">
            <text:p>0.88664977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1475863824" calcext:value-type="float">
            <text:p>0.891475863824</text:p>
          </table:table-cell>
          <table:table-cell office:value-type="float" office:value="0.883183827017" calcext:value-type="float">
            <text:p>0.883183827017</text:p>
          </table:table-cell>
          <table:table-cell office:value-type="float" office:value="0.886258146991" calcext:value-type="float">
            <text:p>0.886258146991</text:p>
          </table:table-cell>
          <table:table-cell office:value-type="float" office:value="0.903351496316" calcext:value-type="float">
            <text:p>0.903351496316</text:p>
          </table:table-cell>
          <table:table-cell office:value-type="float" office:value="0.880051931753" calcext:value-type="float">
            <text:p>0.88005193175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65990556395" calcext:value-type="float">
            <text:p>0.865990556395</text:p>
          </table:table-cell>
          <table:table-cell office:value-type="float" office:value="0.857297376021" calcext:value-type="float">
            <text:p>0.857297376021</text:p>
          </table:table-cell>
          <table:table-cell office:value-type="float" office:value="0.854141031787" calcext:value-type="float">
            <text:p>0.854141031787</text:p>
          </table:table-cell>
          <table:table-cell office:value-type="float" office:value="0.861471737848" calcext:value-type="float">
            <text:p>0.861471737848</text:p>
          </table:table-cell>
          <table:table-cell office:value-type="float" office:value="0.85238572168" calcext:value-type="float">
            <text:p>0.85238572168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59833631630936" calcext:value-type="float">
            <text:p>0.859833631630936</text:p>
          </table:table-cell>
          <table:table-cell office:value-type="float" office:value="0.858986756372599" calcext:value-type="float">
            <text:p>0.858986756372599</text:p>
          </table:table-cell>
          <table:table-cell office:value-type="float" office:value="0.859016298743543" calcext:value-type="float">
            <text:p>0.859016298743543</text:p>
          </table:table-cell>
          <table:table-cell office:value-type="float" office:value="0.858858910928859" calcext:value-type="float">
            <text:p>0.858858910928859</text:p>
          </table:table-cell>
          <table:table-cell office:value-type="float" office:value="0.857371520225145" calcext:value-type="float">
            <text:p>0.85737152022514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91318124761" calcext:value-type="float">
            <text:p>0.891318124761</text:p>
          </table:table-cell>
          <table:table-cell office:value-type="float" office:value="0.882193143051" calcext:value-type="float">
            <text:p>0.882193143051</text:p>
          </table:table-cell>
          <table:table-cell office:value-type="float" office:value="0.879249259156" calcext:value-type="float">
            <text:p>0.879249259156</text:p>
          </table:table-cell>
          <table:table-cell office:value-type="float" office:value="0.879834583122" calcext:value-type="float">
            <text:p>0.879834583122</text:p>
          </table:table-cell>
          <table:table-cell office:value-type="float" office:value="0.869016695231" calcext:value-type="float">
            <text:p>0.869016695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46695669577" calcext:value-type="float">
            <text:p>0.946695669577</text:p>
          </table:table-cell>
          <table:table-cell office:value-type="float" office:value="0.946797010555" calcext:value-type="float">
            <text:p>0.946797010555</text:p>
          </table:table-cell>
          <table:table-cell office:value-type="float" office:value="0.946864583557" calcext:value-type="float">
            <text:p>0.946864583557</text:p>
          </table:table-cell>
          <table:table-cell office:value-type="float" office:value="0.946872050383" calcext:value-type="float">
            <text:p>0.946872050383</text:p>
          </table:table-cell>
          <table:table-cell office:value-type="float" office:value="0.946826382653" calcext:value-type="float">
            <text:p>0.946826382653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41574512888" calcext:value-type="float">
            <text:p>0.941574512888</text:p>
          </table:table-cell>
          <table:table-cell office:value-type="float" office:value="0.941822150472" calcext:value-type="float">
            <text:p>0.941822150472</text:p>
          </table:table-cell>
          <table:table-cell office:value-type="float" office:value="0.941842885695" calcext:value-type="float">
            <text:p>0.941842885695</text:p>
          </table:table-cell>
          <table:table-cell office:value-type="float" office:value="0.941629742367" calcext:value-type="float">
            <text:p>0.941629742367</text:p>
          </table:table-cell>
          <table:table-cell office:value-type="float" office:value="0.941929721497" calcext:value-type="float">
            <text:p>0.941929721497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05054542885593" calcext:value-type="float">
            <text:p>0.905054542885593</text:p>
          </table:table-cell>
          <table:table-cell office:value-type="float" office:value="0.904539790586034" calcext:value-type="float">
            <text:p>0.904539790586034</text:p>
          </table:table-cell>
          <table:table-cell office:value-type="float" office:value="0.904435767847071" calcext:value-type="float">
            <text:p>0.904435767847071</text:p>
          </table:table-cell>
          <table:table-cell office:value-type="float" office:value="0.904283000755071" calcext:value-type="float">
            <text:p>0.904283000755071</text:p>
          </table:table-cell>
          <table:table-cell office:value-type="float" office:value="0.904080443852359" calcext:value-type="float">
            <text:p>0.904080443852359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946633196625" calcext:value-type="float">
            <text:p>0.946633196625</text:p>
          </table:table-cell>
          <table:table-cell office:value-type="float" office:value="0.946621023735" calcext:value-type="float">
            <text:p>0.946621023735</text:p>
          </table:table-cell>
          <table:table-cell office:value-type="float" office:value="0.946743596553" calcext:value-type="float">
            <text:p>0.946743596553</text:p>
          </table:table-cell>
          <table:table-cell office:value-type="float" office:value="0.946768431692" calcext:value-type="float">
            <text:p>0.946768431692</text:p>
          </table:table-cell>
          <table:table-cell office:value-type="float" office:value="0.946771251425" calcext:value-type="float">
            <text:p>0.946771251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5291795254" calcext:value-type="float">
            <text:p>0.85291795254</text:p>
          </table:table-cell>
          <table:table-cell office:value-type="float" office:value="0.848648994217" calcext:value-type="float">
            <text:p>0.848648994217</text:p>
          </table:table-cell>
          <table:table-cell office:value-type="float" office:value="0.848445325543" calcext:value-type="float">
            <text:p>0.848445325543</text:p>
          </table:table-cell>
          <table:table-cell office:value-type="float" office:value="0.847990221041" calcext:value-type="float">
            <text:p>0.847990221041</text:p>
          </table:table-cell>
          <table:table-cell office:value-type="float" office:value="0.844986198868" calcext:value-type="float">
            <text:p>0.844986198868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99895172819" calcext:value-type="float">
            <text:p>0.899895172819</text:p>
          </table:table-cell>
          <table:table-cell office:value-type="float" office:value="0.902923957869" calcext:value-type="float">
            <text:p>0.902923957869</text:p>
          </table:table-cell>
          <table:table-cell office:value-type="float" office:value="0.90615634496" calcext:value-type="float">
            <text:p>0.90615634496</text:p>
          </table:table-cell>
          <table:table-cell office:value-type="float" office:value="0.898551999427" calcext:value-type="float">
            <text:p>0.898551999427</text:p>
          </table:table-cell>
          <table:table-cell office:value-type="float" office:value="0.815100426787" calcext:value-type="float">
            <text:p>0.81510042678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20127136764519" calcext:value-type="float">
            <text:p>0.820127136764519</text:p>
          </table:table-cell>
          <table:table-cell office:value-type="float" office:value="0.820109348951168" calcext:value-type="float">
            <text:p>0.820109348951168</text:p>
          </table:table-cell>
          <table:table-cell office:value-type="float" office:value="0.820389017092931" calcext:value-type="float">
            <text:p>0.820389017092931</text:p>
          </table:table-cell>
          <table:table-cell office:value-type="float" office:value="0.818789962328556" calcext:value-type="float">
            <text:p>0.818789962328556</text:p>
          </table:table-cell>
          <table:table-cell office:value-type="float" office:value="0.814948441703153" calcext:value-type="float">
            <text:p>0.814948441703153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890754487811" calcext:value-type="float">
            <text:p>0.890754487811</text:p>
          </table:table-cell>
          <table:table-cell office:value-type="float" office:value="0.932705967469" calcext:value-type="float">
            <text:p>0.932705967469</text:p>
          </table:table-cell>
          <table:table-cell office:value-type="float" office:value="0.851675228584" calcext:value-type="float">
            <text:p>0.851675228584</text:p>
          </table:table-cell>
          <table:table-cell office:value-type="float" office:value="0.849621558637" calcext:value-type="float">
            <text:p>0.849621558637</text:p>
          </table:table-cell>
          <table:table-cell office:value-type="float" office:value="0.84665727623" calcext:value-type="float">
            <text:p>0.84665727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90591827964" calcext:value-type="float">
            <text:p>0.790591827964</text:p>
          </table:table-cell>
          <table:table-cell office:value-type="float" office:value="0.918386323696" calcext:value-type="float">
            <text:p>0.918386323696</text:p>
          </table:table-cell>
          <table:table-cell office:value-type="float" office:value="0.91984354239" calcext:value-type="float">
            <text:p>0.91984354239</text:p>
          </table:table-cell>
          <table:table-cell office:value-type="float" office:value="0.909530014861" calcext:value-type="float">
            <text:p>0.909530014861</text:p>
          </table:table-cell>
          <table:table-cell office:value-type="float" office:value="0.920300449132" calcext:value-type="float">
            <text:p>0.920300449132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83512203242" calcext:value-type="float">
            <text:p>0.883512203242</text:p>
          </table:table-cell>
          <table:table-cell office:value-type="float" office:value="0.880580422393" calcext:value-type="float">
            <text:p>0.880580422393</text:p>
          </table:table-cell>
          <table:table-cell office:value-type="float" office:value="0.879490805495" calcext:value-type="float">
            <text:p>0.879490805495</text:p>
          </table:table-cell>
          <table:table-cell office:value-type="float" office:value="0.882314729616" calcext:value-type="float">
            <text:p>0.882314729616</text:p>
          </table:table-cell>
          <table:table-cell office:value-type="float" office:value="0.763789737677" calcext:value-type="float">
            <text:p>0.76378973767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4052100705202" calcext:value-type="float">
            <text:p>0.804052100705202</text:p>
          </table:table-cell>
          <table:table-cell office:value-type="float" office:value="0.827882043916146" calcext:value-type="float">
            <text:p>0.827882043916146</text:p>
          </table:table-cell>
          <table:table-cell office:value-type="float" office:value="0.838560393995916" calcext:value-type="float">
            <text:p>0.838560393995916</text:p>
          </table:table-cell>
          <table:table-cell office:value-type="float" office:value="0.857592919992351" calcext:value-type="float">
            <text:p>0.857592919992351</text:p>
          </table:table-cell>
          <table:table-cell office:value-type="float" office:value="0.86530224566683" calcext:value-type="float">
            <text:p>0.86530224566683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94703283702" calcext:value-type="float">
            <text:p>0.894703283702</text:p>
          </table:table-cell>
          <table:table-cell office:value-type="float" office:value="0.893946757902" calcext:value-type="float">
            <text:p>0.893946757902</text:p>
          </table:table-cell>
          <table:table-cell office:value-type="float" office:value="0.88927676721" calcext:value-type="float">
            <text:p>0.88927676721</text:p>
          </table:table-cell>
          <table:table-cell office:value-type="float" office:value="0.900512059218" calcext:value-type="float">
            <text:p>0.900512059218</text:p>
          </table:table-cell>
          <table:table-cell office:value-type="float" office:value="0.92296664472" calcext:value-type="float">
            <text:p>0.9229666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68421551653" calcext:value-type="float">
            <text:p>0.968421551653</text:p>
          </table:table-cell>
          <table:table-cell office:value-type="float" office:value="0.968347892736" calcext:value-type="float">
            <text:p>0.968347892736</text:p>
          </table:table-cell>
          <table:table-cell office:value-type="float" office:value="0.968520200391" calcext:value-type="float">
            <text:p>0.968520200391</text:p>
          </table:table-cell>
          <table:table-cell office:value-type="float" office:value="0.968461030951" calcext:value-type="float">
            <text:p>0.968461030951</text:p>
          </table:table-cell>
          <table:table-cell office:value-type="float" office:value="0.968310463855" calcext:value-type="float">
            <text:p>0.968310463855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66974151679" calcext:value-type="float">
            <text:p>0.966974151679</text:p>
          </table:table-cell>
          <table:table-cell office:value-type="float" office:value="0.966931894855" calcext:value-type="float">
            <text:p>0.966931894855</text:p>
          </table:table-cell>
          <table:table-cell office:value-type="float" office:value="0.966981375022" calcext:value-type="float">
            <text:p>0.966981375022</text:p>
          </table:table-cell>
          <table:table-cell office:value-type="float" office:value="0.966977713439" calcext:value-type="float">
            <text:p>0.966977713439</text:p>
          </table:table-cell>
          <table:table-cell office:value-type="float" office:value="0.966984366531" calcext:value-type="float">
            <text:p>0.966984366531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40298323978913" calcext:value-type="float">
            <text:p>0.940298323978913</text:p>
          </table:table-cell>
          <table:table-cell office:value-type="float" office:value="0.940682622546318" calcext:value-type="float">
            <text:p>0.940682622546318</text:p>
          </table:table-cell>
          <table:table-cell office:value-type="float" office:value="0.940544539275007" calcext:value-type="float">
            <text:p>0.940544539275007</text:p>
          </table:table-cell>
          <table:table-cell office:value-type="float" office:value="0.940521776274462" calcext:value-type="float">
            <text:p>0.940521776274462</text:p>
          </table:table-cell>
          <table:table-cell office:value-type="float" office:value="0.940834849996939" calcext:value-type="float">
            <text:p>0.940834849996939</text:p>
          </table:table-cell>
          <table:table-cell/>
          <table:table-cell office:value-type="string" calcext:value-type="string">
            <text:p>DTLZ1_3</text:p>
          </table:table-cell>
          <table:table-cell office:value-type="float" office:value="0.968393784234" calcext:value-type="float">
            <text:p>0.968393784234</text:p>
          </table:table-cell>
          <table:table-cell office:value-type="float" office:value="0.968373769957" calcext:value-type="float">
            <text:p>0.968373769957</text:p>
          </table:table-cell>
          <table:table-cell office:value-type="float" office:value="0.968400187954" calcext:value-type="float">
            <text:p>0.968400187954</text:p>
          </table:table-cell>
          <table:table-cell office:value-type="float" office:value="0.968421595763" calcext:value-type="float">
            <text:p>0.968421595763</text:p>
          </table:table-cell>
          <table:table-cell office:value-type="float" office:value="0.968320840564" calcext:value-type="float">
            <text:p>0.968320840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46866623797" calcext:value-type="float">
            <text:p>0.946866623797</text:p>
          </table:table-cell>
          <table:table-cell office:value-type="float" office:value="0.946821335237" calcext:value-type="float">
            <text:p>0.946821335237</text:p>
          </table:table-cell>
          <table:table-cell office:value-type="float" office:value="0.946830114783" calcext:value-type="float">
            <text:p>0.946830114783</text:p>
          </table:table-cell>
          <table:table-cell office:value-type="float" office:value="0.946804837812" calcext:value-type="float">
            <text:p>0.946804837812</text:p>
          </table:table-cell>
          <table:table-cell office:value-type="float" office:value="0.94672925879" calcext:value-type="float">
            <text:p>0.94672925879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44112398247" calcext:value-type="float">
            <text:p>0.944112398247</text:p>
          </table:table-cell>
          <table:table-cell office:value-type="float" office:value="0.94416164145" calcext:value-type="float">
            <text:p>0.94416164145</text:p>
          </table:table-cell>
          <table:table-cell office:value-type="float" office:value="0.9437203641" calcext:value-type="float">
            <text:p>0.9437203641</text:p>
          </table:table-cell>
          <table:table-cell office:value-type="float" office:value="0.943794489747" calcext:value-type="float">
            <text:p>0.943794489747</text:p>
          </table:table-cell>
          <table:table-cell office:value-type="float" office:value="0.943888422813" calcext:value-type="float">
            <text:p>0.943888422813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15018576451775" calcext:value-type="float">
            <text:p>0.915018576451775</text:p>
          </table:table-cell>
          <table:table-cell office:value-type="float" office:value="0.914841391930337" calcext:value-type="float">
            <text:p>0.914841391930337</text:p>
          </table:table-cell>
          <table:table-cell office:value-type="float" office:value="0.915097343751255" calcext:value-type="float">
            <text:p>0.915097343751255</text:p>
          </table:table-cell>
          <table:table-cell office:value-type="float" office:value="0.915124458325142" calcext:value-type="float">
            <text:p>0.915124458325142</text:p>
          </table:table-cell>
          <table:table-cell office:value-type="float" office:value="0.915015239353195" calcext:value-type="float">
            <text:p>0.915015239353195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94654869406" calcext:value-type="float">
            <text:p>0.94654869406</text:p>
          </table:table-cell>
          <table:table-cell office:value-type="float" office:value="0.946703874044" calcext:value-type="float">
            <text:p>0.946703874044</text:p>
          </table:table-cell>
          <table:table-cell office:value-type="float" office:value="0.946474571582" calcext:value-type="float">
            <text:p>0.946474571582</text:p>
          </table:table-cell>
          <table:table-cell office:value-type="float" office:value="0.946485369555" calcext:value-type="float">
            <text:p>0.946485369555</text:p>
          </table:table-cell>
          <table:table-cell office:value-type="float" office:value="0.946640015915" calcext:value-type="float">
            <text:p>0.94664001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46707261859" calcext:value-type="float">
            <text:p>0.946707261859</text:p>
          </table:table-cell>
          <table:table-cell office:value-type="float" office:value="0.946728868053" calcext:value-type="float">
            <text:p>0.946728868053</text:p>
          </table:table-cell>
          <table:table-cell office:value-type="float" office:value="0.946829168983" calcext:value-type="float">
            <text:p>0.946829168983</text:p>
          </table:table-cell>
          <table:table-cell office:value-type="float" office:value="0.946768127316" calcext:value-type="float">
            <text:p>0.946768127316</text:p>
          </table:table-cell>
          <table:table-cell office:value-type="float" office:value="0.946812085541" calcext:value-type="float">
            <text:p>0.94681208554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43389707978" calcext:value-type="float">
            <text:p>0.943389707978</text:p>
          </table:table-cell>
          <table:table-cell office:value-type="float" office:value="0.94356522163" calcext:value-type="float">
            <text:p>0.94356522163</text:p>
          </table:table-cell>
          <table:table-cell office:value-type="float" office:value="0.943744895028" calcext:value-type="float">
            <text:p>0.943744895028</text:p>
          </table:table-cell>
          <table:table-cell office:value-type="float" office:value="0.943869542996" calcext:value-type="float">
            <text:p>0.943869542996</text:p>
          </table:table-cell>
          <table:table-cell office:value-type="float" office:value="0.943955397729" calcext:value-type="float">
            <text:p>0.943955397729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12329258233539" calcext:value-type="float">
            <text:p>0.912329258233539</text:p>
          </table:table-cell>
          <table:table-cell office:value-type="float" office:value="0.915083878686812" calcext:value-type="float">
            <text:p>0.915083878686812</text:p>
          </table:table-cell>
          <table:table-cell office:value-type="float" office:value="0.9150368529286" calcext:value-type="float">
            <text:p>0.9150368529286</text:p>
          </table:table-cell>
          <table:table-cell office:value-type="float" office:value="0.914974482156235" calcext:value-type="float">
            <text:p>0.914974482156235</text:p>
          </table:table-cell>
          <table:table-cell office:value-type="float" office:value="0.914935583584161" calcext:value-type="float">
            <text:p>0.914935583584161</text:p>
          </table:table-cell>
          <table:table-cell/>
          <table:table-cell office:value-type="string" calcext:value-type="string">
            <text:p>DTLZ3_3</text:p>
          </table:table-cell>
          <table:table-cell office:value-type="float" office:value="0.946764345458" calcext:value-type="float">
            <text:p>0.946764345458</text:p>
          </table:table-cell>
          <table:table-cell office:value-type="float" office:value="0.946766357201" calcext:value-type="float">
            <text:p>0.946766357201</text:p>
          </table:table-cell>
          <table:table-cell office:value-type="float" office:value="0.946709346165" calcext:value-type="float">
            <text:p>0.946709346165</text:p>
          </table:table-cell>
          <table:table-cell office:value-type="float" office:value="0.946494110091" calcext:value-type="float">
            <text:p>0.946494110091</text:p>
          </table:table-cell>
          <table:table-cell office:value-type="float" office:value="0.946741538031" calcext:value-type="float">
            <text:p>0.946741538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46692151252" calcext:value-type="float">
            <text:p>0.946692151252</text:p>
          </table:table-cell>
          <table:table-cell office:value-type="float" office:value="0.94675919295" calcext:value-type="float">
            <text:p>0.94675919295</text:p>
          </table:table-cell>
          <table:table-cell office:value-type="float" office:value="0.946750386163" calcext:value-type="float">
            <text:p>0.946750386163</text:p>
          </table:table-cell>
          <table:table-cell office:value-type="float" office:value="0.946720572154" calcext:value-type="float">
            <text:p>0.946720572154</text:p>
          </table:table-cell>
          <table:table-cell office:value-type="float" office:value="0.946714852342" calcext:value-type="float">
            <text:p>0.946714852342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4388337152" calcext:value-type="float">
            <text:p>0.94388337152</text:p>
          </table:table-cell>
          <table:table-cell office:value-type="float" office:value="0.944074630309" calcext:value-type="float">
            <text:p>0.944074630309</text:p>
          </table:table-cell>
          <table:table-cell office:value-type="float" office:value="0.943825063426" calcext:value-type="float">
            <text:p>0.943825063426</text:p>
          </table:table-cell>
          <table:table-cell office:value-type="float" office:value="0.94364589954" calcext:value-type="float">
            <text:p>0.94364589954</text:p>
          </table:table-cell>
          <table:table-cell office:value-type="float" office:value="0.943836023204" calcext:value-type="float">
            <text:p>0.943836023204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651911555838539" calcext:value-type="float">
            <text:p>0.651911555838539</text:p>
          </table:table-cell>
          <table:table-cell office:value-type="float" office:value="0.673609826664075" calcext:value-type="float">
            <text:p>0.673609826664075</text:p>
          </table:table-cell>
          <table:table-cell office:value-type="float" office:value="0.644143300525889" calcext:value-type="float">
            <text:p>0.644143300525889</text:p>
          </table:table-cell>
          <table:table-cell office:value-type="float" office:value="0.6730278482702" calcext:value-type="float">
            <text:p>0.6730278482702</text:p>
          </table:table-cell>
          <table:table-cell office:value-type="float" office:value="0.702525425026104" calcext:value-type="float">
            <text:p>0.702525425026104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946745751499" calcext:value-type="float">
            <text:p>0.946745751499</text:p>
          </table:table-cell>
          <table:table-cell office:value-type="float" office:value="0.9467083709" calcext:value-type="float">
            <text:p>0.9467083709</text:p>
          </table:table-cell>
          <table:table-cell office:value-type="float" office:value="0.946619970045" calcext:value-type="float">
            <text:p>0.946619970045</text:p>
          </table:table-cell>
          <table:table-cell office:value-type="float" office:value="0.946809219132" calcext:value-type="float">
            <text:p>0.946809219132</text:p>
          </table:table-cell>
          <table:table-cell office:value-type="float" office:value="0.946707921269" calcext:value-type="float">
            <text:p>0.94670792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88974584186" calcext:value-type="float">
            <text:p>0.988974584186</text:p>
          </table:table-cell>
          <table:table-cell office:value-type="float" office:value="0.989024269971" calcext:value-type="float">
            <text:p>0.989024269971</text:p>
          </table:table-cell>
          <table:table-cell office:value-type="float" office:value="0.988733078321" calcext:value-type="float">
            <text:p>0.988733078321</text:p>
          </table:table-cell>
          <table:table-cell office:value-type="float" office:value="0.988927458703" calcext:value-type="float">
            <text:p>0.988927458703</text:p>
          </table:table-cell>
          <table:table-cell office:value-type="float" office:value="0.988823421712" calcext:value-type="float">
            <text:p>0.9888234217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054030709" calcext:value-type="float">
            <text:p>0.985054030709</text:p>
          </table:table-cell>
          <table:table-cell office:value-type="float" office:value="0.985048068782" calcext:value-type="float">
            <text:p>0.985048068782</text:p>
          </table:table-cell>
          <table:table-cell office:value-type="float" office:value="0.985042266653" calcext:value-type="float">
            <text:p>0.985042266653</text:p>
          </table:table-cell>
          <table:table-cell office:value-type="float" office:value="0.985044042712" calcext:value-type="float">
            <text:p>0.985044042712</text:p>
          </table:table-cell>
          <table:table-cell office:value-type="float" office:value="0.985043933266" calcext:value-type="float">
            <text:p>0.985043933266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5862642533329" calcext:value-type="float">
            <text:p>0.985862642533329</text:p>
          </table:table-cell>
          <table:table-cell office:value-type="float" office:value="0.985890426179359" calcext:value-type="float">
            <text:p>0.985890426179359</text:p>
          </table:table-cell>
          <table:table-cell office:value-type="float" office:value="0.985867660971379" calcext:value-type="float">
            <text:p>0.985867660971379</text:p>
          </table:table-cell>
          <table:table-cell office:value-type="float" office:value="0.985882316972906" calcext:value-type="float">
            <text:p>0.985882316972906</text:p>
          </table:table-cell>
          <table:table-cell office:value-type="float" office:value="0.985852659947058" calcext:value-type="float">
            <text:p>0.985852659947058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88811888202" calcext:value-type="float">
            <text:p>0.988811888202</text:p>
          </table:table-cell>
          <table:table-cell office:value-type="float" office:value="0.98884287678" calcext:value-type="float">
            <text:p>0.98884287678</text:p>
          </table:table-cell>
          <table:table-cell office:value-type="float" office:value="0.989080497177" calcext:value-type="float">
            <text:p>0.989080497177</text:p>
          </table:table-cell>
          <table:table-cell office:value-type="float" office:value="0.989042473207" calcext:value-type="float">
            <text:p>0.989042473207</text:p>
          </table:table-cell>
          <table:table-cell office:value-type="float" office:value="0.989079264905" calcext:value-type="float">
            <text:p>0.989079264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798748009894" calcext:value-type="float">
            <text:p>0.798748009894</text:p>
          </table:table-cell>
          <table:table-cell office:value-type="float" office:value="0.989059004361" calcext:value-type="float">
            <text:p>0.989059004361</text:p>
          </table:table-cell>
          <table:table-cell office:value-type="float" office:value="0.435777537675" calcext:value-type="float">
            <text:p>0.435777537675</text:p>
          </table:table-cell>
          <table:table-cell office:value-type="float" office:value="0.687284676915" calcext:value-type="float">
            <text:p>0.687284676915</text:p>
          </table:table-cell>
          <table:table-cell office:value-type="float" office:value="0.808537207182" calcext:value-type="float">
            <text:p>0.808537207182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985040677485" calcext:value-type="float">
            <text:p>0.985040677485</text:p>
          </table:table-cell>
          <table:table-cell office:value-type="float" office:value="0.790415812962" calcext:value-type="float">
            <text:p>0.790415812962</text:p>
          </table:table-cell>
          <table:table-cell office:value-type="float" office:value="0.929281969012" calcext:value-type="float">
            <text:p>0.929281969012</text:p>
          </table:table-cell>
          <table:table-cell office:value-type="float" office:value="0.836757770358" calcext:value-type="float">
            <text:p>0.836757770358</text:p>
          </table:table-cell>
          <table:table-cell office:value-type="float" office:value="0.708721174142" calcext:value-type="float">
            <text:p>0.708721174142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774884878103634" calcext:value-type="float">
            <text:p>0.774884878103634</text:p>
          </table:table-cell>
          <table:table-cell office:value-type="float" office:value="0.730623751948935" calcext:value-type="float">
            <text:p>0.730623751948935</text:p>
          </table:table-cell>
          <table:table-cell office:value-type="float" office:value="0.671158634504601" calcext:value-type="float">
            <text:p>0.671158634504601</text:p>
          </table:table-cell>
          <table:table-cell office:value-type="float" office:value="0.705045799449075" calcext:value-type="float">
            <text:p>0.705045799449075</text:p>
          </table:table-cell>
          <table:table-cell office:value-type="float" office:value="0.677454976209936" calcext:value-type="float">
            <text:p>0.677454976209936</text:p>
          </table:table-cell>
          <table:table-cell/>
          <table:table-cell office:value-type="string" calcext:value-type="string">
            <text:p>DTLZ6_3</text:p>
          </table:table-cell>
          <table:table-cell office:value-type="float" office:value="0.699531061201" calcext:value-type="float">
            <text:p>0.699531061201</text:p>
          </table:table-cell>
          <table:table-cell office:value-type="float" office:value="0.54069021534" calcext:value-type="float">
            <text:p>0.54069021534</text:p>
          </table:table-cell>
          <table:table-cell office:value-type="float" office:value="0.456864512349" calcext:value-type="float">
            <text:p>0.456864512349</text:p>
          </table:table-cell>
          <table:table-cell office:value-type="float" office:value="0.783443785863" calcext:value-type="float">
            <text:p>0.783443785863</text:p>
          </table:table-cell>
          <table:table-cell office:value-type="float" office:value="0.608020476415" calcext:value-type="float">
            <text:p>0.608020476415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75493754505" calcext:value-type="float">
            <text:p>0.975493754505</text:p>
          </table:table-cell>
          <table:table-cell office:value-type="float" office:value="0.975602755179" calcext:value-type="float">
            <text:p>0.975602755179</text:p>
          </table:table-cell>
          <table:table-cell office:value-type="float" office:value="0.976127744718" calcext:value-type="float">
            <text:p>0.976127744718</text:p>
          </table:table-cell>
          <table:table-cell office:value-type="float" office:value="0.975614459371" calcext:value-type="float">
            <text:p>0.975614459371</text:p>
          </table:table-cell>
          <table:table-cell office:value-type="float" office:value="0.975787786075" calcext:value-type="float">
            <text:p>0.97578778607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67587158116" calcext:value-type="float">
            <text:p>0.967587158116</text:p>
          </table:table-cell>
          <table:table-cell office:value-type="float" office:value="0.966555229178" calcext:value-type="float">
            <text:p>0.966555229178</text:p>
          </table:table-cell>
          <table:table-cell office:value-type="float" office:value="0.967081101486" calcext:value-type="float">
            <text:p>0.967081101486</text:p>
          </table:table-cell>
          <table:table-cell office:value-type="float" office:value="0.966643500564" calcext:value-type="float">
            <text:p>0.966643500564</text:p>
          </table:table-cell>
          <table:table-cell office:value-type="float" office:value="0.967429000175" calcext:value-type="float">
            <text:p>0.967429000175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852002720721307" calcext:value-type="float">
            <text:p>0.852002720721307</text:p>
          </table:table-cell>
          <table:table-cell office:value-type="float" office:value="0.848668649962503" calcext:value-type="float">
            <text:p>0.848668649962503</text:p>
          </table:table-cell>
          <table:table-cell office:value-type="float" office:value="0.858880832163736" calcext:value-type="float">
            <text:p>0.858880832163736</text:p>
          </table:table-cell>
          <table:table-cell office:value-type="float" office:value="0.860516274729191" calcext:value-type="float">
            <text:p>0.860516274729191</text:p>
          </table:table-cell>
          <table:table-cell office:value-type="float" office:value="0.860179421666479" calcext:value-type="float">
            <text:p>0.860179421666479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75995284182" calcext:value-type="float">
            <text:p>0.975995284182</text:p>
          </table:table-cell>
          <table:table-cell office:value-type="float" office:value="0.975997502573" calcext:value-type="float">
            <text:p>0.975997502573</text:p>
          </table:table-cell>
          <table:table-cell office:value-type="float" office:value="0.976257206506" calcext:value-type="float">
            <text:p>0.976257206506</text:p>
          </table:table-cell>
          <table:table-cell office:value-type="float" office:value="0.976141185919" calcext:value-type="float">
            <text:p>0.976141185919</text:p>
          </table:table-cell>
          <table:table-cell office:value-type="float" office:value="0.976294246098" calcext:value-type="float">
            <text:p>0.976294246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28246604823" calcext:value-type="float">
            <text:p>0.928246604823</text:p>
          </table:table-cell>
          <table:table-cell office:value-type="float" office:value="0.578463535782" calcext:value-type="float">
            <text:p>0.578463535782</text:p>
          </table:table-cell>
          <table:table-cell office:value-type="float" office:value="0.578466468421" calcext:value-type="float">
            <text:p>0.578466468421</text:p>
          </table:table-cell>
          <table:table-cell office:value-type="float" office:value="0.578462051283" calcext:value-type="float">
            <text:p>0.578462051283</text:p>
          </table:table-cell>
          <table:table-cell office:value-type="float" office:value="0.578465101164" calcext:value-type="float">
            <text:p>0.57846510116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9245562644" calcext:value-type="float">
            <text:p>0.9245562644</text:p>
          </table:table-cell>
          <table:table-cell office:value-type="float" office:value="0.928430693329" calcext:value-type="float">
            <text:p>0.928430693329</text:p>
          </table:table-cell>
          <table:table-cell office:value-type="float" office:value="0.914119062241" calcext:value-type="float">
            <text:p>0.914119062241</text:p>
          </table:table-cell>
          <table:table-cell office:value-type="float" office:value="0.839481616338" calcext:value-type="float">
            <text:p>0.839481616338</text:p>
          </table:table-cell>
          <table:table-cell office:value-type="float" office:value="0.810170266169" calcext:value-type="float">
            <text:p>0.81017026616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5289197543577" calcext:value-type="float">
            <text:p>0.85289197543577</text:p>
          </table:table-cell>
          <table:table-cell office:value-type="float" office:value="0.768311634867799" calcext:value-type="float">
            <text:p>0.768311634867799</text:p>
          </table:table-cell>
          <table:table-cell office:value-type="float" office:value="0.74095244328458" calcext:value-type="float">
            <text:p>0.74095244328458</text:p>
          </table:table-cell>
          <table:table-cell office:value-type="float" office:value="0.674723675557945" calcext:value-type="float">
            <text:p>0.674723675557945</text:p>
          </table:table-cell>
          <table:table-cell office:value-type="float" office:value="0.640755845766228" calcext:value-type="float">
            <text:p>0.640755845766228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837281626613" calcext:value-type="float">
            <text:p>0.837281626613</text:p>
          </table:table-cell>
          <table:table-cell office:value-type="float" office:value="0.923936493326" calcext:value-type="float">
            <text:p>0.923936493326</text:p>
          </table:table-cell>
          <table:table-cell office:value-type="float" office:value="0.819551586465" calcext:value-type="float">
            <text:p>0.819551586465</text:p>
          </table:table-cell>
          <table:table-cell office:value-type="float" office:value="0.841216814358" calcext:value-type="float">
            <text:p>0.841216814358</text:p>
          </table:table-cell>
          <table:table-cell office:value-type="float" office:value="0.816402813435" calcext:value-type="float">
            <text:p>0.816402813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99196861823" calcext:value-type="float">
            <text:p>0.799196861823</text:p>
          </table:table-cell>
          <table:table-cell office:value-type="float" office:value="0.943962069903" calcext:value-type="float">
            <text:p>0.943962069903</text:p>
          </table:table-cell>
          <table:table-cell office:value-type="float" office:value="0.934165676683" calcext:value-type="float">
            <text:p>0.934165676683</text:p>
          </table:table-cell>
          <table:table-cell office:value-type="float" office:value="0.922351204825" calcext:value-type="float">
            <text:p>0.922351204825</text:p>
          </table:table-cell>
          <table:table-cell office:value-type="float" office:value="0.749541282109" calcext:value-type="float">
            <text:p>0.74954128210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58921553871" calcext:value-type="float">
            <text:p>0.958921553871</text:p>
          </table:table-cell>
          <table:table-cell office:value-type="float" office:value="0.953548273012" calcext:value-type="float">
            <text:p>0.953548273012</text:p>
          </table:table-cell>
          <table:table-cell office:value-type="float" office:value="0.953213752217" calcext:value-type="float">
            <text:p>0.953213752217</text:p>
          </table:table-cell>
          <table:table-cell office:value-type="float" office:value="0.934794146591" calcext:value-type="float">
            <text:p>0.934794146591</text:p>
          </table:table-cell>
          <table:table-cell office:value-type="float" office:value="0.873171343612" calcext:value-type="float">
            <text:p>0.87317134361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84367197713656" calcext:value-type="float">
            <text:p>0.84367197713656</text:p>
          </table:table-cell>
          <table:table-cell office:value-type="float" office:value="0.807844215569055" calcext:value-type="float">
            <text:p>0.807844215569055</text:p>
          </table:table-cell>
          <table:table-cell office:value-type="float" office:value="0.830924556342399" calcext:value-type="float">
            <text:p>0.830924556342399</text:p>
          </table:table-cell>
          <table:table-cell office:value-type="float" office:value="0.800092037261475" calcext:value-type="float">
            <text:p>0.800092037261475</text:p>
          </table:table-cell>
          <table:table-cell office:value-type="float" office:value="0.767387433695722" calcext:value-type="float">
            <text:p>0.76738743369572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977236762787" calcext:value-type="float">
            <text:p>0.977236762787</text:p>
          </table:table-cell>
          <table:table-cell office:value-type="float" office:value="0.97458650739" calcext:value-type="float">
            <text:p>0.97458650739</text:p>
          </table:table-cell>
          <table:table-cell office:value-type="float" office:value="0.944047732585" calcext:value-type="float">
            <text:p>0.944047732585</text:p>
          </table:table-cell>
          <table:table-cell office:value-type="float" office:value="0.926226836737" calcext:value-type="float">
            <text:p>0.926226836737</text:p>
          </table:table-cell>
          <table:table-cell office:value-type="float" office:value="0.890494086396" calcext:value-type="float">
            <text:p>0.890494086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84566556089" calcext:value-type="float">
            <text:p>0.484566556089</text:p>
          </table:table-cell>
          <table:table-cell office:value-type="float" office:value="0.333565371778" calcext:value-type="float">
            <text:p>0.333565371778</text:p>
          </table:table-cell>
          <table:table-cell office:value-type="float" office:value="0.565935074911" calcext:value-type="float">
            <text:p>0.565935074911</text:p>
          </table:table-cell>
          <table:table-cell office:value-type="float" office:value="0.363781707468" calcext:value-type="float">
            <text:p>0.363781707468</text:p>
          </table:table-cell>
          <table:table-cell office:value-type="float" office:value="0.578463823359" calcext:value-type="float">
            <text:p>0.578463823359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744821838515" calcext:value-type="float">
            <text:p>0.744821838515</text:p>
          </table:table-cell>
          <table:table-cell office:value-type="float" office:value="0.723021233717" calcext:value-type="float">
            <text:p>0.723021233717</text:p>
          </table:table-cell>
          <table:table-cell office:value-type="float" office:value="0.715444815078" calcext:value-type="float">
            <text:p>0.715444815078</text:p>
          </table:table-cell>
          <table:table-cell office:value-type="float" office:value="0.481893763161" calcext:value-type="float">
            <text:p>0.481893763161</text:p>
          </table:table-cell>
          <table:table-cell office:value-type="float" office:value="0.615592087147" calcext:value-type="float">
            <text:p>0.615592087147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67743124521037" calcext:value-type="float">
            <text:p>0.267743124521037</text:p>
          </table:table-cell>
          <table:table-cell office:value-type="float" office:value="0.331374505395706" calcext:value-type="float">
            <text:p>0.331374505395706</text:p>
          </table:table-cell>
          <table:table-cell office:value-type="float" office:value="0.26242576278136" calcext:value-type="float">
            <text:p>0.26242576278136</text:p>
          </table:table-cell>
          <table:table-cell office:value-type="float" office:value="0.289093531781166" calcext:value-type="float">
            <text:p>0.289093531781166</text:p>
          </table:table-cell>
          <table:table-cell office:value-type="float" office:value="0.307870190213443" calcext:value-type="float">
            <text:p>0.30787019021344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688599475199" calcext:value-type="float">
            <text:p>0.688599475199</text:p>
          </table:table-cell>
          <table:table-cell office:value-type="float" office:value="0.494488077064" calcext:value-type="float">
            <text:p>0.494488077064</text:p>
          </table:table-cell>
          <table:table-cell office:value-type="float" office:value="0.672295001521" calcext:value-type="float">
            <text:p>0.672295001521</text:p>
          </table:table-cell>
          <table:table-cell office:value-type="float" office:value="0.290687018925" calcext:value-type="float">
            <text:p>0.290687018925</text:p>
          </table:table-cell>
          <table:table-cell office:value-type="float" office:value="0.578463788254" calcext:value-type="float">
            <text:p>0.57846378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360377697" calcext:value-type="float">
            <text:p>0.89360377697</text:p>
          </table:table-cell>
          <table:table-cell office:value-type="float" office:value="0.892404361141" calcext:value-type="float">
            <text:p>0.892404361141</text:p>
          </table:table-cell>
          <table:table-cell office:value-type="float" office:value="0.891501182631" calcext:value-type="float">
            <text:p>0.891501182631</text:p>
          </table:table-cell>
          <table:table-cell office:value-type="float" office:value="0.890213437293" calcext:value-type="float">
            <text:p>0.890213437293</text:p>
          </table:table-cell>
          <table:table-cell office:value-type="float" office:value="0.903040646415" calcext:value-type="float">
            <text:p>0.903040646415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94572204237" calcext:value-type="float">
            <text:p>0.894572204237</text:p>
          </table:table-cell>
          <table:table-cell office:value-type="float" office:value="0.889258315102" calcext:value-type="float">
            <text:p>0.889258315102</text:p>
          </table:table-cell>
          <table:table-cell office:value-type="float" office:value="0.876830191333" calcext:value-type="float">
            <text:p>0.876830191333</text:p>
          </table:table-cell>
          <table:table-cell office:value-type="float" office:value="0.888064477132" calcext:value-type="float">
            <text:p>0.888064477132</text:p>
          </table:table-cell>
          <table:table-cell office:value-type="float" office:value="0.876355305421" calcext:value-type="float">
            <text:p>0.876355305421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72818803504726" calcext:value-type="float">
            <text:p>0.872818803504726</text:p>
          </table:table-cell>
          <table:table-cell office:value-type="float" office:value="0.876425174847074" calcext:value-type="float">
            <text:p>0.876425174847074</text:p>
          </table:table-cell>
          <table:table-cell office:value-type="float" office:value="0.87561814794532" calcext:value-type="float">
            <text:p>0.87561814794532</text:p>
          </table:table-cell>
          <table:table-cell office:value-type="float" office:value="0.874320838754337" calcext:value-type="float">
            <text:p>0.874320838754337</text:p>
          </table:table-cell>
          <table:table-cell office:value-type="float" office:value="0.860900917155019" calcext:value-type="float">
            <text:p>0.860900917155019</text:p>
          </table:table-cell>
          <table:table-cell/>
          <table:table-cell office:value-type="string" calcext:value-type="string">
            <text:p>IMB4_3</text:p>
          </table:table-cell>
          <table:table-cell office:value-type="float" office:value="0.878064675163" calcext:value-type="float">
            <text:p>0.878064675163</text:p>
          </table:table-cell>
          <table:table-cell office:value-type="float" office:value="0.893863863982" calcext:value-type="float">
            <text:p>0.893863863982</text:p>
          </table:table-cell>
          <table:table-cell office:value-type="float" office:value="0.878052756295" calcext:value-type="float">
            <text:p>0.878052756295</text:p>
          </table:table-cell>
          <table:table-cell office:value-type="float" office:value="0.901575407786" calcext:value-type="float">
            <text:p>0.901575407786</text:p>
          </table:table-cell>
          <table:table-cell office:value-type="float" office:value="0.877962484392" calcext:value-type="float">
            <text:p>0.877962484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6853307357" calcext:value-type="float">
            <text:p>0.896853307357</text:p>
          </table:table-cell>
          <table:table-cell office:value-type="float" office:value="0.896804216321" calcext:value-type="float">
            <text:p>0.896804216321</text:p>
          </table:table-cell>
          <table:table-cell office:value-type="float" office:value="0.896842901649" calcext:value-type="float">
            <text:p>0.896842901649</text:p>
          </table:table-cell>
          <table:table-cell office:value-type="float" office:value="0.896776867933" calcext:value-type="float">
            <text:p>0.896776867933</text:p>
          </table:table-cell>
          <table:table-cell office:value-type="float" office:value="0.896881039389" calcext:value-type="float">
            <text:p>0.896881039389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93697325236" calcext:value-type="float">
            <text:p>0.893697325236</text:p>
          </table:table-cell>
          <table:table-cell office:value-type="float" office:value="0.893849641484" calcext:value-type="float">
            <text:p>0.893849641484</text:p>
          </table:table-cell>
          <table:table-cell office:value-type="float" office:value="0.893890997073" calcext:value-type="float">
            <text:p>0.893890997073</text:p>
          </table:table-cell>
          <table:table-cell office:value-type="float" office:value="0.893946189346" calcext:value-type="float">
            <text:p>0.893946189346</text:p>
          </table:table-cell>
          <table:table-cell office:value-type="float" office:value="0.894292542684" calcext:value-type="float">
            <text:p>0.894292542684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71703526479736" calcext:value-type="float">
            <text:p>0.871703526479736</text:p>
          </table:table-cell>
          <table:table-cell office:value-type="float" office:value="0.871742761276213" calcext:value-type="float">
            <text:p>0.871742761276213</text:p>
          </table:table-cell>
          <table:table-cell office:value-type="float" office:value="0.871751876750697" calcext:value-type="float">
            <text:p>0.871751876750697</text:p>
          </table:table-cell>
          <table:table-cell office:value-type="float" office:value="0.871718563031665" calcext:value-type="float">
            <text:p>0.871718563031665</text:p>
          </table:table-cell>
          <table:table-cell office:value-type="float" office:value="0.87175245396773" calcext:value-type="float">
            <text:p>0.87175245396773</text:p>
          </table:table-cell>
          <table:table-cell/>
          <table:table-cell office:value-type="string" calcext:value-type="string">
            <text:p>IMB5_3</text:p>
          </table:table-cell>
          <table:table-cell office:value-type="float" office:value="0.896884526067" calcext:value-type="float">
            <text:p>0.896884526067</text:p>
          </table:table-cell>
          <table:table-cell office:value-type="float" office:value="0.896914049585" calcext:value-type="float">
            <text:p>0.896914049585</text:p>
          </table:table-cell>
          <table:table-cell office:value-type="float" office:value="0.896901892564" calcext:value-type="float">
            <text:p>0.896901892564</text:p>
          </table:table-cell>
          <table:table-cell office:value-type="float" office:value="0.896928417416" calcext:value-type="float">
            <text:p>0.896928417416</text:p>
          </table:table-cell>
          <table:table-cell office:value-type="float" office:value="0.896882423942" calcext:value-type="float">
            <text:p>0.896882423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680040896" calcext:value-type="float">
            <text:p>0.95680040896</text:p>
          </table:table-cell>
          <table:table-cell office:value-type="float" office:value="0.956788720962" calcext:value-type="float">
            <text:p>0.956788720962</text:p>
          </table:table-cell>
          <table:table-cell office:value-type="float" office:value="0.95692554405" calcext:value-type="float">
            <text:p>0.95692554405</text:p>
          </table:table-cell>
          <table:table-cell office:value-type="float" office:value="0.956896079305" calcext:value-type="float">
            <text:p>0.956896079305</text:p>
          </table:table-cell>
          <table:table-cell office:value-type="float" office:value="0.956849730772" calcext:value-type="float">
            <text:p>0.956849730772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55650775778" calcext:value-type="float">
            <text:p>0.955650775778</text:p>
          </table:table-cell>
          <table:table-cell office:value-type="float" office:value="0.955453201397" calcext:value-type="float">
            <text:p>0.955453201397</text:p>
          </table:table-cell>
          <table:table-cell office:value-type="float" office:value="0.955640354436" calcext:value-type="float">
            <text:p>0.955640354436</text:p>
          </table:table-cell>
          <table:table-cell office:value-type="float" office:value="0.955671442137" calcext:value-type="float">
            <text:p>0.955671442137</text:p>
          </table:table-cell>
          <table:table-cell office:value-type="float" office:value="0.955514822891" calcext:value-type="float">
            <text:p>0.955514822891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39107757267178" calcext:value-type="float">
            <text:p>0.939107757267178</text:p>
          </table:table-cell>
          <table:table-cell office:value-type="float" office:value="0.938977240842862" calcext:value-type="float">
            <text:p>0.938977240842862</text:p>
          </table:table-cell>
          <table:table-cell office:value-type="float" office:value="0.939053188125529" calcext:value-type="float">
            <text:p>0.939053188125529</text:p>
          </table:table-cell>
          <table:table-cell office:value-type="float" office:value="0.938869751492925" calcext:value-type="float">
            <text:p>0.938869751492925</text:p>
          </table:table-cell>
          <table:table-cell office:value-type="float" office:value="0.938886445702113" calcext:value-type="float">
            <text:p>0.938886445702113</text:p>
          </table:table-cell>
          <table:table-cell/>
          <table:table-cell office:value-type="string" calcext:value-type="string">
            <text:p>IMB6_3</text:p>
          </table:table-cell>
          <table:table-cell office:value-type="float" office:value="0.956914578605" calcext:value-type="float">
            <text:p>0.956914578605</text:p>
          </table:table-cell>
          <table:table-cell office:value-type="float" office:value="0.956853673289" calcext:value-type="float">
            <text:p>0.956853673289</text:p>
          </table:table-cell>
          <table:table-cell office:value-type="float" office:value="0.956844075872" calcext:value-type="float">
            <text:p>0.956844075872</text:p>
          </table:table-cell>
          <table:table-cell office:value-type="float" office:value="0.956887407518" calcext:value-type="float">
            <text:p>0.956887407518</text:p>
          </table:table-cell>
          <table:table-cell office:value-type="float" office:value="0.956910372684" calcext:value-type="float">
            <text:p>0.956910372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866811640424" calcext:value-type="float">
            <text:p>0.866811640424</text:p>
          </table:table-cell>
          <table:table-cell office:value-type="float" office:value="0.866646093733" calcext:value-type="float">
            <text:p>0.866646093733</text:p>
          </table:table-cell>
          <table:table-cell office:value-type="float" office:value="0.862027702023" calcext:value-type="float">
            <text:p>0.862027702023</text:p>
          </table:table-cell>
          <table:table-cell office:value-type="float" office:value="0.886162510455" calcext:value-type="float">
            <text:p>0.886162510455</text:p>
          </table:table-cell>
          <table:table-cell office:value-type="float" office:value="0.873374463281" calcext:value-type="float">
            <text:p>0.873374463281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921012592737" calcext:value-type="float">
            <text:p>0.921012592737</text:p>
          </table:table-cell>
          <table:table-cell office:value-type="float" office:value="0.91298450154" calcext:value-type="float">
            <text:p>0.91298450154</text:p>
          </table:table-cell>
          <table:table-cell office:value-type="float" office:value="0.908892122212" calcext:value-type="float">
            <text:p>0.908892122212</text:p>
          </table:table-cell>
          <table:table-cell office:value-type="float" office:value="0.917172912978" calcext:value-type="float">
            <text:p>0.917172912978</text:p>
          </table:table-cell>
          <table:table-cell office:value-type="float" office:value="0.869374142013" calcext:value-type="float">
            <text:p>0.869374142013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874815915300473" calcext:value-type="float">
            <text:p>0.874815915300473</text:p>
          </table:table-cell>
          <table:table-cell office:value-type="float" office:value="0.878425430861629" calcext:value-type="float">
            <text:p>0.878425430861629</text:p>
          </table:table-cell>
          <table:table-cell office:value-type="float" office:value="0.867203670158757" calcext:value-type="float">
            <text:p>0.867203670158757</text:p>
          </table:table-cell>
          <table:table-cell office:value-type="float" office:value="0.86469866435154" calcext:value-type="float">
            <text:p>0.86469866435154</text:p>
          </table:table-cell>
          <table:table-cell office:value-type="float" office:value="0.841425968486357" calcext:value-type="float">
            <text:p>0.841425968486357</text:p>
          </table:table-cell>
          <table:table-cell/>
          <table:table-cell office:value-type="string" calcext:value-type="string">
            <text:p>IMB10_3</text:p>
          </table:table-cell>
          <table:table-cell office:value-type="float" office:value="0.916329720772" calcext:value-type="float">
            <text:p>0.916329720772</text:p>
          </table:table-cell>
          <table:table-cell office:value-type="float" office:value="0.90921080374" calcext:value-type="float">
            <text:p>0.90921080374</text:p>
          </table:table-cell>
          <table:table-cell office:value-type="float" office:value="0.913915285781" calcext:value-type="float">
            <text:p>0.913915285781</text:p>
          </table:table-cell>
          <table:table-cell office:value-type="float" office:value="0.8952298159" calcext:value-type="float">
            <text:p>0.8952298159</text:p>
          </table:table-cell>
          <table:table-cell office:value-type="float" office:value="0.881553622845" calcext:value-type="float">
            <text:p>0.881553622845</text:p>
          </table:table-cell>
          <table:table-cell table:number-columns-repeated="2"/>
        </table:table-row>
        <table:table-row table:style-name="ro1">
          <table:table-cell/>
          <table:table-cell table:formula="of:=AVERAGE([.B36:.B58])" office:value-type="float" office:value="0.899308154260304" calcext:value-type="float">
            <text:p>0.899308154260304</text:p>
          </table:table-cell>
          <table:table-cell table:formula="of:=AVERAGE([.C36:.C58])" office:value-type="float" office:value="0.897219847542435" calcext:value-type="float">
            <text:p>0.897219847542435</text:p>
          </table:table-cell>
          <table:table-cell table:formula="of:=AVERAGE([.D36:.D58])" office:value-type="float" office:value="0.882816303837304" calcext:value-type="float">
            <text:p>0.882816303837304</text:p>
          </table:table-cell>
          <table:table-cell table:formula="of:=AVERAGE([.E36:.E58])" office:value-type="float" office:value="0.885570989393783" calcext:value-type="float">
            <text:p>0.885570989393783</text:p>
          </table:table-cell>
          <table:table-cell table:formula="of:=AVERAGE([.F36:.F58])" office:value-type="float" office:value="0.892094295209304" calcext:value-type="float">
            <text:p>0.892094295209304</text:p>
          </table:table-cell>
          <table:table-cell table:number-columns-repeated="2"/>
          <table:table-cell table:formula="of:=AVERAGE([.I36:.I58])" office:value-type="float" office:value="0.927210258814739" calcext:value-type="float">
            <text:p>0.927210258814739</text:p>
          </table:table-cell>
          <table:table-cell table:formula="of:=AVERAGE([.J36:.J58])" office:value-type="float" office:value="0.917818901093478" calcext:value-type="float">
            <text:p>0.917818901093478</text:p>
          </table:table-cell>
          <table:table-cell table:formula="of:=AVERAGE([.K36:.K58])" office:value-type="float" office:value="0.922544977523739" calcext:value-type="float">
            <text:p>0.922544977523739</text:p>
          </table:table-cell>
          <table:table-cell table:formula="of:=AVERAGE([.L36:.L58])" office:value-type="float" office:value="0.905992895218957" calcext:value-type="float">
            <text:p>0.905992895218957</text:p>
          </table:table-cell>
          <table:table-cell table:formula="of:=AVERAGE([.M36:.M58])" office:value-type="float" office:value="0.891693131422652" calcext:value-type="float">
            <text:p>0.891693131422652</text:p>
          </table:table-cell>
          <table:table-cell table:number-columns-repeated="2"/>
          <table:table-cell table:formula="of:=AVERAGE([.P36:.P58])" office:value-type="float" office:value="0.848582918064458" calcext:value-type="float">
            <text:p>0.848582918064458</text:p>
          </table:table-cell>
          <table:table-cell table:formula="of:=AVERAGE([.Q36:.Q58])" office:value-type="float" office:value="0.848643875226598" calcext:value-type="float">
            <text:p>0.848643875226598</text:p>
          </table:table-cell>
          <table:table-cell table:formula="of:=AVERAGE([.R36:.R58])" office:value-type="float" office:value="0.842066770270185" calcext:value-type="float">
            <text:p>0.842066770270185</text:p>
          </table:table-cell>
          <table:table-cell table:formula="of:=AVERAGE([.S36:.S58])" office:value-type="float" office:value="0.842320223477867" calcext:value-type="float">
            <text:p>0.842320223477867</text:p>
          </table:table-cell>
          <table:table-cell table:formula="of:=AVERAGE([.T36:.T58])" office:value-type="float" office:value="0.839802843252997" calcext:value-type="float">
            <text:p>0.839802843252997</text:p>
          </table:table-cell>
          <table:table-cell table:number-columns-repeated="2"/>
          <table:table-cell table:formula="of:=AVERAGE([.W36:.W58])" office:value-type="float" office:value="0.912319105777087" calcext:value-type="float">
            <text:p>0.912319105777087</text:p>
          </table:table-cell>
          <table:table-cell table:formula="of:=AVERAGE([.X36:.X58])" office:value-type="float" office:value="0.905026727974478" calcext:value-type="float">
            <text:p>0.905026727974478</text:p>
          </table:table-cell>
          <table:table-cell table:formula="of:=AVERAGE([.Y36:.Y58])" office:value-type="float" office:value="0.89939637009213" calcext:value-type="float">
            <text:p>0.89939637009213</text:p>
          </table:table-cell>
          <table:table-cell table:formula="of:=AVERAGE([.Z36:.Z58])" office:value-type="float" office:value="0.897371825415478" calcext:value-type="float">
            <text:p>0.897371825415478</text:p>
          </table:table-cell>
          <table:table-cell table:formula="of:=AVERAGE([.AA36:.AA58])" office:value-type="float" office:value="0.899127955959696" calcext:value-type="float">
            <text:p>0.899127955959696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7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3"/>
          <table:table-cell table:style-name="Default" table:number-columns-repeated="19"/>
          <table:table-cell table:number-columns-repeated="2"/>
        </table:table-row>
        <table:table-row table:style-name="ro1">
          <table:table-cell table:style-name="ce5" office:value-type="string" calcext:value-type="string">
            <text:p>2 objetivos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office:value-type="string" calcext:value-type="string">
            <text:p>3 objetivos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5" office:value-type="string" calcext:value-type="string">
            <text:p>SMS-EMOA</text:p>
          </table:table-cell>
          <table:table-cell table:style-name="ce7" office:value-type="float" office:value="0.831038331333817" calcext:value-type="float">
            <text:p>0.8310</text:p>
          </table:table-cell>
          <table:table-cell table:style-name="ce7" office:value-type="float" office:value="0.840900288111483" calcext:value-type="float">
            <text:p>0.8409</text:p>
          </table:table-cell>
          <table:table-cell table:style-name="ce7" office:value-type="float" office:value="0.834467212842238" calcext:value-type="float">
            <text:p>0.8345</text:p>
          </table:table-cell>
          <table:table-cell table:style-name="ce7" office:value-type="float" office:value="0.820259152695138" calcext:value-type="float">
            <text:p>0.8203</text:p>
          </table:table-cell>
          <table:table-cell table:style-name="ce7" office:value-type="float" office:value="0.859478935038069" calcext:value-type="float">
            <text:p>0.8595</text:p>
          </table:table-cell>
          <table:table-cell table:style-name="Default"/>
          <table:table-cell table:style-name="ce5" office:value-type="string" calcext:value-type="string">
            <text:p>SMS-EMOA</text:p>
          </table:table-cell>
          <table:table-cell table:style-name="ce9" office:value-type="float" office:value="0.899308154260304" calcext:value-type="float">
            <text:p>0.8993</text:p>
          </table:table-cell>
          <table:table-cell table:style-name="ce9" office:value-type="float" office:value="0.897219847542435" calcext:value-type="float">
            <text:p>0.8972</text:p>
          </table:table-cell>
          <table:table-cell table:style-name="ce9" office:value-type="float" office:value="0.882816303837304" calcext:value-type="float">
            <text:p>0.8828</text:p>
          </table:table-cell>
          <table:table-cell table:style-name="ce9" office:value-type="float" office:value="0.885570989393783" calcext:value-type="float">
            <text:p>0.8856</text:p>
          </table:table-cell>
          <table:table-cell table:style-name="ce9" office:value-type="float" office:value="0.892094295209304" calcext:value-type="float">
            <text:p>0.892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5" office:value-type="string" calcext:value-type="string">
            <text:p>VSD-SMS-EMOA</text:p>
          </table:table-cell>
          <table:table-cell table:style-name="ce7" office:value-type="float" office:value="0.908024935008517" calcext:value-type="float">
            <text:p>0.9080</text:p>
          </table:table-cell>
          <table:table-cell table:style-name="ce7" office:value-type="float" office:value="0.903910967305483" calcext:value-type="float">
            <text:p>0.9039</text:p>
          </table:table-cell>
          <table:table-cell table:style-name="ce7" office:value-type="float" office:value="0.910595163078414" calcext:value-type="float">
            <text:p>0.9106</text:p>
          </table:table-cell>
          <table:table-cell table:style-name="ce7" office:value-type="float" office:value="0.895349940316896" calcext:value-type="float">
            <text:p>0.8953</text:p>
          </table:table-cell>
          <table:table-cell table:style-name="ce7" office:value-type="float" office:value="0.898382786914" calcext:value-type="float">
            <text:p>0.8984</text:p>
          </table:table-cell>
          <table:table-cell table:style-name="Default"/>
          <table:table-cell table:style-name="ce5" office:value-type="string" calcext:value-type="string">
            <text:p>VSD-SMS-EMOA</text:p>
          </table:table-cell>
          <table:table-cell table:style-name="ce9" office:value-type="float" office:value="0.912319105777087" calcext:value-type="float">
            <text:p>0.9123</text:p>
          </table:table-cell>
          <table:table-cell table:style-name="ce9" office:value-type="float" office:value="0.905026727974478" calcext:value-type="float">
            <text:p>0.9050</text:p>
          </table:table-cell>
          <table:table-cell table:style-name="ce9" office:value-type="float" office:value="0.89939637009213" calcext:value-type="float">
            <text:p>0.8994</text:p>
          </table:table-cell>
          <table:table-cell table:style-name="ce9" office:value-type="float" office:value="0.897371825415478" calcext:value-type="float">
            <text:p>0.8974</text:p>
          </table:table-cell>
          <table:table-cell table:style-name="ce9" office:value-type="float" office:value="0.899127955959696" calcext:value-type="float">
            <text:p>0.8991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5" office:value-type="string" calcext:value-type="string">
            <text:p>R2-EMOA</text:p>
          </table:table-cell>
          <table:table-cell table:style-name="ce7" office:value-type="float" office:value="0.836434467214324" calcext:value-type="float">
            <text:p>0.8364</text:p>
          </table:table-cell>
          <table:table-cell table:style-name="ce7" office:value-type="float" office:value="0.845838342832301" calcext:value-type="float">
            <text:p>0.8458</text:p>
          </table:table-cell>
          <table:table-cell table:style-name="ce7" office:value-type="float" office:value="0.83807743959045" calcext:value-type="float">
            <text:p>0.8381</text:p>
          </table:table-cell>
          <table:table-cell table:style-name="ce7" office:value-type="float" office:value="0.843530722058766" calcext:value-type="float">
            <text:p>0.8435</text:p>
          </table:table-cell>
          <table:table-cell table:style-name="ce7" office:value-type="float" office:value="0.845939198198895" calcext:value-type="float">
            <text:p>0.8459</text:p>
          </table:table-cell>
          <table:table-cell table:style-name="Default"/>
          <table:table-cell table:style-name="ce5" office:value-type="string" calcext:value-type="string">
            <text:p>R2-EMOA</text:p>
          </table:table-cell>
          <table:table-cell table:style-name="ce9" office:value-type="float" office:value="0.848582918064458" calcext:value-type="float">
            <text:p>0.8486</text:p>
          </table:table-cell>
          <table:table-cell table:style-name="ce9" office:value-type="float" office:value="0.848643875226598" calcext:value-type="float">
            <text:p>0.8486</text:p>
          </table:table-cell>
          <table:table-cell table:style-name="ce9" office:value-type="float" office:value="0.842066770270185" calcext:value-type="float">
            <text:p>0.8421</text:p>
          </table:table-cell>
          <table:table-cell table:style-name="ce9" office:value-type="float" office:value="0.842320223477867" calcext:value-type="float">
            <text:p>0.8423</text:p>
          </table:table-cell>
          <table:table-cell table:style-name="ce9" office:value-type="float" office:value="0.839802843252997" calcext:value-type="float">
            <text:p>0.8398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ce5" office:value-type="string" calcext:value-type="string">
            <text:p>VSD-R2-EMOA</text:p>
          </table:table-cell>
          <table:table-cell table:style-name="ce7" office:value-type="float" office:value="0.921047130221414" calcext:value-type="float">
            <text:p>0.9210</text:p>
          </table:table-cell>
          <table:table-cell table:style-name="ce7" office:value-type="float" office:value="0.911567793335138" calcext:value-type="float">
            <text:p>0.9116</text:p>
          </table:table-cell>
          <table:table-cell table:style-name="ce7" office:value-type="float" office:value="0.913183322152896" calcext:value-type="float">
            <text:p>0.9132</text:p>
          </table:table-cell>
          <table:table-cell table:style-name="ce7" office:value-type="float" office:value="0.907494851423724" calcext:value-type="float">
            <text:p>0.9075</text:p>
          </table:table-cell>
          <table:table-cell table:style-name="ce7" office:value-type="float" office:value="0.894670418603724" calcext:value-type="float">
            <text:p>0.8947</text:p>
          </table:table-cell>
          <table:table-cell table:style-name="Default"/>
          <table:table-cell table:style-name="ce5" office:value-type="string" calcext:value-type="string">
            <text:p>VSD-R2-EMOA</text:p>
          </table:table-cell>
          <table:table-cell table:style-name="ce9" office:value-type="float" office:value="0.927210258814739" calcext:value-type="float">
            <text:p>0.9272</text:p>
          </table:table-cell>
          <table:table-cell table:style-name="ce9" office:value-type="float" office:value="0.917818901093478" calcext:value-type="float">
            <text:p>0.9178</text:p>
          </table:table-cell>
          <table:table-cell table:style-name="ce9" office:value-type="float" office:value="0.922544977523739" calcext:value-type="float">
            <text:p>0.9225</text:p>
          </table:table-cell>
          <table:table-cell table:style-name="ce9" office:value-type="float" office:value="0.905992895218957" calcext:value-type="float">
            <text:p>0.9060</text:p>
          </table:table-cell>
          <table:table-cell table:style-name="ce9" office:value-type="float" office:value="0.891693131422652" calcext:value-type="float">
            <text:p>0.8917</text:p>
          </table:table-cell>
          <table:table-cell table:style-name="Default" table:number-columns-repeated="14"/>
          <table:table-cell table:number-columns-repeated="2"/>
        </table:table-row>
      </table:table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MB1_2</text:p>
          </table:table-cell>
          <table:table-cell office:value-type="float" office:value="0.783837347834" calcext:value-type="float">
            <text:p>0.783837347834</text:p>
          </table:table-cell>
          <table:table-cell office:value-type="float" office:value="0.780552473842" calcext:value-type="float">
            <text:p>0.780552473842</text:p>
          </table:table-cell>
          <table:table-cell office:value-type="float" office:value="0.781535358806" calcext:value-type="float">
            <text:p>0.781535358806</text:p>
          </table:table-cell>
          <table:table-cell office:value-type="float" office:value="0.772306988579" calcext:value-type="float">
            <text:p>0.772306988579</text:p>
          </table:table-cell>
          <table:table-cell office:value-type="float" office:value="0.780500924216" calcext:value-type="float">
            <text:p>0.780500924216</text:p>
          </table:table-cell>
          <table:table-cell table:number-columns-repeated="2"/>
          <table:table-cell office:value-type="string" calcext:value-type="string">
            <text:p>IMB1_2</text:p>
          </table:table-cell>
          <table:table-cell office:value-type="float" office:value="0.793910110505" calcext:value-type="float">
            <text:p>0.793910110505</text:p>
          </table:table-cell>
          <table:table-cell office:value-type="float" office:value="0.803061794989" calcext:value-type="float">
            <text:p>0.803061794989</text:p>
          </table:table-cell>
          <table:table-cell office:value-type="float" office:value="0.827509947799" calcext:value-type="float">
            <text:p>0.827509947799</text:p>
          </table:table-cell>
          <table:table-cell office:value-type="float" office:value="0.823415694897" calcext:value-type="float">
            <text:p>0.823415694897</text:p>
          </table:table-cell>
          <table:table-cell office:value-type="float" office:value="0.808599548576" calcext:value-type="float">
            <text:p>0.808599548576</text:p>
          </table:table-cell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42747701959" calcext:value-type="float">
            <text:p>0.742747701959</text:p>
          </table:table-cell>
          <table:table-cell office:value-type="float" office:value="0.716187292424" calcext:value-type="float">
            <text:p>0.716187292424</text:p>
          </table:table-cell>
          <table:table-cell office:value-type="float" office:value="0.711629882042" calcext:value-type="float">
            <text:p>0.711629882042</text:p>
          </table:table-cell>
          <table:table-cell office:value-type="float" office:value="0.713383646911" calcext:value-type="float">
            <text:p>0.713383646911</text:p>
          </table:table-cell>
          <table:table-cell office:value-type="float" office:value="0.730199008016" calcext:value-type="float">
            <text:p>0.730199008016</text:p>
          </table:table-cell>
          <table:table-cell table:number-columns-repeated="2"/>
          <table:table-cell office:value-type="string" calcext:value-type="string">
            <text:p>IMB2_2</text:p>
          </table:table-cell>
          <table:table-cell office:value-type="float" office:value="0.714333095908" calcext:value-type="float">
            <text:p>0.714333095908</text:p>
          </table:table-cell>
          <table:table-cell office:value-type="float" office:value="0.712100170087" calcext:value-type="float">
            <text:p>0.712100170087</text:p>
          </table:table-cell>
          <table:table-cell office:value-type="float" office:value="0.716770697761" calcext:value-type="float">
            <text:p>0.716770697761</text:p>
          </table:table-cell>
          <table:table-cell office:value-type="float" office:value="0.718599562011" calcext:value-type="float">
            <text:p>0.718599562011</text:p>
          </table:table-cell>
          <table:table-cell office:value-type="float" office:value="0.726453651907" calcext:value-type="float">
            <text:p>0.726453651907</text:p>
          </table:table-cell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569589835098" calcext:value-type="float">
            <text:p>0.569589835098</text:p>
          </table:table-cell>
          <table:table-cell office:value-type="float" office:value="0.559988997685" calcext:value-type="float">
            <text:p>0.559988997685</text:p>
          </table:table-cell>
          <table:table-cell office:value-type="float" office:value="0.529998355735" calcext:value-type="float">
            <text:p>0.529998355735</text:p>
          </table:table-cell>
          <table:table-cell office:value-type="float" office:value="0.514408342653" calcext:value-type="float">
            <text:p>0.514408342653</text:p>
          </table:table-cell>
          <table:table-cell office:value-type="float" office:value="0.508511807805" calcext:value-type="float">
            <text:p>0.508511807805</text:p>
          </table:table-cell>
          <table:table-cell table:number-columns-repeated="2"/>
          <table:table-cell office:value-type="string" calcext:value-type="string">
            <text:p>IMB3_2</text:p>
          </table:table-cell>
          <table:table-cell office:value-type="float" office:value="0.392888795938" calcext:value-type="float">
            <text:p>0.392888795938</text:p>
          </table:table-cell>
          <table:table-cell office:value-type="float" office:value="0.450121650175" calcext:value-type="float">
            <text:p>0.450121650175</text:p>
          </table:table-cell>
          <table:table-cell office:value-type="float" office:value="0.395901765248" calcext:value-type="float">
            <text:p>0.395901765248</text:p>
          </table:table-cell>
          <table:table-cell office:value-type="float" office:value="0.433033142793" calcext:value-type="float">
            <text:p>0.433033142793</text:p>
          </table:table-cell>
          <table:table-cell office:value-type="float" office:value="0.42500730832" calcext:value-type="float">
            <text:p>0.42500730832</text:p>
          </table:table-cell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66335766996" calcext:value-type="float">
            <text:p>0.966335766996</text:p>
          </table:table-cell>
          <table:table-cell office:value-type="float" office:value="0.967816953272" calcext:value-type="float">
            <text:p>0.967816953272</text:p>
          </table:table-cell>
          <table:table-cell office:value-type="float" office:value="0.96656406295" calcext:value-type="float">
            <text:p>0.96656406295</text:p>
          </table:table-cell>
          <table:table-cell office:value-type="float" office:value="0.967405849582" calcext:value-type="float">
            <text:p>0.967405849582</text:p>
          </table:table-cell>
          <table:table-cell office:value-type="float" office:value="0.964281576114" calcext:value-type="float">
            <text:p>0.964281576114</text:p>
          </table:table-cell>
          <table:table-cell table:number-columns-repeated="2"/>
          <table:table-cell office:value-type="string" calcext:value-type="string">
            <text:p>IMB7_2</text:p>
          </table:table-cell>
          <table:table-cell office:value-type="float" office:value="0.701967361583" calcext:value-type="float">
            <text:p>0.701967361583</text:p>
          </table:table-cell>
          <table:table-cell office:value-type="float" office:value="0.708277797208" calcext:value-type="float">
            <text:p>0.708277797208</text:p>
          </table:table-cell>
          <table:table-cell office:value-type="float" office:value="0.734154399295" calcext:value-type="float">
            <text:p>0.734154399295</text:p>
          </table:table-cell>
          <table:table-cell office:value-type="float" office:value="0.702920838226" calcext:value-type="float">
            <text:p>0.702920838226</text:p>
          </table:table-cell>
          <table:table-cell office:value-type="float" office:value="0.745344965993" calcext:value-type="float">
            <text:p>0.745344965993</text:p>
          </table:table-cell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9403971574" calcext:value-type="float">
            <text:p>0.939403971574</text:p>
          </table:table-cell>
          <table:table-cell office:value-type="float" office:value="0.940581346512" calcext:value-type="float">
            <text:p>0.940581346512</text:p>
          </table:table-cell>
          <table:table-cell office:value-type="float" office:value="0.939919005974" calcext:value-type="float">
            <text:p>0.939919005974</text:p>
          </table:table-cell>
          <table:table-cell office:value-type="float" office:value="0.938141753036" calcext:value-type="float">
            <text:p>0.938141753036</text:p>
          </table:table-cell>
          <table:table-cell office:value-type="float" office:value="0.93469266523" calcext:value-type="float">
            <text:p>0.93469266523</text:p>
          </table:table-cell>
          <table:table-cell table:number-columns-repeated="2"/>
          <table:table-cell office:value-type="string" calcext:value-type="string">
            <text:p>IMB8_2</text:p>
          </table:table-cell>
          <table:table-cell office:value-type="float" office:value="0.443601293439" calcext:value-type="float">
            <text:p>0.443601293439</text:p>
          </table:table-cell>
          <table:table-cell office:value-type="float" office:value="0.50903275068" calcext:value-type="float">
            <text:p>0.50903275068</text:p>
          </table:table-cell>
          <table:table-cell office:value-type="float" office:value="0.499428041568" calcext:value-type="float">
            <text:p>0.499428041568</text:p>
          </table:table-cell>
          <table:table-cell office:value-type="float" office:value="0.502002758523" calcext:value-type="float">
            <text:p>0.502002758523</text:p>
          </table:table-cell>
          <table:table-cell office:value-type="float" office:value="0.543594548075" calcext:value-type="float">
            <text:p>0.543594548075</text:p>
          </table:table-cell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446729544" calcext:value-type="float">
            <text:p>0.90446729544</text:p>
          </table:table-cell>
          <table:table-cell office:value-type="float" office:value="0.903915190203" calcext:value-type="float">
            <text:p>0.903915190203</text:p>
          </table:table-cell>
          <table:table-cell office:value-type="float" office:value="0.902479153556" calcext:value-type="float">
            <text:p>0.902479153556</text:p>
          </table:table-cell>
          <table:table-cell office:value-type="float" office:value="0.903467388511" calcext:value-type="float">
            <text:p>0.903467388511</text:p>
          </table:table-cell>
          <table:table-cell office:value-type="float" office:value="0.902458727207" calcext:value-type="float">
            <text:p>0.902458727207</text:p>
          </table:table-cell>
          <table:table-cell table:number-columns-repeated="2"/>
          <table:table-cell office:value-type="string" calcext:value-type="string">
            <text:p>IMB9_2</text:p>
          </table:table-cell>
          <table:table-cell office:value-type="float" office:value="0.538548796542" calcext:value-type="float">
            <text:p>0.538548796542</text:p>
          </table:table-cell>
          <table:table-cell office:value-type="float" office:value="0.518602364461" calcext:value-type="float">
            <text:p>0.518602364461</text:p>
          </table:table-cell>
          <table:table-cell office:value-type="float" office:value="0.476473744616" calcext:value-type="float">
            <text:p>0.476473744616</text:p>
          </table:table-cell>
          <table:table-cell office:value-type="float" office:value="0.496496175019" calcext:value-type="float">
            <text:p>0.496496175019</text:p>
          </table:table-cell>
          <table:table-cell office:value-type="float" office:value="0.498330555508" calcext:value-type="float">
            <text:p>0.498330555508</text:p>
          </table:table-cell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89103956095" calcext:value-type="float">
            <text:p>0.889103956095</text:p>
          </table:table-cell>
          <table:table-cell office:value-type="float" office:value="0.887395106181" calcext:value-type="float">
            <text:p>0.887395106181</text:p>
          </table:table-cell>
          <table:table-cell office:value-type="float" office:value="0.884206146668" calcext:value-type="float">
            <text:p>0.884206146668</text:p>
          </table:table-cell>
          <table:table-cell office:value-type="float" office:value="0.884189904343" calcext:value-type="float">
            <text:p>0.884189904343</text:p>
          </table:table-cell>
          <table:table-cell office:value-type="float" office:value="0.877178505758" calcext:value-type="float">
            <text:p>0.877178505758</text:p>
          </table:table-cell>
          <table:table-cell table:number-columns-repeated="2"/>
          <table:table-cell office:value-type="string" calcext:value-type="string">
            <text:p>IMB4_3</text:p>
          </table:table-cell>
          <table:table-cell office:value-type="float" office:value="0.885963463068" calcext:value-type="float">
            <text:p>0.885963463068</text:p>
          </table:table-cell>
          <table:table-cell office:value-type="float" office:value="0.888209705028" calcext:value-type="float">
            <text:p>0.888209705028</text:p>
          </table:table-cell>
          <table:table-cell office:value-type="float" office:value="0.884141451076" calcext:value-type="float">
            <text:p>0.884141451076</text:p>
          </table:table-cell>
          <table:table-cell office:value-type="float" office:value="0.882894339194" calcext:value-type="float">
            <text:p>0.882894339194</text:p>
          </table:table-cell>
          <table:table-cell office:value-type="float" office:value="0.878951738998" calcext:value-type="float">
            <text:p>0.878951738998</text:p>
          </table:table-cell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3914662998" calcext:value-type="float">
            <text:p>0.893914662998</text:p>
          </table:table-cell>
          <table:table-cell office:value-type="float" office:value="0.893868716218" calcext:value-type="float">
            <text:p>0.893868716218</text:p>
          </table:table-cell>
          <table:table-cell office:value-type="float" office:value="0.89387415149" calcext:value-type="float">
            <text:p>0.89387415149</text:p>
          </table:table-cell>
          <table:table-cell office:value-type="float" office:value="0.893880962232" calcext:value-type="float">
            <text:p>0.893880962232</text:p>
          </table:table-cell>
          <table:table-cell office:value-type="float" office:value="0.893873288412" calcext:value-type="float">
            <text:p>0.893873288412</text:p>
          </table:table-cell>
          <table:table-cell table:number-columns-repeated="2"/>
          <table:table-cell office:value-type="string" calcext:value-type="string">
            <text:p>IMB5_3</text:p>
          </table:table-cell>
          <table:table-cell office:value-type="float" office:value="0.401492665356" calcext:value-type="float">
            <text:p>0.401492665356</text:p>
          </table:table-cell>
          <table:table-cell office:value-type="float" office:value="0.466561868068" calcext:value-type="float">
            <text:p>0.466561868068</text:p>
          </table:table-cell>
          <table:table-cell office:value-type="float" office:value="0.319451061682" calcext:value-type="float">
            <text:p>0.319451061682</text:p>
          </table:table-cell>
          <table:table-cell office:value-type="float" office:value="0.547152532177" calcext:value-type="float">
            <text:p>0.547152532177</text:p>
          </table:table-cell>
          <table:table-cell office:value-type="float" office:value="0.593920708617" calcext:value-type="float">
            <text:p>0.593920708617</text:p>
          </table:table-cell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5530951183" calcext:value-type="float">
            <text:p>0.955530951183</text:p>
          </table:table-cell>
          <table:table-cell office:value-type="float" office:value="0.955524867021" calcext:value-type="float">
            <text:p>0.955524867021</text:p>
          </table:table-cell>
          <table:table-cell office:value-type="float" office:value="0.955513977652" calcext:value-type="float">
            <text:p>0.955513977652</text:p>
          </table:table-cell>
          <table:table-cell office:value-type="float" office:value="0.955510209194" calcext:value-type="float">
            <text:p>0.955510209194</text:p>
          </table:table-cell>
          <table:table-cell office:value-type="float" office:value="0.955515733038" calcext:value-type="float">
            <text:p>0.955515733038</text:p>
          </table:table-cell>
          <table:table-cell table:number-columns-repeated="2"/>
          <table:table-cell office:value-type="string" calcext:value-type="string">
            <text:p>IMB6_3</text:p>
          </table:table-cell>
          <table:table-cell office:value-type="float" office:value="0.955543077743" calcext:value-type="float">
            <text:p>0.955543077743</text:p>
          </table:table-cell>
          <table:table-cell office:value-type="float" office:value="0.955537833412" calcext:value-type="float">
            <text:p>0.955537833412</text:p>
          </table:table-cell>
          <table:table-cell office:value-type="float" office:value="0.955531028003" calcext:value-type="float">
            <text:p>0.955531028003</text:p>
          </table:table-cell>
          <table:table-cell office:value-type="float" office:value="0.955485198408" calcext:value-type="float">
            <text:p>0.955485198408</text:p>
          </table:table-cell>
          <table:table-cell office:value-type="float" office:value="0.95550821597" calcext:value-type="float">
            <text:p>0.95550821597</text:p>
          </table:table-cell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912089280724" calcext:value-type="float">
            <text:p>0.912089280724</text:p>
          </table:table-cell>
          <table:table-cell office:value-type="float" office:value="0.909774271001" calcext:value-type="float">
            <text:p>0.909774271001</text:p>
          </table:table-cell>
          <table:table-cell office:value-type="float" office:value="0.907088446197" calcext:value-type="float">
            <text:p>0.907088446197</text:p>
          </table:table-cell>
          <table:table-cell office:value-type="float" office:value="0.8985437946" calcext:value-type="float">
            <text:p>0.8985437946</text:p>
          </table:table-cell>
          <table:table-cell office:value-type="float" office:value="0.866402443374" calcext:value-type="float">
            <text:p>0.866402443374</text:p>
          </table:table-cell>
          <table:table-cell table:number-columns-repeated="2"/>
          <table:table-cell office:value-type="string" calcext:value-type="string">
            <text:p>IMB10_3</text:p>
          </table:table-cell>
          <table:table-cell office:value-type="float" office:value="0.448729133127" calcext:value-type="float">
            <text:p>0.448729133127</text:p>
          </table:table-cell>
          <table:table-cell office:value-type="float" office:value="0.466170681879" calcext:value-type="float">
            <text:p>0.466170681879</text:p>
          </table:table-cell>
          <table:table-cell office:value-type="float" office:value="0.455773771128" calcext:value-type="float">
            <text:p>0.455773771128</text:p>
          </table:table-cell>
          <table:table-cell office:value-type="float" office:value="0.463918956117" calcext:value-type="float">
            <text:p>0.463918956117</text:p>
          </table:table-cell>
          <table:table-cell office:value-type="float" office:value="0.477337744967" calcext:value-type="float">
            <text:p>0.477337744967</text:p>
          </table:table-cell>
        </table:table-row>
        <table:table-row table:style-name="ro1">
          <table:table-cell/>
          <table:table-cell table:formula="of:=AVERAGE([.B1:.B10])" office:value-type="float" office:value="0.8557020769901" calcext:value-type="float">
            <text:p>0.8557020769901</text:p>
          </table:table-cell>
          <table:table-cell table:formula="of:=AVERAGE([.C1:.C10])" office:value-type="float" office:value="0.8515605214359" calcext:value-type="float">
            <text:p>0.8515605214359</text:p>
          </table:table-cell>
          <table:table-cell table:formula="of:=AVERAGE([.D1:.D10])" office:value-type="float" office:value="0.847280854107" calcext:value-type="float">
            <text:p>0.847280854107</text:p>
          </table:table-cell>
          <table:table-cell table:formula="of:=AVERAGE([.E1:.E10])" office:value-type="float" office:value="0.8441238839641" calcext:value-type="float">
            <text:p>0.8441238839641</text:p>
          </table:table-cell>
          <table:table-cell table:formula="of:=AVERAGE([.F1:.F10])" office:value-type="float" office:value="0.841361467917" calcext:value-type="float">
            <text:p>0.841361467917</text:p>
          </table:table-cell>
          <table:table-cell table:number-columns-repeated="3"/>
          <table:table-cell table:formula="of:=AVERAGE([.J1:.J10])" office:value-type="float" office:value="0.6276977793209" calcext:value-type="float">
            <text:p>0.6276977793209</text:p>
          </table:table-cell>
          <table:table-cell table:formula="of:=AVERAGE([.K1:.K10])" office:value-type="float" office:value="0.6477676615987" calcext:value-type="float">
            <text:p>0.6477676615987</text:p>
          </table:table-cell>
          <table:table-cell table:formula="of:=AVERAGE([.L1:.L10])" office:value-type="float" office:value="0.6265135908176" calcext:value-type="float">
            <text:p>0.6265135908176</text:p>
          </table:table-cell>
          <table:table-cell table:formula="of:=AVERAGE([.M1:.M10])" office:value-type="float" office:value="0.6525919197365" calcext:value-type="float">
            <text:p>0.6525919197365</text:p>
          </table:table-cell>
          <table:table-cell table:formula="of:=AVERAGE([.N1:.N10])" office:value-type="float" office:value="0.6653048986931" calcext:value-type="float">
            <text:p>0.665304898693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MSEMOA</text:p>
          </table:table-cell>
          <table:table-cell table:number-columns-repeated="5"/>
          <table:table-cell office:value-type="string" calcext:value-type="string">
            <text:p>IMB1_2</text:p>
          </table:table-cell>
          <table:table-cell office:value-type="float" office:value="0.901540129019" calcext:value-type="float">
            <text:p>0.901540129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1_2</text:p>
          </table:table-cell>
          <table:table-cell office:value-type="float" office:value="0.904459417901" calcext:value-type="float">
            <text:p>0.904459417901</text:p>
          </table:table-cell>
          <table:table-cell office:value-type="float" office:value="0.902290442123" calcext:value-type="float">
            <text:p>0.902290442123</text:p>
          </table:table-cell>
          <table:table-cell office:value-type="float" office:value="0.889647464954" calcext:value-type="float">
            <text:p>0.889647464954</text:p>
          </table:table-cell>
          <table:table-cell office:value-type="float" office:value="0.905688016065" calcext:value-type="float">
            <text:p>0.905688016065</text:p>
          </table:table-cell>
          <table:table-cell office:value-type="float" office:value="0.914401686072" calcext:value-type="float">
            <text:p>0.914401686072</text:p>
          </table:table-cell>
          <table:table-cell table:number-columns-repeated="2"/>
          <table:table-cell office:value-type="string" calcext:value-type="string">
            <text:p>IMB2_2</text:p>
          </table:table-cell>
          <table:table-cell office:value-type="float" office:value="0.816032304274" calcext:value-type="float">
            <text:p>0.816032304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2_2</text:p>
          </table:table-cell>
          <table:table-cell office:value-type="float" office:value="0.746269727529" calcext:value-type="float">
            <text:p>0.746269727529</text:p>
          </table:table-cell>
          <table:table-cell office:value-type="float" office:value="0.768126665374" calcext:value-type="float">
            <text:p>0.768126665374</text:p>
          </table:table-cell>
          <table:table-cell office:value-type="float" office:value="0.718119721471" calcext:value-type="float">
            <text:p>0.718119721471</text:p>
          </table:table-cell>
          <table:table-cell office:value-type="float" office:value="0.828349763337" calcext:value-type="float">
            <text:p>0.828349763337</text:p>
          </table:table-cell>
          <table:table-cell office:value-type="float" office:value="0.771906246407" calcext:value-type="float">
            <text:p>0.771906246407</text:p>
          </table:table-cell>
          <table:table-cell table:number-columns-repeated="2"/>
          <table:table-cell office:value-type="string" calcext:value-type="string">
            <text:p>IMB3_2</text:p>
          </table:table-cell>
          <table:table-cell office:value-type="float" office:value="0.652715515969" calcext:value-type="float">
            <text:p>0.652715515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3_2</text:p>
          </table:table-cell>
          <table:table-cell office:value-type="float" office:value="0.585899816325" calcext:value-type="float">
            <text:p>0.585899816325</text:p>
          </table:table-cell>
          <table:table-cell office:value-type="float" office:value="0.473891389035" calcext:value-type="float">
            <text:p>0.473891389035</text:p>
          </table:table-cell>
          <table:table-cell office:value-type="float" office:value="0.585900006472" calcext:value-type="float">
            <text:p>0.585900006472</text:p>
          </table:table-cell>
          <table:table-cell office:value-type="float" office:value="0.58589990807" calcext:value-type="float">
            <text:p>0.58589990807</text:p>
          </table:table-cell>
          <table:table-cell office:value-type="float" office:value="0.664488727146" calcext:value-type="float">
            <text:p>0.664488727146</text:p>
          </table:table-cell>
          <table:table-cell table:number-columns-repeated="2"/>
          <table:table-cell office:value-type="string" calcext:value-type="string">
            <text:p>IMB7_2</text:p>
          </table:table-cell>
          <table:table-cell office:value-type="float" office:value="0.982671291005" calcext:value-type="float">
            <text:p>0.982671291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7_2</text:p>
          </table:table-cell>
          <table:table-cell office:value-type="float" office:value="0.963693944196" calcext:value-type="float">
            <text:p>0.963693944196</text:p>
          </table:table-cell>
          <table:table-cell office:value-type="float" office:value="0.963701380673" calcext:value-type="float">
            <text:p>0.963701380673</text:p>
          </table:table-cell>
          <table:table-cell office:value-type="float" office:value="0.963698449075" calcext:value-type="float">
            <text:p>0.963698449075</text:p>
          </table:table-cell>
          <table:table-cell office:value-type="float" office:value="0.963725224702" calcext:value-type="float">
            <text:p>0.963725224702</text:p>
          </table:table-cell>
          <table:table-cell office:value-type="float" office:value="0.963674821335" calcext:value-type="float">
            <text:p>0.963674821335</text:p>
          </table:table-cell>
          <table:table-cell table:number-columns-repeated="2"/>
          <table:table-cell office:value-type="string" calcext:value-type="string">
            <text:p>IMB8_2</text:p>
          </table:table-cell>
          <table:table-cell office:value-type="float" office:value="0.966998524468" calcext:value-type="float">
            <text:p>0.9669985244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8_2</text:p>
          </table:table-cell>
          <table:table-cell office:value-type="float" office:value="0.932927779296" calcext:value-type="float">
            <text:p>0.932927779296</text:p>
          </table:table-cell>
          <table:table-cell office:value-type="float" office:value="0.932913146742" calcext:value-type="float">
            <text:p>0.932913146742</text:p>
          </table:table-cell>
          <table:table-cell office:value-type="float" office:value="0.932959457343" calcext:value-type="float">
            <text:p>0.932959457343</text:p>
          </table:table-cell>
          <table:table-cell office:value-type="float" office:value="0.933008297724" calcext:value-type="float">
            <text:p>0.933008297724</text:p>
          </table:table-cell>
          <table:table-cell office:value-type="float" office:value="0.932956401139" calcext:value-type="float">
            <text:p>0.932956401139</text:p>
          </table:table-cell>
          <table:table-cell table:number-columns-repeated="2"/>
          <table:table-cell office:value-type="string" calcext:value-type="string">
            <text:p>IMB9_2</text:p>
          </table:table-cell>
          <table:table-cell office:value-type="float" office:value="0.905033893352" calcext:value-type="float">
            <text:p>0.905033893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9_2</text:p>
          </table:table-cell>
          <table:table-cell office:value-type="float" office:value="0.901926483157" calcext:value-type="float">
            <text:p>0.901926483157</text:p>
          </table:table-cell>
          <table:table-cell office:value-type="float" office:value="0.901989274005" calcext:value-type="float">
            <text:p>0.901989274005</text:p>
          </table:table-cell>
          <table:table-cell office:value-type="float" office:value="0.901954581436" calcext:value-type="float">
            <text:p>0.901954581436</text:p>
          </table:table-cell>
          <table:table-cell office:value-type="float" office:value="0.902197928673" calcext:value-type="float">
            <text:p>0.902197928673</text:p>
          </table:table-cell>
          <table:table-cell office:value-type="float" office:value="0.901981608347" calcext:value-type="float">
            <text:p>0.901981608347</text:p>
          </table:table-cell>
          <table:table-cell table:number-columns-repeated="2"/>
          <table:table-cell office:value-type="string" calcext:value-type="string">
            <text:p>IMB4_3</text:p>
          </table:table-cell>
          <table:table-cell office:value-type="float" office:value="0.893905556857" calcext:value-type="float">
            <text:p>0.893905556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4_3</text:p>
          </table:table-cell>
          <table:table-cell office:value-type="float" office:value="0.89275791625" calcext:value-type="float">
            <text:p>0.89275791625</text:p>
          </table:table-cell>
          <table:table-cell office:value-type="float" office:value="0.894151501037" calcext:value-type="float">
            <text:p>0.894151501037</text:p>
          </table:table-cell>
          <table:table-cell office:value-type="float" office:value="0.893570598752" calcext:value-type="float">
            <text:p>0.893570598752</text:p>
          </table:table-cell>
          <table:table-cell office:value-type="float" office:value="0.899747601413" calcext:value-type="float">
            <text:p>0.899747601413</text:p>
          </table:table-cell>
          <table:table-cell office:value-type="float" office:value="0.901405471892" calcext:value-type="float">
            <text:p>0.901405471892</text:p>
          </table:table-cell>
          <table:table-cell table:number-columns-repeated="2"/>
          <table:table-cell office:value-type="string" calcext:value-type="string">
            <text:p>IMB5_3</text:p>
          </table:table-cell>
          <table:table-cell office:value-type="float" office:value="0.892183374462" calcext:value-type="float">
            <text:p>0.892183374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5_3</text:p>
          </table:table-cell>
          <table:table-cell office:value-type="float" office:value="0.896858022836" calcext:value-type="float">
            <text:p>0.896858022836</text:p>
          </table:table-cell>
          <table:table-cell office:value-type="float" office:value="0.89678895118" calcext:value-type="float">
            <text:p>0.89678895118</text:p>
          </table:table-cell>
          <table:table-cell office:value-type="float" office:value="0.896803501942" calcext:value-type="float">
            <text:p>0.896803501942</text:p>
          </table:table-cell>
          <table:table-cell office:value-type="float" office:value="0.896784563589" calcext:value-type="float">
            <text:p>0.896784563589</text:p>
          </table:table-cell>
          <table:table-cell office:value-type="float" office:value="0.896838814697" calcext:value-type="float">
            <text:p>0.896838814697</text:p>
          </table:table-cell>
          <table:table-cell table:number-columns-repeated="2"/>
          <table:table-cell office:value-type="string" calcext:value-type="string">
            <text:p>IMB6_3</text:p>
          </table:table-cell>
          <table:table-cell office:value-type="float" office:value="0.955631952584" calcext:value-type="float">
            <text:p>0.955631952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6_3</text:p>
          </table:table-cell>
          <table:table-cell office:value-type="float" office:value="0.957962965232" calcext:value-type="float">
            <text:p>0.957962965232</text:p>
          </table:table-cell>
          <table:table-cell office:value-type="float" office:value="0.956800188777" calcext:value-type="float">
            <text:p>0.956800188777</text:p>
          </table:table-cell>
          <table:table-cell office:value-type="float" office:value="0.957755119415" calcext:value-type="float">
            <text:p>0.957755119415</text:p>
          </table:table-cell>
          <table:table-cell office:value-type="float" office:value="0.958046590322" calcext:value-type="float">
            <text:p>0.958046590322</text:p>
          </table:table-cell>
          <table:table-cell office:value-type="float" office:value="0.959012841116" calcext:value-type="float">
            <text:p>0.959012841116</text:p>
          </table:table-cell>
          <table:table-cell table:number-columns-repeated="2"/>
          <table:table-cell office:value-type="string" calcext:value-type="string">
            <text:p>IMB10_3</text:p>
          </table:table-cell>
          <table:table-cell office:value-type="float" office:value="0.736139451787" calcext:value-type="float">
            <text:p>0.736139451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B10_3</text:p>
          </table:table-cell>
          <table:table-cell office:value-type="float" office:value="0.899496957895" calcext:value-type="float">
            <text:p>0.899496957895</text:p>
          </table:table-cell>
          <table:table-cell office:value-type="float" office:value="0.894990633331" calcext:value-type="float">
            <text:p>0.894990633331</text:p>
          </table:table-cell>
          <table:table-cell office:value-type="float" office:value="0.887814096747" calcext:value-type="float">
            <text:p>0.887814096747</text:p>
          </table:table-cell>
          <table:table-cell office:value-type="float" office:value="0.902511097928" calcext:value-type="float">
            <text:p>0.902511097928</text:p>
          </table:table-cell>
          <table:table-cell office:value-type="float" office:value="0.922930013835" calcext:value-type="float">
            <text:p>0.922930013835</text:p>
          </table:table-cell>
          <table:table-cell table:number-columns-repeated="3"/>
          <table:table-cell table:formula="of:=AVERAGE([.J15:.J24])" office:value-type="float" office:value="0.8702851993777" calcext:value-type="float">
            <text:p>0.8702851993777</text:p>
          </table:table-cell>
          <table:table-cell table:number-columns-repeated="4"/>
        </table:table-row>
        <table:table-row table:style-name="ro1">
          <table:table-cell/>
          <table:table-cell table:formula="of:=AVERAGE([.B16:.B25])" office:value-type="float" office:value="0.8682253030617" calcext:value-type="float">
            <text:p>0.8682253030617</text:p>
          </table:table-cell>
          <table:table-cell table:formula="of:=AVERAGE([.C16:.C25])" office:value-type="float" office:value="0.8585643572277" calcext:value-type="float">
            <text:p>0.8585643572277</text:p>
          </table:table-cell>
          <table:table-cell table:formula="of:=AVERAGE([.D16:.D25])" office:value-type="float" office:value="0.8628222997607" calcext:value-type="float">
            <text:p>0.8628222997607</text:p>
          </table:table-cell>
          <table:table-cell table:formula="of:=AVERAGE([.E16:.E25])" office:value-type="float" office:value="0.8775958991823" calcext:value-type="float">
            <text:p>0.8775958991823</text:p>
          </table:table-cell>
          <table:table-cell table:formula="of:=AVERAGE([.F16:.F25])" office:value-type="float" office:value="0.8829596631986" calcext:value-type="float">
            <text:p>0.882959663198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2:47:25.558075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0:01:41.281999927</meta:creation-date>
    <dc:date>2021-08-16T16:17:11.313947796</dc:date>
    <meta:editing-duration>PT7H4M13S</meta:editing-duration>
    <meta:editing-cycles>29</meta:editing-cycles>
    <meta:generator>LibreOffice/6.4.7.2$Linux_X86_64 LibreOffice_project/40$Build-2</meta:generator>
    <meta:document-statistic meta:table-count="2" meta:cell-count="1621" meta:object-count="0"/>
  </office:meta>
</office:document-meta>
</file>